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9D0000015E34831C08.jpg" manifest:media-type=""/>
  <manifest:file-entry manifest:full-path="Pictures/10000201000000580000001FED1EC3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courier" svg:font-family="courier, sans-serif"/>
    <style:font-face style:name="ＭＳ ゴシック3" svg:font-family="'ＭＳ ゴシック'" style:font-family-generic="modern"/>
    <style:font-face style:name="ＭＳ 明朝" svg:font-family="'ＭＳ 明朝', 'MS Mincho'" style:font-family-generic="roman"/>
    <style:font-face style:name="ＭＳ....." svg:font-family="ＭＳ....., ＭＳt..." style:font-family-generic="swiss"/>
    <style:font-face style:name="Courier New" svg:font-family="'Courier New'" style:font-family-generic="modern" style:font-pitch="fixed"/>
    <style:font-face style:name="IPAゴシック"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5"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1" svg:font-family="IPAゴシック" style:font-family-generic="modern" style:font-pitch="variable"/>
    <style:font-face style:name="Times New Roman1" svg:font-family="'Times New Roman'" style:font-family-generic="modern" style:font-pitch="variable"/>
    <style:font-face style:name="ＭＳ ゴシック4"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6cm" fo:margin-left="0.743cm" table:align="left" style:writing-mode="lr-tb"/>
    </style:style>
    <style:style style:name="表2.A" style:family="table-column">
      <style:table-column-properties style:column-width="1.499cm"/>
    </style:style>
    <style:style style:name="表2.B" style:family="table-column">
      <style:table-column-properties style:column-width="3.875cm"/>
    </style:style>
    <style:style style:name="表2.C" style:family="table-column">
      <style:table-column-properties style:column-width="10.885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ライセンス" style:family="table">
      <style:table-properties style:width="17cm" table:align="margins" fo:keep-with-next="always"/>
    </style:style>
    <style:style style:name="ライセンス.A" style:family="table-column">
      <style:table-column-properties style:column-width="17cm" style:rel-column-width="65535*"/>
    </style:style>
    <style:style style:name="ライセンス.1" style:family="table-row">
      <style:table-row-properties style:min-row-height="5.715cm"/>
    </style:style>
    <style:style style:name="ライセンス.A1" style:family="table-cell">
      <style:table-cell-properties fo:padding="0.097cm" fo:border="0.05pt solid #000000"/>
    </style:style>
    <style:style style:name="表58" style:family="table">
      <style:table-properties style:width="15.346cm" fo:margin-left="1.281cm" table:align="left"/>
    </style:style>
    <style:style style:name="表58.A" style:family="table-column">
      <style:table-column-properties style:column-width="1.111cm"/>
    </style:style>
    <style:style style:name="表58.B" style:family="table-column">
      <style:table-column-properties style:column-width="3.36cm"/>
    </style:style>
    <style:style style:name="表58.C" style:family="table-column">
      <style:table-column-properties style:column-width="10.874cm"/>
    </style:style>
    <style:style style:name="表58.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58.C1" style:family="table-cell">
      <style:table-cell-properties fo:background-color="#c0c0c0" fo:padding="0.097cm" fo:border="0.05pt solid #000000">
        <style:background-image/>
      </style:table-cell-properties>
    </style:style>
    <style:style style:name="表58.A2" style:family="table-cell">
      <style:table-cell-properties fo:padding="0.097cm" fo:border-left="0.05pt solid #000000" fo:border-right="none" fo:border-top="none" fo:border-bottom="0.05pt solid #000000"/>
    </style:style>
    <style:style style:name="表58.B2" style:family="table-cell">
      <style:table-cell-properties fo:padding="0.097cm" fo:border-left="0.05pt solid #000000" fo:border-right="none" fo:border-top="none" fo:border-bottom="0.05pt solid #000000"/>
    </style:style>
    <style:style style:name="表58.C2" style:family="table-cell">
      <style:table-cell-properties fo:padding="0.097cm" fo:border-left="0.05pt solid #000000" fo:border-right="0.05pt solid #000000" fo:border-top="none" fo:border-bottom="0.05pt solid #000000"/>
    </style:style>
    <style:style style:name="表58.A3" style:family="table-cell">
      <style:table-cell-properties fo:padding="0.097cm" fo:border-left="0.05pt solid #000000" fo:border-right="none" fo:border-top="none" fo:border-bottom="0.05pt solid #000000"/>
    </style:style>
    <style:style style:name="表58.B3" style:family="table-cell">
      <style:table-cell-properties fo:padding="0.097cm" fo:border-left="0.05pt solid #000000" fo:border-right="none" fo:border-top="none" fo:border-bottom="0.05pt solid #000000"/>
    </style:style>
    <style:style style:name="表58.C3" style:family="table-cell">
      <style:table-cell-properties fo:padding="0.097cm" fo:border-left="0.05pt solid #000000" fo:border-right="0.05pt solid #000000" fo:border-top="none" fo:border-bottom="0.05pt solid #000000"/>
    </style:style>
    <style:style style:name="表58.A4" style:family="table-cell">
      <style:table-cell-properties fo:padding="0.097cm" fo:border-left="0.05pt solid #000000" fo:border-right="none" fo:border-top="none" fo:border-bottom="0.05pt solid #000000"/>
    </style:style>
    <style:style style:name="表58.B4" style:family="table-cell">
      <style:table-cell-properties fo:padding="0.097cm" fo:border-left="0.05pt solid #000000" fo:border-right="none" fo:border-top="none" fo:border-bottom="0.05pt solid #000000"/>
    </style:style>
    <style:style style:name="表58.C4" style:family="table-cell">
      <style:table-cell-properties fo:padding="0.097cm" fo:border-left="0.05pt solid #000000" fo:border-right="0.05pt solid #000000" fo:border-top="none" fo:border-bottom="0.05pt solid #000000"/>
    </style:style>
    <style:style style:name="表4" style:family="table">
      <style:table-properties style:width="8.467cm" fo:margin-left="4.694cm" table:align="left"/>
    </style:style>
    <style:style style:name="表4.A" style:family="table-column">
      <style:table-column-properties style:column-width="4.207cm"/>
    </style:style>
    <style:style style:name="表4.B" style:family="table-column">
      <style:table-column-properties style:column-width="4.26cm"/>
    </style:style>
    <style:style style:name="表4.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4.B1" style:family="table-cell">
      <style:table-cell-properties fo:background-color="#cccccc" fo:padding="0.097cm" fo:border="0.05pt solid #000000">
        <style:background-image/>
      </style:table-cell-properties>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0.05pt solid #000000" fo:border-top="none" fo:border-bottom="0.05pt solid #000000"/>
    </style:style>
    <style:style style:name="表4.A3" style:family="table-cell">
      <style:table-cell-properties fo:padding="0.097cm" fo:border-left="0.05pt solid #000000" fo:border-right="none" fo:border-top="none" fo:border-bottom="0.05pt solid #000000"/>
    </style:style>
    <style:style style:name="表4.B3" style:family="table-cell">
      <style:table-cell-properties fo:padding="0.097cm" fo:border-left="0.05pt solid #000000" fo:border-right="0.05pt solid #000000" fo:border-top="none" fo:border-bottom="0.05pt solid #000000"/>
    </style:style>
    <style:style style:name="表4.A4" style:family="table-cell">
      <style:table-cell-properties fo:padding="0.097cm" fo:border-left="0.05pt solid #000000" fo:border-right="none" fo:border-top="none" fo:border-bottom="0.05pt solid #000000"/>
    </style:style>
    <style:style style:name="表4.B4" style:family="table-cell">
      <style:table-cell-properties fo:padding="0.097cm" fo:border-left="0.05pt solid #000000" fo:border-right="0.05pt solid #000000" fo:border-top="none" fo:border-bottom="0.05pt solid #000000"/>
    </style:style>
    <style:style style:name="表1" style:family="table">
      <style:table-properties style:width="15.743cm" fo:margin-left="1.281cm" table:align="left"/>
    </style:style>
    <style:style style:name="表1.A" style:family="table-column">
      <style:table-column-properties style:column-width="15.743cm"/>
    </style:style>
    <style:style style:name="表1.A1" style:family="table-cell">
      <style:table-cell-properties fo:padding="0.097cm" fo:border="0.05pt solid #000000"/>
    </style:style>
    <style:style style:name="表5" style:family="table">
      <style:table-properties style:width="15.716cm" fo:margin-left="1.307cm" table:align="left"/>
    </style:style>
    <style:style style:name="表5.A" style:family="table-column">
      <style:table-column-properties style:column-width="15.716cm"/>
    </style:style>
    <style:style style:name="表5.A1" style:family="table-cell">
      <style:table-cell-properties fo:padding="0.097cm" fo:border="0.05pt solid #000000"/>
    </style:style>
    <style:style style:name="表3" style:family="table">
      <style:table-properties style:width="15.716cm" fo:margin-left="1.307cm" table:align="left"/>
    </style:style>
    <style:style style:name="表3.A" style:family="table-column">
      <style:table-column-properties style:column-width="15.716cm"/>
    </style:style>
    <style:style style:name="表3.A1" style:family="table-cell">
      <style:table-cell-properties fo:padding="0.097cm" fo:border="0.05pt solid #000000"/>
    </style:style>
    <style:style style:name="表14" style:family="table">
      <style:table-properties style:width="15.716cm" fo:margin-left="1.307cm" table:align="left"/>
    </style:style>
    <style:style style:name="表14.A" style:family="table-column">
      <style:table-column-properties style:column-width="15.716cm"/>
    </style:style>
    <style:style style:name="表14.A1" style:family="table-cell">
      <style:table-cell-properties fo:padding="0.097cm" fo:border="0.05pt solid #000000"/>
    </style:style>
    <style:style style:name="表15" style:family="table">
      <style:table-properties style:width="15.716cm" fo:margin-left="1.307cm" table:align="left"/>
    </style:style>
    <style:style style:name="表15.A" style:family="table-column">
      <style:table-column-properties style:column-width="15.716cm"/>
    </style:style>
    <style:style style:name="表15.A1" style:family="table-cell">
      <style:table-cell-properties fo:padding="0.097cm" fo:border="0.05pt solid #000000"/>
    </style:style>
    <style:style style:name="表6" style:family="table">
      <style:table-properties style:width="15.716cm" fo:margin-left="1.307cm" table:align="left"/>
    </style:style>
    <style:style style:name="表6.A" style:family="table-column">
      <style:table-column-properties style:column-width="15.716cm"/>
    </style:style>
    <style:style style:name="表6.A1" style:family="table-cell">
      <style:table-cell-properties fo:padding="0.097cm" fo:border="0.05pt solid #000000"/>
    </style:style>
    <style:style style:name="表7" style:family="table">
      <style:table-properties style:width="15.716cm" fo:margin-left="1.307cm" table:align="left"/>
    </style:style>
    <style:style style:name="表7.A" style:family="table-column">
      <style:table-column-properties style:column-width="15.716cm"/>
    </style:style>
    <style:style style:name="表7.A1" style:family="table-cell">
      <style:table-cell-properties fo:padding="0.097cm" fo:border="0.05pt solid #000000"/>
    </style:style>
    <style:style style:name="表64" style:family="table">
      <style:table-properties style:width="15.716cm" fo:margin-left="1.307cm" table:align="left"/>
    </style:style>
    <style:style style:name="表64.A" style:family="table-column">
      <style:table-column-properties style:column-width="15.716cm"/>
    </style:style>
    <style:style style:name="表64.A1" style:family="table-cell">
      <style:table-cell-properties fo:padding="0.097cm" fo:border="0.05pt solid #000000"/>
    </style:style>
    <style:style style:name="表65" style:family="table">
      <style:table-properties style:width="15.716cm" fo:margin-left="1.307cm" table:align="left"/>
    </style:style>
    <style:style style:name="表65.A" style:family="table-column">
      <style:table-column-properties style:column-width="15.716cm"/>
    </style:style>
    <style:style style:name="表65.A1" style:family="table-cell">
      <style:table-cell-properties fo:padding="0.097cm" fo:border="0.05pt solid #000000"/>
    </style:style>
    <style:style style:name="表59" style:family="table">
      <style:table-properties style:width="15.716cm" fo:margin-left="1.307cm" table:align="left"/>
    </style:style>
    <style:style style:name="表59.A" style:family="table-column">
      <style:table-column-properties style:column-width="15.716cm"/>
    </style:style>
    <style:style style:name="表59.A1" style:family="table-cell">
      <style:table-cell-properties fo:padding="0.097cm" fo:border="0.05pt solid #000000"/>
    </style:style>
    <style:style style:name="表60" style:family="table">
      <style:table-properties style:width="15.716cm" fo:margin-left="1.307cm" table:align="left"/>
    </style:style>
    <style:style style:name="表60.A" style:family="table-column">
      <style:table-column-properties style:column-width="15.716cm"/>
    </style:style>
    <style:style style:name="表60.A1" style:family="table-cell">
      <style:table-cell-properties fo:padding="0.097cm" fo:border="0.05pt solid #000000"/>
    </style:style>
    <style:style style:name="表61" style:family="table">
      <style:table-properties style:width="15.716cm" fo:margin-left="1.307cm" table:align="left"/>
    </style:style>
    <style:style style:name="表61.A" style:family="table-column">
      <style:table-column-properties style:column-width="15.716cm"/>
    </style:style>
    <style:style style:name="表61.A1" style:family="table-cell">
      <style:table-cell-properties fo:padding="0.097cm" fo:border="0.05pt solid #000000"/>
    </style:style>
    <style:style style:name="表62" style:family="table">
      <style:table-properties style:width="15.716cm" fo:margin-left="1.307cm" table:align="left"/>
    </style:style>
    <style:style style:name="表62.A" style:family="table-column">
      <style:table-column-properties style:column-width="15.716cm"/>
    </style:style>
    <style:style style:name="表62.A1" style:family="table-cell">
      <style:table-cell-properties fo:padding="0.097cm" fo:border="0.05pt solid #000000"/>
    </style:style>
    <style:style style:name="表63" style:family="table">
      <style:table-properties style:width="15.716cm" fo:margin-left="1.307cm" table:align="left"/>
    </style:style>
    <style:style style:name="表63.A" style:family="table-column">
      <style:table-column-properties style:column-width="15.716cm"/>
    </style:style>
    <style:style style:name="表63.A1" style:family="table-cell">
      <style:table-cell-properties fo:padding="0.097cm" fo:border="0.05pt solid #000000"/>
    </style:style>
    <style:style style:name="表66" style:family="table">
      <style:table-properties style:width="15.716cm" fo:margin-left="1.307cm" table:align="left"/>
    </style:style>
    <style:style style:name="表66.A" style:family="table-column">
      <style:table-column-properties style:column-width="15.716cm"/>
    </style:style>
    <style:style style:name="表66.A1" style:family="table-cell">
      <style:table-cell-properties fo:padding="0.097cm" fo:border="0.05pt solid #000000"/>
    </style:style>
    <style:style style:name="表67" style:family="table">
      <style:table-properties style:width="15.716cm" fo:margin-left="1.307cm" table:align="left"/>
    </style:style>
    <style:style style:name="表67.A" style:family="table-column">
      <style:table-column-properties style:column-width="15.716cm"/>
    </style:style>
    <style:style style:name="表67.A1" style:family="table-cell">
      <style:table-cell-properties fo:padding="0.097cm" fo:border="0.05pt solid #000000"/>
    </style:style>
    <style:style style:name="表68" style:family="table">
      <style:table-properties style:width="15.716cm" fo:margin-left="1.307cm" table:align="left"/>
    </style:style>
    <style:style style:name="表68.A" style:family="table-column">
      <style:table-column-properties style:column-width="15.716cm"/>
    </style:style>
    <style:style style:name="表68.A1" style:family="table-cell">
      <style:table-cell-properties fo:padding="0.097cm" fo:border="0.05pt solid #000000"/>
    </style:style>
    <style:style style:name="表69" style:family="table">
      <style:table-properties style:width="15.716cm" fo:margin-left="1.307cm" table:align="left"/>
    </style:style>
    <style:style style:name="表69.A" style:family="table-column">
      <style:table-column-properties style:column-width="15.716cm"/>
    </style:style>
    <style:style style:name="表69.A1" style:family="table-cell">
      <style:table-cell-properties fo:padding="0.097cm" fo:border="0.05pt solid #000000"/>
    </style:style>
    <style:style style:name="表70" style:family="table">
      <style:table-properties style:width="15.716cm" fo:margin-left="1.307cm" table:align="left"/>
    </style:style>
    <style:style style:name="表70.A" style:family="table-column">
      <style:table-column-properties style:column-width="15.716cm"/>
    </style:style>
    <style:style style:name="表70.A1" style:family="table-cell">
      <style:table-cell-properties fo:padding="0.097cm" fo:border="0.05pt solid #000000"/>
    </style:style>
    <style:style style:name="表71" style:family="table">
      <style:table-properties style:width="15.716cm" fo:margin-left="1.307cm" table:align="left"/>
    </style:style>
    <style:style style:name="表71.A" style:family="table-column">
      <style:table-column-properties style:column-width="15.716cm"/>
    </style:style>
    <style:style style:name="表71.A1" style:family="table-cell">
      <style:table-cell-properties fo:padding="0.097cm" fo:border="0.05pt solid #000000"/>
    </style:style>
    <style:style style:name="表72" style:family="table">
      <style:table-properties style:width="15.716cm" fo:margin-left="1.307cm" table:align="left"/>
    </style:style>
    <style:style style:name="表72.A" style:family="table-column">
      <style:table-column-properties style:column-width="15.716cm"/>
    </style:style>
    <style:style style:name="表72.A1" style:family="table-cell">
      <style:table-cell-properties fo:padding="0.097cm" fo:border="0.05pt solid #000000"/>
    </style:style>
    <style:style style:name="表73" style:family="table">
      <style:table-properties style:width="15.716cm" fo:margin-left="1.307cm" table:align="left"/>
    </style:style>
    <style:style style:name="表73.A" style:family="table-column">
      <style:table-column-properties style:column-width="15.716cm"/>
    </style:style>
    <style:style style:name="表73.A1" style:family="table-cell">
      <style:table-cell-properties fo:padding="0.097cm" fo:border="0.05pt solid #000000"/>
    </style:style>
    <style:style style:name="表74" style:family="table">
      <style:table-properties style:width="15.716cm" fo:margin-left="1.307cm" table:align="left"/>
    </style:style>
    <style:style style:name="表74.A" style:family="table-column">
      <style:table-column-properties style:column-width="15.716cm"/>
    </style:style>
    <style:style style:name="表74.A1" style:family="table-cell">
      <style:table-cell-properties fo:padding="0.097cm" fo:border="0.05pt solid #000000"/>
    </style:style>
    <style:style style:name="表75" style:family="table">
      <style:table-properties style:width="15.716cm" fo:margin-left="1.307cm" table:align="left"/>
    </style:style>
    <style:style style:name="表75.A" style:family="table-column">
      <style:table-column-properties style:column-width="15.716cm"/>
    </style:style>
    <style:style style:name="表75.A1" style:family="table-cell">
      <style:table-cell-properties fo:padding="0.097cm" fo:border="0.05pt solid #000000"/>
    </style:style>
    <style:style style:name="表12" style:family="table">
      <style:table-properties style:width="15.716cm" fo:margin-left="1.307cm" table:align="left"/>
    </style:style>
    <style:style style:name="表12.A" style:family="table-column">
      <style:table-column-properties style:column-width="15.716cm"/>
    </style:style>
    <style:style style:name="表12.A1" style:family="table-cell">
      <style:table-cell-properties fo:padding="0.097cm" fo:border="0.05pt solid #000000"/>
    </style:style>
    <style:style style:name="表13" style:family="table">
      <style:table-properties style:width="15.716cm" fo:margin-left="1.307cm" table:align="left"/>
    </style:style>
    <style:style style:name="表13.A" style:family="table-column">
      <style:table-column-properties style:column-width="15.716cm"/>
    </style:style>
    <style:style style:name="表13.A1" style:family="table-cell">
      <style:table-cell-properties fo:padding="0.097cm" fo:border="0.05pt solid #000000"/>
    </style:style>
    <style:style style:name="表8" style:family="table">
      <style:table-properties style:width="15.716cm" fo:margin-left="1.307cm" table:align="left"/>
    </style:style>
    <style:style style:name="表8.A" style:family="table-column">
      <style:table-column-properties style:column-width="15.716cm"/>
    </style:style>
    <style:style style:name="表8.A1" style:family="table-cell">
      <style:table-cell-properties fo:padding="0.097cm" fo:border="0.05pt solid #000000"/>
    </style:style>
    <style:style style:name="表9" style:family="table">
      <style:table-properties style:width="15.716cm" fo:margin-left="1.307cm" table:align="left"/>
    </style:style>
    <style:style style:name="表9.A" style:family="table-column">
      <style:table-column-properties style:column-width="15.716cm"/>
    </style:style>
    <style:style style:name="表9.A1" style:family="table-cell">
      <style:table-cell-properties fo:padding="0.097cm" fo:border="0.05pt solid #000000"/>
    </style:style>
    <style:style style:name="表10" style:family="table">
      <style:table-properties style:width="15.716cm" fo:margin-left="1.307cm" table:align="left"/>
    </style:style>
    <style:style style:name="表10.A" style:family="table-column">
      <style:table-column-properties style:column-width="15.716cm"/>
    </style:style>
    <style:style style:name="表10.A1" style:family="table-cell">
      <style:table-cell-properties fo:padding="0.097cm" fo:border="0.05pt solid #000000"/>
    </style:style>
    <style:style style:name="表11" style:family="table">
      <style:table-properties style:width="15.716cm" fo:margin-left="1.307cm" table:align="left"/>
    </style:style>
    <style:style style:name="表11.A" style:family="table-column">
      <style:table-column-properties style:column-width="15.716cm"/>
    </style:style>
    <style:style style:name="表11.A1" style:family="table-cell">
      <style:table-cell-properties fo:padding="0.097cm" fo:border="0.05pt solid #000000"/>
    </style:style>
    <style:style style:name="表16" style:family="table">
      <style:table-properties style:width="17cm" table:align="margins" fo:keep-with-next="always"/>
    </style:style>
    <style:style style:name="表16.A" style:family="table-column">
      <style:table-column-properties style:column-width="4.249cm" style:rel-column-width="16383*"/>
    </style:style>
    <style:style style:name="表16.D" style:family="table-column">
      <style:table-column-properties style:column-width="4.251cm" style:rel-column-width="16386*"/>
    </style:style>
    <style:style style:name="表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6.D1" style:family="table-cell">
      <style:table-cell-properties fo:background-color="#c0c0c0" fo:padding="0.097cm" fo:border="0.05pt solid #000000">
        <style:background-image/>
      </style:table-cell-properties>
    </style:style>
    <style:style style:name="表16.A2" style:family="table-cell">
      <style:table-cell-properties fo:padding="0.097cm" fo:border-left="0.05pt solid #000000" fo:border-right="none" fo:border-top="none" fo:border-bottom="0.05pt solid #000000"/>
    </style:style>
    <style:style style:name="表16.B2" style:family="table-cell">
      <style:table-cell-properties fo:padding="0.097cm" fo:border-left="0.05pt solid #000000" fo:border-right="none" fo:border-top="none" fo:border-bottom="0.05pt solid #000000"/>
    </style:style>
    <style:style style:name="表16.C2" style:family="table-cell">
      <style:table-cell-properties fo:padding="0.097cm" fo:border-left="0.05pt solid #000000" fo:border-right="none" fo:border-top="none" fo:border-bottom="0.05pt solid #000000"/>
    </style:style>
    <style:style style:name="表16.D2" style:family="table-cell">
      <style:table-cell-properties fo:padding="0.097cm" fo:border-left="0.05pt solid #000000" fo:border-right="0.05pt solid #000000" fo:border-top="none" fo:border-bottom="0.05pt solid #000000"/>
    </style:style>
    <style:style style:name="表16.A3" style:family="table-cell">
      <style:table-cell-properties fo:padding="0.097cm" fo:border-left="0.05pt solid #000000" fo:border-right="none" fo:border-top="none" fo:border-bottom="0.05pt solid #000000"/>
    </style:style>
    <style:style style:name="表16.B3" style:family="table-cell">
      <style:table-cell-properties fo:padding="0.097cm" fo:border-left="0.05pt solid #000000" fo:border-right="none" fo:border-top="none" fo:border-bottom="0.05pt solid #000000"/>
    </style:style>
    <style:style style:name="表16.C3" style:family="table-cell">
      <style:table-cell-properties fo:padding="0.097cm" fo:border-left="0.05pt solid #000000" fo:border-right="none" fo:border-top="none" fo:border-bottom="0.05pt solid #000000"/>
    </style:style>
    <style:style style:name="表16.D3" style:family="table-cell">
      <style:table-cell-properties fo:padding="0.097cm" fo:border-left="0.05pt solid #000000" fo:border-right="0.05pt solid #000000" fo:border-top="none" fo:border-bottom="0.05pt solid #000000"/>
    </style:style>
    <style:style style:name="表17" style:family="table">
      <style:table-properties style:width="15.743cm" fo:margin-left="1.281cm" table:align="left"/>
    </style:style>
    <style:style style:name="表17.A" style:family="table-column">
      <style:table-column-properties style:column-width="15.743cm"/>
    </style:style>
    <style:style style:name="表17.A1" style:family="table-cell">
      <style:table-cell-properties fo:padding="0.097cm" fo:border="0.05pt solid #000000"/>
    </style:style>
    <style:style style:name="表18" style:family="table">
      <style:table-properties style:width="15.716cm" fo:margin-left="1.307cm" table:align="left"/>
    </style:style>
    <style:style style:name="表18.A" style:family="table-column">
      <style:table-column-properties style:column-width="15.716cm"/>
    </style:style>
    <style:style style:name="表18.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2" fo:font-size="9pt" officeooo:rsid="001a731c" officeooo:paragraph-rsid="001a731c" style:font-name-asian="ＭＳ ゴシック2" style:font-size-asian="9pt" style:language-asian="ja" style:country-asian="JP" style:font-size-complex="9pt"/>
    </style:style>
    <style:style style:name="P3" style:family="paragraph" style:parent-style-name="Standard">
      <style:text-properties style:font-name="ＭＳ ゴシック2" fo:font-size="9pt" officeooo:rsid="001a731c" officeooo:paragraph-rsid="00cff718" style:font-name-asian="ＭＳ ゴシック2" style:font-size-asian="9pt" style:language-asian="ja" style:country-asian="JP" style:font-size-complex="9pt"/>
    </style:style>
    <style:style style:name="P4" style:family="paragraph" style:parent-style-name="Standard">
      <style:paragraph-properties fo:text-align="start" style:justify-single-word="false"/>
      <style:text-properties style:font-name="IPAゴシック" officeooo:rsid="01538887" officeooo:paragraph-rsid="015ab8af" style:font-name-asian="IPAゴシック"/>
    </style:style>
    <style:style style:name="P5" style:family="paragraph" style:parent-style-name="Standard">
      <style:text-properties officeooo:paragraph-rsid="00cff718" style:language-asian="ja" style:country-asian="JP"/>
    </style:style>
    <style:style style:name="P6" style:family="paragraph" style:parent-style-name="Standard">
      <style:text-properties officeooo:paragraph-rsid="002110a5"/>
    </style:style>
    <style:style style:name="P7" style:family="paragraph" style:parent-style-name="_39_93.見出し大_28_その他_29_">
      <style:paragraph-properties fo:break-before="page"/>
      <style:text-properties officeooo:rsid="001a731c" officeooo:paragraph-rsid="00e0f93b"/>
    </style:style>
    <style:style style:name="P8" style:family="paragraph" style:parent-style-name="_39_93.見出し大_28_その他_29_">
      <style:paragraph-properties fo:break-before="page"/>
      <style:text-properties officeooo:rsid="00215f6b" officeooo:paragraph-rsid="015ccad4"/>
    </style:style>
    <style:style style:name="P9" style:family="paragraph" style:parent-style-name="_39_93.見出し大_28_その他_29_">
      <style:paragraph-properties fo:break-before="page"/>
      <style:text-properties officeooo:rsid="00ee0906" officeooo:paragraph-rsid="015ccad4" style:language-asian="ja" style:country-asian="JP"/>
    </style:style>
    <style:style style:name="P10" style:family="paragraph" style:parent-style-name="_32_.本文_ff08_中見出し_ff09_">
      <style:paragraph-properties fo:margin-left="1.334cm" fo:margin-right="0cm" fo:text-indent="0cm" style:auto-text-indent="false"/>
      <style:text-properties officeooo:rsid="00215f6b" officeooo:paragraph-rsid="00215f6b" style:language-asian="ja" style:country-asian="JP"/>
    </style:style>
    <style:style style:name="P11" style:family="paragraph" style:parent-style-name="_32_.本文_ff08_中見出し_ff09_">
      <style:paragraph-properties fo:margin-left="1.334cm" fo:margin-right="0cm" fo:text-indent="0cm" style:auto-text-indent="false"/>
      <style:text-properties officeooo:rsid="00215f6b" officeooo:paragraph-rsid="00e80d19" style:language-asian="ja" style:country-asian="JP"/>
    </style:style>
    <style:style style:name="P12" style:family="paragraph" style:parent-style-name="_32_.本文_ff08_中見出し_ff09_">
      <style:paragraph-properties fo:margin-left="1.334cm" fo:margin-right="0cm" fo:text-indent="0cm" style:auto-text-indent="false">
        <style:tab-stops/>
      </style:paragraph-properties>
      <style:text-properties officeooo:rsid="00e8a48c" style:language-asian="ja" style:country-asian="JP"/>
    </style:style>
    <style:style style:name="P13" style:family="paragraph" style:parent-style-name="_32_.本文_ff08_中見出し_ff09_">
      <style:paragraph-properties fo:margin-left="1.334cm" fo:margin-right="0cm" fo:text-indent="0cm" style:auto-text-indent="false"/>
      <style:text-properties officeooo:paragraph-rsid="011a4d83" style:language-asian="ja" style:country-asian="JP"/>
    </style:style>
    <style:style style:name="P14" style:family="paragraph" style:parent-style-name="_39_94.見出し中_28_その他_29_">
      <style:text-properties officeooo:paragraph-rsid="00215f6b"/>
    </style:style>
    <style:style style:name="P15" style:family="paragraph" style:parent-style-name="_39_94.見出し中_28_その他_29_">
      <style:text-properties style:language-asian="ja" style:country-asian="JP"/>
    </style:style>
    <style:style style:name="P16" style:family="paragraph" style:parent-style-name="_39_4.表内">
      <style:paragraph-properties style:snap-to-layout-grid="false"/>
      <style:text-properties officeooo:paragraph-rsid="002110a5"/>
    </style:style>
    <style:style style:name="P17" style:family="paragraph" style:parent-style-name="_39_4.表内">
      <style:paragraph-properties style:snap-to-layout-grid="false"/>
      <style:text-properties officeooo:paragraph-rsid="002c0a66"/>
    </style:style>
    <style:style style:name="P18" style:family="paragraph" style:parent-style-name="_39_4.表内">
      <style:paragraph-properties style:snap-to-layout-grid="false"/>
      <style:text-properties officeooo:paragraph-rsid="002110a5" style:language-asian="ja" style:country-asian="JP"/>
    </style:style>
    <style:style style:name="P19" style:family="paragraph" style:parent-style-name="_39_4.表内">
      <style:paragraph-properties style:snap-to-layout-grid="false"/>
      <style:text-properties officeooo:rsid="002110a5" officeooo:paragraph-rsid="002110a5" style:language-asian="ja" style:country-asian="JP"/>
    </style:style>
    <style:style style:name="P20" style:family="paragraph" style:parent-style-name="_39_4.表内">
      <style:paragraph-properties style:snap-to-layout-grid="false"/>
      <style:text-properties officeooo:rsid="00e80d19" officeooo:paragraph-rsid="00e80d19" style:language-asian="ja" style:country-asian="JP"/>
    </style:style>
    <style:style style:name="P21" style:family="paragraph" style:parent-style-name="_39_93.見出し大_28_その他_29_">
      <style:text-properties officeooo:rsid="001a731c" style:language-asian="ja" style:country-asian="JP"/>
    </style:style>
    <style:style style:name="P22" style:family="paragraph" style:parent-style-name="_39_93.見出し大_28_その他_29_">
      <style:text-properties officeooo:rsid="001a731c" officeooo:paragraph-rsid="00cff718" style:language-asian="ja" style:country-asian="JP"/>
    </style:style>
    <style:style style:name="P23" style:family="paragraph" style:parent-style-name="_31_.本文_28_大見出し_29_">
      <style:paragraph-properties fo:margin-left="0cm" fo:margin-right="0cm" fo:text-indent="0cm" style:auto-text-indent="false"/>
      <style:text-properties officeooo:paragraph-rsid="002d1f98"/>
    </style:style>
    <style:style style:name="P24" style:family="paragraph" style:parent-style-name="_31_.本文_28_大見出し_29_">
      <style:paragraph-properties fo:margin-left="0cm" fo:margin-right="0cm" fo:text-indent="0cm" style:auto-text-indent="false"/>
      <style:text-properties officeooo:rsid="002d1f98" officeooo:paragraph-rsid="002d1f98" style:language-asian="ja" style:country-asian="JP"/>
    </style:style>
    <style:style style:name="P25" style:family="paragraph" style:parent-style-name="Heading_20_1">
      <style:paragraph-properties fo:margin-left="0cm" fo:margin-right="0cm" fo:text-indent="0cm" style:auto-text-indent="false"/>
      <style:text-properties officeooo:rsid="00215f6b" officeooo:paragraph-rsid="0119e4f9" style:language-asian="ja" style:country-asian="JP"/>
    </style:style>
    <style:style style:name="P26" style:family="paragraph" style:parent-style-name="_32_.本文_ff08_中見出し_ff09_">
      <style:paragraph-properties fo:margin-left="0cm" fo:margin-right="0cm" fo:text-indent="0cm" style:auto-text-indent="false"/>
      <style:text-properties officeooo:paragraph-rsid="00dd737e" style:language-asian="ja" style:country-asian="JP"/>
    </style:style>
    <style:style style:name="P27" style:family="paragraph" style:parent-style-name="Table">
      <style:paragraph-properties fo:margin-left="0cm" fo:margin-right="0cm" fo:text-indent="0cm" style:auto-text-indent="false"/>
      <style:text-properties officeooo:paragraph-rsid="015ccad4" style:language-asian="ja" style:country-asian="JP"/>
    </style:style>
    <style:style style:name="P28" style:family="paragraph" style:parent-style-name="_32_.本文_ff08_中見出し_ff09_">
      <style:text-properties style:language-asian="ja" style:country-asian="JP"/>
    </style:style>
    <style:style style:name="P29" style:family="paragraph" style:parent-style-name="_32_.本文_ff08_中見出し_ff09_">
      <style:text-properties officeooo:paragraph-rsid="00dd737e" style:language-asian="ja" style:country-asian="JP"/>
    </style:style>
    <style:style style:name="P30" style:family="paragraph" style:parent-style-name="_32_.本文_ff08_中見出し_ff09_">
      <style:text-properties officeooo:rsid="00cff718" officeooo:paragraph-rsid="00cff718" style:language-asian="ja" style:country-asian="JP"/>
    </style:style>
    <style:style style:name="P31" style:family="paragraph" style:parent-style-name="_32_.本文_ff08_中見出し_ff09_">
      <style:text-properties officeooo:paragraph-rsid="0139ee7f" style:language-asian="ja" style:country-asian="JP"/>
    </style:style>
    <style:style style:name="P32" style:family="paragraph" style:parent-style-name="_32_.本文_ff08_中見出し_ff09_">
      <style:text-properties officeooo:rsid="01360b27" officeooo:paragraph-rsid="01360b27" style:language-asian="ja" style:country-asian="JP"/>
    </style:style>
    <style:style style:name="P33" style:family="paragraph" style:parent-style-name="_32_.本文_ff08_中見出し_ff09_">
      <style:text-properties officeooo:rsid="00f0421e" officeooo:paragraph-rsid="013de8af" style:language-asian="ja" style:country-asian="JP"/>
    </style:style>
    <style:style style:name="P34" style:family="paragraph" style:parent-style-name="_32_.本文_ff08_中見出し_ff09_">
      <style:text-properties officeooo:rsid="00f0421e" officeooo:paragraph-rsid="01403c85" style:language-asian="ja" style:country-asian="JP"/>
    </style:style>
    <style:style style:name="P35" style:family="paragraph" style:parent-style-name="_32_.本文_ff08_中見出し_ff09_">
      <style:text-properties officeooo:rsid="00f0421e" officeooo:paragraph-rsid="0141018a" style:language-asian="ja" style:country-asian="JP"/>
    </style:style>
    <style:style style:name="P36" style:family="paragraph" style:parent-style-name="_32_.本文_ff08_中見出し_ff09_">
      <style:text-properties officeooo:rsid="00f0421e" officeooo:paragraph-rsid="0141784a" style:language-asian="ja" style:country-asian="JP"/>
    </style:style>
    <style:style style:name="P37" style:family="paragraph" style:parent-style-name="_32_.本文_ff08_中見出し_ff09_">
      <style:text-properties officeooo:rsid="00f0421e" officeooo:paragraph-rsid="0142b51c" style:language-asian="ja" style:country-asian="JP"/>
    </style:style>
    <style:style style:name="P38" style:family="paragraph" style:parent-style-name="_32_.本文_ff08_中見出し_ff09_">
      <style:text-properties officeooo:rsid="00f0421e" officeooo:paragraph-rsid="0145c491" style:language-asian="ja" style:country-asian="JP"/>
    </style:style>
    <style:style style:name="P39" style:family="paragraph" style:parent-style-name="_32_.本文_ff08_中見出し_ff09_">
      <style:text-properties officeooo:rsid="00f0421e" officeooo:paragraph-rsid="014622b6" style:language-asian="ja" style:country-asian="JP"/>
    </style:style>
    <style:style style:name="P40" style:family="paragraph" style:parent-style-name="_32_.本文_ff08_中見出し_ff09_">
      <style:text-properties officeooo:rsid="00f0421e" officeooo:paragraph-rsid="014653dd" style:language-asian="ja" style:country-asian="JP"/>
    </style:style>
    <style:style style:name="P41" style:family="paragraph" style:parent-style-name="_32_.本文_ff08_中見出し_ff09_">
      <style:text-properties officeooo:rsid="00f0421e" officeooo:paragraph-rsid="01490a87" style:language-asian="ja" style:country-asian="JP"/>
    </style:style>
    <style:style style:name="P42" style:family="paragraph" style:parent-style-name="_32_.本文_ff08_中見出し_ff09_">
      <style:text-properties officeooo:rsid="00f0421e" officeooo:paragraph-rsid="0149238f" style:language-asian="ja" style:country-asian="JP"/>
    </style:style>
    <style:style style:name="P43" style:family="paragraph" style:parent-style-name="_32_.本文_ff08_中見出し_ff09_">
      <style:text-properties officeooo:rsid="00f0421e" officeooo:paragraph-rsid="014c5157" style:language-asian="ja" style:country-asian="JP"/>
    </style:style>
    <style:style style:name="P44" style:family="paragraph" style:parent-style-name="_32_.本文_ff08_中見出し_ff09_">
      <style:text-properties officeooo:rsid="00f0421e" officeooo:paragraph-rsid="01566461" style:language-asian="ja" style:country-asian="JP"/>
    </style:style>
    <style:style style:name="P45" style:family="paragraph" style:parent-style-name="_32_.本文_ff08_中見出し_ff09_">
      <style:text-properties officeooo:rsid="00f0421e" officeooo:paragraph-rsid="01597e02" style:language-asian="ja" style:country-asian="JP"/>
    </style:style>
    <style:style style:name="P46" style:family="paragraph" style:parent-style-name="_32_.本文_ff08_中見出し_ff09_">
      <style:text-properties officeooo:rsid="01343f55" style:language-asian="ja" style:country-asian="JP"/>
    </style:style>
    <style:style style:name="P47" style:family="paragraph" style:parent-style-name="_32_.本文_ff08_中見出し_ff09_">
      <style:text-properties officeooo:paragraph-rsid="014f7b7c" style:language-asian="ja" style:country-asian="JP"/>
    </style:style>
    <style:style style:name="P48" style:family="paragraph" style:parent-style-name="_32_.本文_ff08_中見出し_ff09_">
      <style:text-properties officeooo:paragraph-rsid="01518fbb" style:language-asian="ja" style:country-asian="JP"/>
    </style:style>
    <style:style style:name="P49" style:family="paragraph" style:parent-style-name="_32_.本文_ff08_中見出し_ff09_">
      <style:text-properties officeooo:rsid="014dc17b" officeooo:paragraph-rsid="014dc17b" style:language-asian="ja" style:country-asian="JP"/>
    </style:style>
    <style:style style:name="P50" style:family="paragraph" style:parent-style-name="_32_.本文_ff08_中見出し_ff09_">
      <style:text-properties officeooo:paragraph-rsid="01403c85"/>
    </style:style>
    <style:style style:name="P51" style:family="paragraph" style:parent-style-name="_32_.本文_ff08_中見出し_ff09_">
      <style:text-properties officeooo:paragraph-rsid="013defcd"/>
    </style:style>
    <style:style style:name="P52" style:family="paragraph" style:parent-style-name="_32_.本文_ff08_中見出し_ff09_">
      <style:text-properties officeooo:paragraph-rsid="0141784a"/>
    </style:style>
    <style:style style:name="P53" style:family="paragraph" style:parent-style-name="_32_.本文_ff08_中見出し_ff09_">
      <style:text-properties officeooo:paragraph-rsid="01429066"/>
    </style:style>
    <style:style style:name="P54" style:family="paragraph" style:parent-style-name="_32_.本文_ff08_中見出し_ff09_">
      <style:text-properties officeooo:paragraph-rsid="01440c1a"/>
    </style:style>
    <style:style style:name="P55" style:family="paragraph" style:parent-style-name="_32_.本文_ff08_中見出し_ff09_">
      <style:text-properties officeooo:paragraph-rsid="014622b6"/>
    </style:style>
    <style:style style:name="P56" style:family="paragraph" style:parent-style-name="_32_.本文_ff08_中見出し_ff09_">
      <style:text-properties officeooo:paragraph-rsid="014653dd"/>
    </style:style>
    <style:style style:name="P57" style:family="paragraph" style:parent-style-name="_32_.本文_ff08_中見出し_ff09_">
      <style:text-properties officeooo:rsid="00dd737e" officeooo:paragraph-rsid="00f0421e"/>
    </style:style>
    <style:style style:name="P58" style:family="paragraph" style:parent-style-name="_32_.本文_ff08_中見出し_ff09_">
      <style:text-properties officeooo:paragraph-rsid="014dc17b"/>
    </style:style>
    <style:style style:name="P59" style:family="paragraph" style:parent-style-name="_32_.本文_ff08_中見出し_ff09_">
      <style:text-properties officeooo:paragraph-rsid="01518fbb"/>
    </style:style>
    <style:style style:name="P60" style:family="paragraph" style:parent-style-name="_32_.本文_ff08_中見出し_ff09_">
      <style:text-properties officeooo:paragraph-rsid="01566461"/>
    </style:style>
    <style:style style:name="P61" style:family="paragraph" style:parent-style-name="_39_92.サブタイトル">
      <style:text-properties style:font-name="ＭＳ ゴシック2" officeooo:rsid="001a731c" officeooo:paragraph-rsid="00cff718" style:font-name-asian="ＭＳ ゴシック2" style:language-asian="ja" style:country-asian="JP"/>
    </style:style>
    <style:style style:name="P62" style:family="paragraph" style:parent-style-name="Table_20_Contents">
      <style:paragraph-properties fo:text-align="start" style:justify-single-word="false"/>
      <style:text-properties officeooo:paragraph-rsid="0119e4f9" style:language-asian="ja" style:country-asian="JP"/>
    </style:style>
    <style:style style:name="P63" style:family="paragraph" style:parent-style-name="Table_20_Contents">
      <style:text-properties officeooo:paragraph-rsid="0119e4f9" style:language-asian="ja" style:country-asian="JP"/>
    </style:style>
    <style:style style:name="P64" style:family="paragraph" style:parent-style-name="Table_20_Contents">
      <style:text-properties officeooo:paragraph-rsid="015ccad4" style:language-asian="ja" style:country-asian="JP"/>
    </style:style>
    <style:style style:name="P65" style:family="paragraph" style:parent-style-name="Table_20_Contents">
      <style:paragraph-properties fo:text-align="start" style:justify-single-word="false"/>
      <style:text-properties officeooo:rsid="00395106" officeooo:paragraph-rsid="00e8a48c"/>
    </style:style>
    <style:style style:name="P66" style:family="paragraph" style:parent-style-name="Table_20_Contents">
      <style:paragraph-properties fo:text-align="start" style:justify-single-word="false"/>
      <style:text-properties officeooo:rsid="00e8a48c" officeooo:paragraph-rsid="00e8a48c"/>
    </style:style>
    <style:style style:name="P67" style:family="paragraph" style:parent-style-name="Table_20_Contents">
      <style:paragraph-properties fo:text-align="center" style:justify-single-word="false"/>
      <style:text-properties officeooo:paragraph-rsid="0119e4f9"/>
    </style:style>
    <style:style style:name="P68" style:family="paragraph" style:parent-style-name="Table_20_Contents">
      <style:paragraph-properties fo:text-align="start" style:justify-single-word="false"/>
      <style:text-properties style:font-name="IPAゴシック" officeooo:rsid="00f8def8" officeooo:paragraph-rsid="0141018a" style:font-name-asian="IPAゴシック"/>
    </style:style>
    <style:style style:name="P69" style:family="paragraph" style:parent-style-name="Table_20_Contents">
      <style:paragraph-properties fo:text-align="start" style:justify-single-word="false"/>
      <style:text-properties style:font-name="IPAゴシック" officeooo:rsid="00f8def8" officeooo:paragraph-rsid="0141784a" style:font-name-asian="IPAゴシック"/>
    </style:style>
    <style:style style:name="P70" style:family="paragraph" style:parent-style-name="Table_20_Contents">
      <style:paragraph-properties fo:text-align="start" style:justify-single-word="false"/>
      <style:text-properties style:font-name="IPAゴシック" officeooo:rsid="00f8def8" officeooo:paragraph-rsid="01429066" style:font-name-asian="IPAゴシック"/>
    </style:style>
    <style:style style:name="P71" style:family="paragraph" style:parent-style-name="Table_20_Contents">
      <style:paragraph-properties fo:text-align="start" style:justify-single-word="false"/>
      <style:text-properties style:font-name="IPAゴシック" officeooo:rsid="00f8def8" officeooo:paragraph-rsid="0142b51c" style:font-name-asian="IPAゴシック"/>
    </style:style>
    <style:style style:name="P72" style:family="paragraph" style:parent-style-name="Table_20_Contents">
      <style:paragraph-properties fo:text-align="start" style:justify-single-word="false"/>
      <style:text-properties style:font-name="IPAゴシック" officeooo:rsid="00f8def8" officeooo:paragraph-rsid="01440c1a" style:font-name-asian="IPAゴシック"/>
    </style:style>
    <style:style style:name="P73" style:family="paragraph" style:parent-style-name="Table_20_Contents">
      <style:paragraph-properties fo:text-align="start" style:justify-single-word="false"/>
      <style:text-properties style:font-name="IPAゴシック" officeooo:rsid="00f8def8" officeooo:paragraph-rsid="0145c491" style:font-name-asian="IPAゴシック"/>
    </style:style>
    <style:style style:name="P74" style:family="paragraph" style:parent-style-name="Table_20_Contents">
      <style:paragraph-properties fo:text-align="start" style:justify-single-word="false"/>
      <style:text-properties style:font-name="IPAゴシック" officeooo:rsid="00f8def8" officeooo:paragraph-rsid="014622b6" style:font-name-asian="IPAゴシック"/>
    </style:style>
    <style:style style:name="P75" style:family="paragraph" style:parent-style-name="Table_20_Contents">
      <style:paragraph-properties fo:text-align="start" style:justify-single-word="false"/>
      <style:text-properties style:font-name="IPAゴシック" officeooo:rsid="00f8def8" officeooo:paragraph-rsid="014653dd" style:font-name-asian="IPAゴシック"/>
    </style:style>
    <style:style style:name="P76" style:family="paragraph" style:parent-style-name="Table_20_Contents">
      <style:paragraph-properties fo:text-align="start" style:justify-single-word="false"/>
      <style:text-properties style:font-name="IPAゴシック" officeooo:rsid="00f8def8" officeooo:paragraph-rsid="01490a87" style:font-name-asian="IPAゴシック"/>
    </style:style>
    <style:style style:name="P77" style:family="paragraph" style:parent-style-name="Table_20_Contents">
      <style:paragraph-properties fo:text-align="start" style:justify-single-word="false"/>
      <style:text-properties style:font-name="IPAゴシック" officeooo:rsid="00f8def8" officeooo:paragraph-rsid="0149238f" style:font-name-asian="IPAゴシック"/>
    </style:style>
    <style:style style:name="P78" style:family="paragraph" style:parent-style-name="Table_20_Contents">
      <style:paragraph-properties fo:text-align="start" style:justify-single-word="false"/>
      <style:text-properties style:font-name="IPAゴシック" officeooo:rsid="00f8def8" officeooo:paragraph-rsid="014c5157" style:font-name-asian="IPAゴシック"/>
    </style:style>
    <style:style style:name="P79" style:family="paragraph" style:parent-style-name="Table_20_Contents">
      <style:paragraph-properties fo:text-align="start" style:justify-single-word="false"/>
      <style:text-properties style:font-name="IPAゴシック" officeooo:rsid="00f8def8" officeooo:paragraph-rsid="014dc17b" style:font-name-asian="IPAゴシック"/>
    </style:style>
    <style:style style:name="P80" style:family="paragraph" style:parent-style-name="Table_20_Contents">
      <style:paragraph-properties fo:text-align="start" style:justify-single-word="false"/>
      <style:text-properties style:font-name="IPAゴシック" officeooo:rsid="00f8def8" officeooo:paragraph-rsid="014f7b7c" style:font-name-asian="IPAゴシック"/>
    </style:style>
    <style:style style:name="P81" style:family="paragraph" style:parent-style-name="Table_20_Contents">
      <style:paragraph-properties fo:text-align="start" style:justify-single-word="false"/>
      <style:text-properties style:font-name="IPAゴシック" officeooo:rsid="00f8def8" officeooo:paragraph-rsid="01538887" style:font-name-asian="IPAゴシック"/>
    </style:style>
    <style:style style:name="P82" style:family="paragraph" style:parent-style-name="Table_20_Contents">
      <style:paragraph-properties fo:text-align="start" style:justify-single-word="false"/>
      <style:text-properties style:font-name="IPAゴシック" officeooo:rsid="00f8def8" officeooo:paragraph-rsid="01566461" style:font-name-asian="IPAゴシック"/>
    </style:style>
    <style:style style:name="P83" style:family="paragraph" style:parent-style-name="Table_20_Contents">
      <style:paragraph-properties fo:text-align="start" style:justify-single-word="false"/>
      <style:text-properties style:font-name="IPAゴシック" officeooo:rsid="00f8def8" officeooo:paragraph-rsid="01597e02" style:font-name-asian="IPAゴシック"/>
    </style:style>
    <style:style style:name="P84" style:family="paragraph" style:parent-style-name="Table_20_Contents">
      <style:paragraph-properties fo:text-align="start" style:justify-single-word="false"/>
      <style:text-properties style:font-name="IPAゴシック" officeooo:rsid="00f8def8" officeooo:paragraph-rsid="015ab8af" style:font-name-asian="IPAゴシック"/>
    </style:style>
    <style:style style:name="P85" style:family="paragraph" style:parent-style-name="Table_20_Contents">
      <style:paragraph-properties fo:text-align="start" style:justify-single-word="false"/>
      <style:text-properties style:font-name="IPAゴシック" officeooo:rsid="01490a87" officeooo:paragraph-rsid="01490a87" style:font-name-asian="IPAゴシック"/>
    </style:style>
    <style:style style:name="P86" style:family="paragraph" style:parent-style-name="Table_20_Contents">
      <style:paragraph-properties fo:text-align="start" style:justify-single-word="false"/>
      <style:text-properties style:font-name="IPAゴシック" officeooo:rsid="013defcd" officeooo:paragraph-rsid="01490a87" style:font-name-asian="IPAゴシック"/>
    </style:style>
    <style:style style:name="P87" style:family="paragraph" style:parent-style-name="Table_20_Contents">
      <style:paragraph-properties fo:text-align="start" style:justify-single-word="false"/>
      <style:text-properties style:font-name="IPAゴシック" officeooo:rsid="013defcd" officeooo:paragraph-rsid="0141018a" style:font-name-asian="IPAゴシック"/>
    </style:style>
    <style:style style:name="P88" style:family="paragraph" style:parent-style-name="Table_20_Contents">
      <style:paragraph-properties fo:text-align="start" style:justify-single-word="false"/>
      <style:text-properties style:font-name="IPAゴシック" officeooo:rsid="013defcd" officeooo:paragraph-rsid="013defcd" style:font-name-asian="IPAゴシック"/>
    </style:style>
    <style:style style:name="P89" style:family="paragraph" style:parent-style-name="Table_20_Contents">
      <style:paragraph-properties fo:text-align="start" style:justify-single-word="false"/>
      <style:text-properties style:font-name="IPAゴシック" officeooo:rsid="013defcd" officeooo:paragraph-rsid="0141784a" style:font-name-asian="IPAゴシック"/>
    </style:style>
    <style:style style:name="P90" style:family="paragraph" style:parent-style-name="Table_20_Contents">
      <style:paragraph-properties fo:text-align="start" style:justify-single-word="false"/>
      <style:text-properties style:font-name="IPAゴシック" officeooo:rsid="013defcd" officeooo:paragraph-rsid="0142b51c" style:font-name-asian="IPAゴシック"/>
    </style:style>
    <style:style style:name="P91" style:family="paragraph" style:parent-style-name="Table_20_Contents">
      <style:paragraph-properties fo:text-align="start" style:justify-single-word="false"/>
      <style:text-properties style:font-name="IPAゴシック" officeooo:rsid="013defcd" officeooo:paragraph-rsid="0145c491" style:font-name-asian="IPAゴシック"/>
    </style:style>
    <style:style style:name="P92" style:family="paragraph" style:parent-style-name="Table_20_Contents">
      <style:paragraph-properties fo:text-align="start" style:justify-single-word="false"/>
      <style:text-properties style:font-name="IPAゴシック" officeooo:rsid="013defcd" officeooo:paragraph-rsid="014622b6" style:font-name-asian="IPAゴシック"/>
    </style:style>
    <style:style style:name="P93" style:family="paragraph" style:parent-style-name="Table_20_Contents">
      <style:paragraph-properties fo:text-align="start" style:justify-single-word="false"/>
      <style:text-properties style:font-name="IPAゴシック" officeooo:rsid="013defcd" officeooo:paragraph-rsid="014653dd" style:font-name-asian="IPAゴシック"/>
    </style:style>
    <style:style style:name="P94" style:family="paragraph" style:parent-style-name="Table_20_Contents">
      <style:paragraph-properties fo:text-align="start" style:justify-single-word="false"/>
      <style:text-properties style:font-name="IPAゴシック" officeooo:rsid="013defcd" officeooo:paragraph-rsid="015ab8af" style:font-name-asian="IPAゴシック"/>
    </style:style>
    <style:style style:name="P95" style:family="paragraph" style:parent-style-name="Table_20_Contents">
      <style:paragraph-properties fo:text-align="start" style:justify-single-word="false"/>
      <style:text-properties style:font-name="IPAゴシック" officeooo:rsid="0149238f" officeooo:paragraph-rsid="0149238f" style:font-name-asian="IPAゴシック" style:language-asian="ja" style:country-asian="JP"/>
    </style:style>
    <style:style style:name="P96" style:family="paragraph" style:parent-style-name="Table_20_Contents">
      <style:paragraph-properties fo:text-align="start" style:justify-single-word="false"/>
      <style:text-properties style:font-name="IPAゴシック" officeooo:rsid="01597e02" officeooo:paragraph-rsid="01597e02" style:font-name-asian="IPAゴシック" style:language-asian="ja" style:country-asian="JP"/>
    </style:style>
    <style:style style:name="P97" style:family="paragraph" style:parent-style-name="Table_20_Contents">
      <style:paragraph-properties fo:text-align="start" style:justify-single-word="false"/>
      <style:text-properties style:font-name="IPAゴシック" officeooo:rsid="01566461" officeooo:paragraph-rsid="01566461" style:font-name-asian="IPAゴシック" style:language-asian="ja" style:country-asian="JP"/>
    </style:style>
    <style:style style:name="P98" style:family="paragraph" style:parent-style-name="Table_20_Contents">
      <style:paragraph-properties fo:text-align="start" style:justify-single-word="false"/>
      <style:text-properties style:font-name="IPAゴシック" officeooo:rsid="013de8af" officeooo:paragraph-rsid="0141018a" style:font-name-asian="IPAゴシック"/>
    </style:style>
    <style:style style:name="P99" style:family="paragraph" style:parent-style-name="Table_20_Contents">
      <style:paragraph-properties fo:text-align="start" style:justify-single-word="false"/>
      <style:text-properties style:font-name="IPAゴシック" officeooo:rsid="013de8af" officeooo:paragraph-rsid="013de8af" style:font-name-asian="IPAゴシック"/>
    </style:style>
    <style:style style:name="P100" style:family="paragraph" style:parent-style-name="Table_20_Contents">
      <style:paragraph-properties fo:text-align="start" style:justify-single-word="false"/>
      <style:text-properties style:font-name="IPAゴシック" officeooo:rsid="013de8af" officeooo:paragraph-rsid="015ab8af" style:font-name-asian="IPAゴシック"/>
    </style:style>
    <style:style style:name="P101" style:family="paragraph" style:parent-style-name="Table_20_Contents">
      <style:paragraph-properties fo:text-align="start" style:justify-single-word="false"/>
      <style:text-properties style:font-name="IPAゴシック" officeooo:rsid="0141018a" officeooo:paragraph-rsid="0141018a" style:font-name-asian="IPAゴシック"/>
    </style:style>
    <style:style style:name="P102" style:family="paragraph" style:parent-style-name="Table_20_Contents">
      <style:paragraph-properties fo:text-align="start" style:justify-single-word="false"/>
      <style:text-properties style:font-name="IPAゴシック" officeooo:rsid="0141018a" officeooo:paragraph-rsid="015ab8af" style:font-name-asian="IPAゴシック"/>
    </style:style>
    <style:style style:name="P103" style:family="paragraph" style:parent-style-name="Table_20_Contents">
      <style:paragraph-properties fo:text-align="start" style:justify-single-word="false"/>
      <style:text-properties style:font-name="IPAゴシック" officeooo:rsid="01403c85" officeooo:paragraph-rsid="01403c85" style:font-name-asian="IPAゴシック"/>
    </style:style>
    <style:style style:name="P104" style:family="paragraph" style:parent-style-name="Table_20_Contents">
      <style:paragraph-properties fo:text-align="start" style:justify-single-word="false"/>
      <style:text-properties style:font-name="IPAゴシック" officeooo:rsid="0141784a" officeooo:paragraph-rsid="0141784a" style:font-name-asian="IPAゴシック"/>
    </style:style>
    <style:style style:name="P105" style:family="paragraph" style:parent-style-name="Table_20_Contents">
      <style:paragraph-properties fo:text-align="start" style:justify-single-word="false"/>
      <style:text-properties style:font-name="IPAゴシック" officeooo:rsid="01429066" officeooo:paragraph-rsid="01429066" style:font-name-asian="IPAゴシック"/>
    </style:style>
    <style:style style:name="P106" style:family="paragraph" style:parent-style-name="Table_20_Contents">
      <style:paragraph-properties fo:text-align="start" style:justify-single-word="false"/>
      <style:text-properties style:font-name="IPAゴシック" officeooo:rsid="01440c1a" officeooo:paragraph-rsid="01440c1a" style:font-name-asian="IPAゴシック"/>
    </style:style>
    <style:style style:name="P107" style:family="paragraph" style:parent-style-name="Table_20_Contents">
      <style:paragraph-properties fo:text-align="start" style:justify-single-word="false"/>
      <style:text-properties style:font-name="IPAゴシック" officeooo:rsid="0145c491" officeooo:paragraph-rsid="0145c491" style:font-name-asian="IPAゴシック"/>
    </style:style>
    <style:style style:name="P108" style:family="paragraph" style:parent-style-name="Table_20_Contents">
      <style:paragraph-properties fo:text-align="start" style:justify-single-word="false"/>
      <style:text-properties style:font-name="IPAゴシック" officeooo:rsid="014622b6" officeooo:paragraph-rsid="014622b6" style:font-name-asian="IPAゴシック"/>
    </style:style>
    <style:style style:name="P109" style:family="paragraph" style:parent-style-name="Table_20_Contents">
      <style:paragraph-properties fo:text-align="start" style:justify-single-word="false"/>
      <style:text-properties style:font-name="IPAゴシック" officeooo:rsid="014622b6" officeooo:paragraph-rsid="014653dd" style:font-name-asian="IPAゴシック"/>
    </style:style>
    <style:style style:name="P110" style:family="paragraph" style:parent-style-name="Table_20_Contents">
      <style:paragraph-properties fo:text-align="start" style:justify-single-word="false"/>
      <style:text-properties style:font-name="IPAゴシック" officeooo:rsid="014622b6" officeooo:paragraph-rsid="015ab8af" style:font-name-asian="IPAゴシック"/>
    </style:style>
    <style:style style:name="P111" style:family="paragraph" style:parent-style-name="Table_20_Contents">
      <style:paragraph-properties fo:text-align="start" style:justify-single-word="false"/>
      <style:text-properties style:font-name="IPAゴシック" officeooo:rsid="014653dd" officeooo:paragraph-rsid="014653dd" style:font-name-asian="IPAゴシック"/>
    </style:style>
    <style:style style:name="P112" style:family="paragraph" style:parent-style-name="Table_20_Contents">
      <style:paragraph-properties fo:text-align="start" style:justify-single-word="false"/>
      <style:text-properties style:font-name="IPAゴシック" officeooo:rsid="014653dd" officeooo:paragraph-rsid="014f7b7c" style:font-name-asian="IPAゴシック"/>
    </style:style>
    <style:style style:name="P113" style:family="paragraph" style:parent-style-name="Table_20_Contents">
      <style:paragraph-properties fo:text-align="start" style:justify-single-word="false"/>
      <style:text-properties style:font-name="IPAゴシック" officeooo:rsid="014653dd" officeooo:paragraph-rsid="015ab8af" style:font-name-asian="IPAゴシック"/>
    </style:style>
    <style:style style:name="P114" style:family="paragraph" style:parent-style-name="Table_20_Contents">
      <style:paragraph-properties fo:text-align="start" style:justify-single-word="false"/>
      <style:text-properties style:font-name="IPAゴシック" officeooo:rsid="014c5157" officeooo:paragraph-rsid="014c5157" style:font-name-asian="IPAゴシック"/>
    </style:style>
    <style:style style:name="P115" style:family="paragraph" style:parent-style-name="Table_20_Contents">
      <style:paragraph-properties fo:text-align="start" style:justify-single-word="false"/>
      <style:text-properties style:font-name="IPAゴシック" officeooo:rsid="014dc17b" officeooo:paragraph-rsid="014dc17b" style:font-name-asian="IPAゴシック"/>
    </style:style>
    <style:style style:name="P116" style:family="paragraph" style:parent-style-name="Table_20_Contents">
      <style:paragraph-properties fo:text-align="start" style:justify-single-word="false"/>
      <style:text-properties style:font-name="IPAゴシック" officeooo:rsid="014dc17b" officeooo:paragraph-rsid="014f7b7c" style:font-name-asian="IPAゴシック"/>
    </style:style>
    <style:style style:name="P117" style:family="paragraph" style:parent-style-name="Table_20_Contents">
      <style:paragraph-properties fo:text-align="start" style:justify-single-word="false"/>
      <style:text-properties style:font-name="IPAゴシック" officeooo:rsid="014dc17b" officeooo:paragraph-rsid="015ab8af" style:font-name-asian="IPAゴシック"/>
    </style:style>
    <style:style style:name="P118" style:family="paragraph" style:parent-style-name="Table_20_Contents">
      <style:paragraph-properties fo:text-align="start" style:justify-single-word="false"/>
      <style:text-properties style:font-name="IPAゴシック" officeooo:rsid="01538887" officeooo:paragraph-rsid="01538887" style:font-name-asian="IPAゴシック"/>
    </style:style>
    <style:style style:name="P119" style:family="paragraph" style:parent-style-name="Table_20_Contents">
      <style:paragraph-properties fo:text-align="start" style:justify-single-word="false"/>
      <style:text-properties style:font-name="IPAゴシック" officeooo:rsid="01597e02" officeooo:paragraph-rsid="01597e02" style:font-name-asian="IPAゴシック"/>
    </style:style>
    <style:style style:name="P120" style:family="paragraph" style:parent-style-name="Table_20_Contents">
      <style:paragraph-properties fo:text-align="start" style:justify-single-word="false"/>
      <style:text-properties officeooo:paragraph-rsid="01566461"/>
    </style:style>
    <style:style style:name="P121" style:family="paragraph" style:parent-style-name="Table_20_Contents">
      <style:paragraph-properties fo:text-align="start" style:justify-single-word="false"/>
      <style:text-properties officeooo:rsid="01550a71" officeooo:paragraph-rsid="01550a71"/>
    </style:style>
    <style:style style:name="P122" style:family="paragraph" style:parent-style-name="Table_20_Contents">
      <style:text-properties fo:font-size="10pt" officeooo:rsid="00eb10aa" officeooo:paragraph-rsid="015ccad4" style:font-size-asian="10pt" style:font-size-complex="10pt"/>
    </style:style>
    <style:style style:name="P123" style:family="paragraph" style:parent-style-name="Table_20_Contents">
      <style:text-properties fo:font-size="10pt" officeooo:paragraph-rsid="015ccad4" style:font-size-asian="10pt" style:font-size-complex="10pt"/>
    </style:style>
    <style:style style:name="P124" style:family="paragraph" style:parent-style-name="Table_20_Contents">
      <style:text-properties fo:font-size="6pt" officeooo:rsid="00eb10aa" officeooo:paragraph-rsid="015ccad4" style:font-size-asian="6pt" style:font-size-complex="6pt"/>
    </style:style>
    <style:style style:name="P125" style:family="paragraph" style:parent-style-name="Table_20_Contents">
      <style:text-properties fo:font-size="6pt" officeooo:paragraph-rsid="015ccad4" style:font-size-asian="6pt" style:font-size-complex="6pt"/>
    </style:style>
    <style:style style:name="P126" style:family="paragraph" style:parent-style-name="Table_20_Contents">
      <style:text-properties officeooo:paragraph-rsid="015ccad4"/>
    </style:style>
    <style:style style:name="P127" style:family="paragraph" style:parent-style-name="Table_20_Heading">
      <style:text-properties officeooo:paragraph-rsid="00e8a48c"/>
    </style:style>
    <style:style style:name="P128" style:family="paragraph" style:parent-style-name="Table_20_Heading">
      <style:text-properties style:language-asian="ja" style:country-asian="JP"/>
    </style:style>
    <style:style style:name="P129" style:family="paragraph" style:parent-style-name="Table_20_Heading">
      <style:text-properties officeooo:paragraph-rsid="015ccad4" style:language-asian="ja" style:country-asian="JP"/>
    </style:style>
    <style:style style:name="P130" style:family="paragraph" style:parent-style-name="Table_20_Heading">
      <style:text-properties style:font-name="IPA Pゴシック" officeooo:paragraph-rsid="0119e4f9" style:font-name-asian="IPA Pゴシック" style:language-asian="ja" style:country-asian="JP"/>
    </style:style>
    <style:style style:name="P131" style:family="paragraph" style:parent-style-name="Table_20_Heading">
      <style:text-properties officeooo:paragraph-rsid="015ccad4"/>
    </style:style>
    <style:style style:name="P132" style:family="paragraph" style:parent-style-name="Table">
      <style:paragraph-properties fo:keep-with-next="always"/>
    </style:style>
    <style:style style:name="P133" style:family="paragraph" style:parent-style-name="Table">
      <style:paragraph-properties fo:keep-with-next="always"/>
      <style:text-properties officeooo:paragraph-rsid="0119e4f9"/>
    </style:style>
    <style:style style:name="P134" style:family="paragraph" style:parent-style-name="_39_91.メインタイトル">
      <style:text-properties officeooo:rsid="00e80d19" officeooo:paragraph-rsid="00e80d19" style:language-asian="ja" style:country-asian="JP"/>
    </style:style>
    <style:style style:name="P135" style:family="paragraph" style:parent-style-name="_31_.本文_28_大見出し_29_">
      <style:paragraph-properties fo:text-align="center" style:justify-single-word="false"/>
    </style:style>
    <style:style style:name="P136" style:family="paragraph" style:parent-style-name="_31_.本文_28_大見出し_29_">
      <style:text-properties officeooo:rsid="0131b386" officeooo:paragraph-rsid="012fe360"/>
    </style:style>
    <style:style style:name="P137" style:family="paragraph" style:parent-style-name="_31_.本文_28_大見出し_29_">
      <style:text-properties officeooo:rsid="00eab99c"/>
    </style:style>
    <style:style style:name="P138" style:family="paragraph" style:parent-style-name="_31_.本文_28_大見出し_29_">
      <style:text-properties officeooo:rsid="01343f55" officeooo:paragraph-rsid="01343f55" style:language-asian="ja" style:country-asian="JP"/>
    </style:style>
    <style:style style:name="P139" style:family="paragraph" style:parent-style-name="_39_94.見出し中_28_その他_29_">
      <style:paragraph-properties fo:margin-left="0.667cm" fo:margin-right="0cm" fo:text-indent="0cm" style:auto-text-indent="false"/>
      <style:text-properties officeooo:paragraph-rsid="00215f6b"/>
    </style:style>
    <style:style style:name="P140" style:family="paragraph" style:parent-style-name="_39_94.見出し中_28_その他_29_">
      <style:paragraph-properties fo:margin-left="0.667cm" fo:margin-right="0cm" fo:text-indent="0cm" style:auto-text-indent="false"/>
      <style:text-properties officeooo:paragraph-rsid="0119e4f9"/>
    </style:style>
    <style:style style:name="P141" style:family="paragraph" style:parent-style-name="Table">
      <style:text-properties officeooo:paragraph-rsid="0119e4f9"/>
    </style:style>
    <style:style style:name="P142" style:family="paragraph" style:parent-style-name="_33_.本文_28_小見出し_29_">
      <style:text-properties officeooo:rsid="00f0421e" officeooo:paragraph-rsid="0141784a" style:language-asian="ja" style:country-asian="JP"/>
    </style:style>
    <style:style style:name="P143" style:family="paragraph" style:parent-style-name="_33_.本文_28_小見出し_29_">
      <style:text-properties officeooo:paragraph-rsid="0141784a" style:language-asian="ja" style:country-asian="JP"/>
    </style:style>
    <style:style style:name="P144" style:family="paragraph" style:parent-style-name="_33_.本文_28_小見出し_29_">
      <style:text-properties officeooo:paragraph-rsid="0142b51c" style:language-asian="ja" style:country-asian="JP"/>
    </style:style>
    <style:style style:name="P145" style:family="paragraph" style:parent-style-name="_33_.本文_28_小見出し_29_">
      <style:text-properties officeooo:paragraph-rsid="0145c491" style:language-asian="ja" style:country-asian="JP"/>
    </style:style>
    <style:style style:name="P146" style:family="paragraph" style:parent-style-name="_33_.本文_28_小見出し_29_">
      <style:text-properties officeooo:paragraph-rsid="014622b6" style:language-asian="ja" style:country-asian="JP"/>
    </style:style>
    <style:style style:name="P147" style:family="paragraph" style:parent-style-name="_33_.本文_28_小見出し_29_">
      <style:text-properties officeooo:paragraph-rsid="014653dd" style:language-asian="ja" style:country-asian="JP"/>
    </style:style>
    <style:style style:name="P148" style:family="paragraph" style:parent-style-name="_33_.本文_28_小見出し_29_">
      <style:text-properties officeooo:paragraph-rsid="01490a87" style:language-asian="ja" style:country-asian="JP"/>
    </style:style>
    <style:style style:name="P149" style:family="paragraph" style:parent-style-name="_33_.本文_28_小見出し_29_">
      <style:text-properties officeooo:paragraph-rsid="0149238f" style:language-asian="ja" style:country-asian="JP"/>
    </style:style>
    <style:style style:name="P150" style:family="paragraph" style:parent-style-name="_33_.本文_28_小見出し_29_">
      <style:text-properties officeooo:rsid="0141018a" officeooo:paragraph-rsid="01490a87" style:language-asian="ja" style:country-asian="JP"/>
    </style:style>
    <style:style style:name="P151" style:family="paragraph" style:parent-style-name="_33_.本文_28_小見出し_29_">
      <style:text-properties officeooo:rsid="0141018a" officeooo:paragraph-rsid="0149238f" style:language-asian="ja" style:country-asian="JP"/>
    </style:style>
    <style:style style:name="P152" style:family="paragraph" style:parent-style-name="_33_.本文_28_小見出し_29_">
      <style:text-properties officeooo:rsid="0141018a" officeooo:paragraph-rsid="0141018a" style:language-asian="ja" style:country-asian="JP"/>
    </style:style>
    <style:style style:name="P153" style:family="paragraph" style:parent-style-name="_33_.本文_28_小見出し_29_">
      <style:text-properties officeooo:rsid="0141018a" officeooo:paragraph-rsid="014c5157" style:language-asian="ja" style:country-asian="JP"/>
    </style:style>
    <style:style style:name="P154" style:family="paragraph" style:parent-style-name="_33_.本文_28_小見出し_29_">
      <style:text-properties officeooo:rsid="0141018a" officeooo:paragraph-rsid="014dc17b" style:language-asian="ja" style:country-asian="JP"/>
    </style:style>
    <style:style style:name="P155" style:family="paragraph" style:parent-style-name="_33_.本文_28_小見出し_29_">
      <style:text-properties officeooo:rsid="013d24a9" officeooo:paragraph-rsid="01490a87" style:language-asian="ja" style:country-asian="JP"/>
    </style:style>
    <style:style style:name="P156" style:family="paragraph" style:parent-style-name="_33_.本文_28_小見出し_29_">
      <style:text-properties officeooo:rsid="013d24a9" officeooo:paragraph-rsid="0141018a" style:language-asian="ja" style:country-asian="JP"/>
    </style:style>
    <style:style style:name="P157" style:family="paragraph" style:parent-style-name="_33_.本文_28_小見出し_29_">
      <style:text-properties officeooo:rsid="013d24a9" officeooo:paragraph-rsid="013de8af" style:language-asian="ja" style:country-asian="JP"/>
    </style:style>
    <style:style style:name="P158" style:family="paragraph" style:parent-style-name="_33_.本文_28_小見出し_29_">
      <style:text-properties officeooo:rsid="013d24a9" officeooo:paragraph-rsid="013defcd" style:language-asian="ja" style:country-asian="JP"/>
    </style:style>
    <style:style style:name="P159" style:family="paragraph" style:parent-style-name="_33_.本文_28_小見出し_29_">
      <style:text-properties officeooo:rsid="013d24a9" officeooo:paragraph-rsid="013f45ae" style:language-asian="ja" style:country-asian="JP"/>
    </style:style>
    <style:style style:name="P160" style:family="paragraph" style:parent-style-name="_33_.本文_28_小見出し_29_">
      <style:text-properties officeooo:rsid="013d24a9" officeooo:paragraph-rsid="01403c85" style:language-asian="ja" style:country-asian="JP"/>
    </style:style>
    <style:style style:name="P161" style:family="paragraph" style:parent-style-name="_33_.本文_28_小見出し_29_">
      <style:text-properties officeooo:rsid="013d24a9" officeooo:paragraph-rsid="0141784a" style:language-asian="ja" style:country-asian="JP"/>
    </style:style>
    <style:style style:name="P162" style:family="paragraph" style:parent-style-name="_33_.本文_28_小見出し_29_">
      <style:text-properties officeooo:rsid="013d24a9" officeooo:paragraph-rsid="01429066" style:language-asian="ja" style:country-asian="JP"/>
    </style:style>
    <style:style style:name="P163" style:family="paragraph" style:parent-style-name="_33_.本文_28_小見出し_29_">
      <style:text-properties officeooo:rsid="013d24a9" officeooo:paragraph-rsid="0142b51c" style:language-asian="ja" style:country-asian="JP"/>
    </style:style>
    <style:style style:name="P164" style:family="paragraph" style:parent-style-name="_33_.本文_28_小見出し_29_">
      <style:text-properties officeooo:rsid="013d24a9" officeooo:paragraph-rsid="0145c491" style:language-asian="ja" style:country-asian="JP"/>
    </style:style>
    <style:style style:name="P165" style:family="paragraph" style:parent-style-name="_33_.本文_28_小見出し_29_">
      <style:text-properties officeooo:rsid="013d24a9" officeooo:paragraph-rsid="014622b6" style:language-asian="ja" style:country-asian="JP"/>
    </style:style>
    <style:style style:name="P166" style:family="paragraph" style:parent-style-name="_33_.本文_28_小見出し_29_">
      <style:text-properties officeooo:rsid="013d24a9" officeooo:paragraph-rsid="014653dd" style:language-asian="ja" style:country-asian="JP"/>
    </style:style>
    <style:style style:name="P167" style:family="paragraph" style:parent-style-name="_33_.本文_28_小見出し_29_">
      <style:text-properties officeooo:rsid="013d24a9" officeooo:paragraph-rsid="014f7b7c" style:language-asian="ja" style:country-asian="JP"/>
    </style:style>
    <style:style style:name="P168" style:family="paragraph" style:parent-style-name="_33_.本文_28_小見出し_29_">
      <style:text-properties officeooo:rsid="013d24a9" officeooo:paragraph-rsid="01518fbb" style:language-asian="ja" style:country-asian="JP"/>
    </style:style>
    <style:style style:name="P169" style:family="paragraph" style:parent-style-name="_33_.本文_28_小見出し_29_">
      <style:text-properties officeooo:rsid="013d24a9" officeooo:paragraph-rsid="01566461" style:language-asian="ja" style:country-asian="JP"/>
    </style:style>
    <style:style style:name="P170" style:family="paragraph" style:parent-style-name="_33_.本文_28_小見出し_29_">
      <style:text-properties officeooo:rsid="013de8af" officeooo:paragraph-rsid="013de8af" style:language-asian="ja" style:country-asian="JP"/>
    </style:style>
    <style:style style:name="P171" style:family="paragraph" style:parent-style-name="_33_.本文_28_小見出し_29_">
      <style:text-properties officeooo:rsid="013f45ae" officeooo:paragraph-rsid="013f45ae" style:language-asian="ja" style:country-asian="JP"/>
    </style:style>
    <style:style style:name="P172" style:family="paragraph" style:parent-style-name="_33_.本文_28_小見出し_29_">
      <style:text-properties officeooo:rsid="01403c85" officeooo:paragraph-rsid="01403c85" style:language-asian="ja" style:country-asian="JP"/>
    </style:style>
    <style:style style:name="P173" style:family="paragraph" style:parent-style-name="_33_.本文_28_小見出し_29_">
      <style:text-properties officeooo:rsid="0140ae3e" officeooo:paragraph-rsid="0140ae3e" style:language-asian="ja" style:country-asian="JP"/>
    </style:style>
    <style:style style:name="P174" style:family="paragraph" style:parent-style-name="_33_.本文_28_小見出し_29_">
      <style:text-properties officeooo:rsid="0141784a" officeooo:paragraph-rsid="0141784a" style:language-asian="ja" style:country-asian="JP"/>
    </style:style>
    <style:style style:name="P175" style:family="paragraph" style:parent-style-name="_33_.本文_28_小見出し_29_">
      <style:text-properties officeooo:rsid="01429066" officeooo:paragraph-rsid="01429066" style:language-asian="ja" style:country-asian="JP"/>
    </style:style>
    <style:style style:name="P176" style:family="paragraph" style:parent-style-name="_33_.本文_28_小見出し_29_">
      <style:text-properties officeooo:rsid="01440c1a" officeooo:paragraph-rsid="014622b6" style:language-asian="ja" style:country-asian="JP"/>
    </style:style>
    <style:style style:name="P177" style:family="paragraph" style:parent-style-name="_33_.本文_28_小見出し_29_">
      <style:text-properties officeooo:rsid="01440c1a" officeooo:paragraph-rsid="01518fbb" style:language-asian="ja" style:country-asian="JP"/>
    </style:style>
    <style:style style:name="P178" style:family="paragraph" style:parent-style-name="_33_.本文_28_小見出し_29_">
      <style:text-properties officeooo:paragraph-rsid="014dc17b" style:language-asian="ja" style:country-asian="JP"/>
    </style:style>
    <style:style style:name="P179" style:family="paragraph" style:parent-style-name="_33_.本文_28_小見出し_29_">
      <style:text-properties officeooo:rsid="014a1081" officeooo:paragraph-rsid="014a1081" style:language-asian="ja" style:country-asian="JP"/>
    </style:style>
    <style:style style:name="P180" style:family="paragraph" style:parent-style-name="_33_.本文_28_小見出し_29_">
      <style:text-properties officeooo:rsid="014962fa" officeooo:paragraph-rsid="014962fa" style:language-asian="ja" style:country-asian="JP"/>
    </style:style>
    <style:style style:name="P181" style:family="paragraph" style:parent-style-name="_33_.本文_28_小見出し_29_">
      <style:text-properties officeooo:rsid="014a716f" officeooo:paragraph-rsid="014a716f" style:language-asian="ja" style:country-asian="JP"/>
    </style:style>
    <style:style style:name="P182" style:family="paragraph" style:parent-style-name="_33_.本文_28_小見出し_29_">
      <style:text-properties officeooo:rsid="014c5157" officeooo:paragraph-rsid="014c5157" style:language-asian="ja" style:country-asian="JP"/>
    </style:style>
    <style:style style:name="P183" style:family="paragraph" style:parent-style-name="_33_.本文_28_小見出し_29_">
      <style:text-properties officeooo:rsid="014c5157" officeooo:paragraph-rsid="014dc17b" style:language-asian="ja" style:country-asian="JP"/>
    </style:style>
    <style:style style:name="P184" style:family="paragraph" style:parent-style-name="_33_.本文_28_小見出し_29_">
      <style:text-properties officeooo:rsid="014c5157" officeooo:paragraph-rsid="01597e02" style:language-asian="ja" style:country-asian="JP"/>
    </style:style>
    <style:style style:name="P185" style:family="paragraph" style:parent-style-name="_33_.本文_28_小見出し_29_">
      <style:text-properties officeooo:rsid="014dc17b" officeooo:paragraph-rsid="014dc17b" style:language-asian="ja" style:country-asian="JP"/>
    </style:style>
    <style:style style:name="P186" style:family="paragraph" style:parent-style-name="_33_.本文_28_小見出し_29_">
      <style:text-properties officeooo:rsid="014dc17b" officeooo:paragraph-rsid="01518fbb" style:language-asian="ja" style:country-asian="JP"/>
    </style:style>
    <style:style style:name="P187" style:family="paragraph" style:parent-style-name="_33_.本文_28_小見出し_29_">
      <style:text-properties officeooo:rsid="01588374" officeooo:paragraph-rsid="01597e02" style:language-asian="ja" style:country-asian="JP"/>
    </style:style>
    <style:style style:name="P188" style:family="paragraph" style:parent-style-name="_33_.本文_28_小見出し_29_">
      <style:text-properties officeooo:rsid="01566461" officeooo:paragraph-rsid="01566461" style:language-asian="ja" style:country-asian="JP"/>
    </style:style>
    <style:style style:name="P189" style:family="paragraph" style:parent-style-name="_33_.本文_28_小見出し_29_">
      <style:text-properties officeooo:paragraph-rsid="01518fbb" style:language-asian="ja" style:country-asian="JP"/>
    </style:style>
    <style:style style:name="P190" style:family="paragraph" style:parent-style-name="_33_.本文_28_小見出し_29_">
      <style:text-properties officeooo:paragraph-rsid="013f45ae"/>
    </style:style>
    <style:style style:name="P191" style:family="paragraph" style:parent-style-name="_33_.本文_28_小見出し_29_">
      <style:text-properties officeooo:paragraph-rsid="0140ae3e"/>
    </style:style>
    <style:style style:name="P192" style:family="paragraph" style:parent-style-name="_33_.本文_28_小見出し_29_">
      <style:text-properties officeooo:paragraph-rsid="01440c1a"/>
    </style:style>
    <style:style style:name="P193" style:family="paragraph" style:parent-style-name="_33_.本文_28_小見出し_29_">
      <style:text-properties officeooo:paragraph-rsid="014622b6"/>
    </style:style>
    <style:style style:name="P194" style:family="paragraph" style:parent-style-name="_33_.本文_28_小見出し_29_">
      <style:text-properties officeooo:paragraph-rsid="014653dd"/>
    </style:style>
    <style:style style:name="P195" style:family="paragraph" style:parent-style-name="_33_.本文_28_小見出し_29_">
      <style:text-properties officeooo:paragraph-rsid="01490a87"/>
    </style:style>
    <style:style style:name="P196" style:family="paragraph" style:parent-style-name="_33_.本文_28_小見出し_29_">
      <style:text-properties officeooo:paragraph-rsid="0149238f"/>
    </style:style>
    <style:style style:name="P197" style:family="paragraph" style:parent-style-name="_33_.本文_28_小見出し_29_">
      <style:text-properties officeooo:paragraph-rsid="014962fa"/>
    </style:style>
    <style:style style:name="P198" style:family="paragraph" style:parent-style-name="_33_.本文_28_小見出し_29_">
      <style:text-properties officeooo:paragraph-rsid="014a1081"/>
    </style:style>
    <style:style style:name="P199" style:family="paragraph" style:parent-style-name="_33_.本文_28_小見出し_29_">
      <style:text-properties officeooo:paragraph-rsid="014dc17b"/>
    </style:style>
    <style:style style:name="P200" style:family="paragraph" style:parent-style-name="_33_.本文_28_小見出し_29_">
      <style:text-properties officeooo:paragraph-rsid="01518fbb"/>
    </style:style>
    <style:style style:name="P201" style:family="paragraph" style:parent-style-name="_33_.本文_28_小見出し_29_">
      <style:text-properties officeooo:rsid="014a1081" officeooo:paragraph-rsid="014a1081"/>
    </style:style>
    <style:style style:name="P202" style:family="paragraph" style:parent-style-name="_33_.本文_28_小見出し_29_">
      <style:text-properties officeooo:rsid="014ba8c8" officeooo:paragraph-rsid="014ba8c8"/>
    </style:style>
    <style:style style:name="P203" style:family="paragraph" style:parent-style-name="_33_.本文_28_小見出し_29_">
      <style:text-properties officeooo:paragraph-rsid="01566461"/>
    </style:style>
    <style:style style:name="P204" style:family="paragraph" style:parent-style-name="Footnote">
      <style:text-properties officeooo:rsid="015703a7" officeooo:paragraph-rsid="015703a7"/>
    </style:style>
    <style:style style:name="P205" style:family="paragraph" style:parent-style-name="_33_.本文_28_小見出し_29_">
      <style:paragraph-properties fo:margin-left="2cm" fo:margin-right="0cm" fo:text-indent="0cm" style:auto-text-indent="false"/>
      <style:text-properties officeooo:rsid="0141018a" officeooo:paragraph-rsid="01639801" style:language-asian="ja" style:country-asian="JP"/>
    </style:style>
    <style:style style:name="P206" style:family="paragraph" style:parent-style-name="_33_.本文_28_小見出し_29_">
      <style:text-properties officeooo:rsid="0141018a" officeooo:paragraph-rsid="01490a87" style:language-asian="ja" style:country-asian="JP"/>
    </style:style>
    <style:style style:name="P207" style:family="paragraph" style:parent-style-name="_33_.本文_28_小見出し_29_">
      <style:text-properties officeooo:rsid="0141018a" officeooo:paragraph-rsid="0141018a" style:language-asian="ja" style:country-asian="JP"/>
    </style:style>
    <style:style style:name="P208" style:family="paragraph" style:parent-style-name="_33_.本文_28_小見出し_29_">
      <style:text-properties officeooo:rsid="0141018a" officeooo:paragraph-rsid="0167363f" style:language-asian="ja" style:country-asian="JP"/>
    </style:style>
    <style:style style:name="P209" style:family="paragraph" style:parent-style-name="_33_.本文_28_小見出し_29_">
      <style:text-properties officeooo:rsid="013d24a9" officeooo:paragraph-rsid="014622b6" style:language-asian="ja" style:country-asian="JP"/>
    </style:style>
    <style:style style:name="P210" style:family="paragraph" style:parent-style-name="_33_.本文_28_小見出し_29_">
      <style:text-properties officeooo:paragraph-rsid="0142b51c" style:language-asian="ja" style:country-asian="JP"/>
    </style:style>
    <style:style style:name="P211" style:family="paragraph" style:parent-style-name="_33_.本文_28_小見出し_29_">
      <style:text-properties officeooo:rsid="014a716f" officeooo:paragraph-rsid="016a8b51" style:language-asian="ja" style:country-asian="JP"/>
    </style:style>
    <style:style style:name="P212" style:family="paragraph" style:parent-style-name="_33_.本文_28_小見出し_29_">
      <style:text-properties officeooo:rsid="01440c1a" officeooo:paragraph-rsid="014653dd" style:language-asian="ja" style:country-asian="JP"/>
    </style:style>
    <style:style style:name="P213" style:family="paragraph" style:parent-style-name="_31_.本文_28_大見出し_29_" style:list-style-name="L1">
      <style:text-properties officeooo:rsid="011bf581" officeooo:paragraph-rsid="011bf581" style:language-asian="ja" style:country-asian="JP"/>
    </style:style>
    <style:style style:name="P214" style:family="paragraph" style:parent-style-name="_39_93.見出し大_28_その他_29_" style:master-page-name="First_20_Page">
      <style:paragraph-properties style:page-number="auto"/>
      <style:text-properties officeooo:paragraph-rsid="00cff718"/>
    </style:style>
    <style:style style:name="P215" style:family="paragraph" style:parent-style-name="_32_.本文_ff08_中見出し_ff09_">
      <style:text-properties officeooo:rsid="00f0421e" officeooo:paragraph-rsid="01639801" style:language-asian="ja" style:country-asian="JP"/>
    </style:style>
    <style:style style:name="P216" style:family="paragraph" style:parent-style-name="_32_.本文_ff08_中見出し_ff09_">
      <style:text-properties officeooo:rsid="00f0421e" officeooo:paragraph-rsid="0167363f" style:language-asian="ja" style:country-asian="JP"/>
    </style:style>
    <style:style style:name="P217" style:family="paragraph" style:parent-style-name="_32_.本文_ff08_中見出し_ff09_">
      <style:text-properties officeooo:paragraph-rsid="01639801" style:language-asian="ja" style:country-asian="JP"/>
    </style:style>
    <style:style style:name="P218" style:family="paragraph" style:parent-style-name="_32_.本文_ff08_中見出し_ff09_">
      <style:text-properties officeooo:paragraph-rsid="0160e92e"/>
    </style:style>
    <style:style style:name="P219" style:family="paragraph" style:parent-style-name="_33_.小見出し">
      <style:text-properties officeooo:rsid="0147d2fb" officeooo:paragraph-rsid="0147d2fb" style:language-asian="ja" style:country-asian="JP"/>
    </style:style>
    <style:style style:name="P220" style:family="paragraph" style:parent-style-name="_33_.小見出し">
      <style:text-properties officeooo:rsid="014a716f" officeooo:paragraph-rsid="014a716f" style:language-asian="ja" style:country-asian="JP"/>
    </style:style>
    <style:style style:name="P221" style:family="paragraph" style:parent-style-name="_33_.小見出し">
      <style:text-properties officeooo:rsid="01588374" officeooo:paragraph-rsid="01588374" style:language-asian="ja" style:country-asian="JP"/>
    </style:style>
    <style:style style:name="P222" style:family="paragraph" style:parent-style-name="_33_.小見出し">
      <style:text-properties officeooo:rsid="014c5157" officeooo:paragraph-rsid="014c5157" style:language-asian="ja" style:country-asian="JP"/>
    </style:style>
    <style:style style:name="P223" style:family="paragraph" style:parent-style-name="_33_.小見出し">
      <style:text-properties officeooo:rsid="0141018a" officeooo:paragraph-rsid="0141018a" style:language-asian="ja" style:country-asian="JP"/>
    </style:style>
    <style:style style:name="P224" style:family="paragraph" style:parent-style-name="_33_.小見出し">
      <style:text-properties officeooo:rsid="013d24a9" officeooo:paragraph-rsid="013d24a9" style:language-asian="ja" style:country-asian="JP"/>
    </style:style>
    <style:style style:name="P225" style:family="paragraph" style:parent-style-name="_33_.小見出し">
      <style:text-properties officeooo:rsid="0141784a" officeooo:paragraph-rsid="0141784a" style:language-asian="ja" style:country-asian="JP"/>
    </style:style>
    <style:style style:name="P226" style:family="paragraph" style:parent-style-name="_33_.小見出し">
      <style:text-properties officeooo:rsid="01429066" officeooo:paragraph-rsid="01429066" style:language-asian="ja" style:country-asian="JP"/>
    </style:style>
    <style:style style:name="P227" style:family="paragraph" style:parent-style-name="_33_.小見出し">
      <style:text-properties officeooo:rsid="01440c1a" officeooo:paragraph-rsid="01440c1a" style:language-asian="ja" style:country-asian="JP"/>
    </style:style>
    <style:style style:name="P228" style:family="paragraph" style:parent-style-name="_33_.小見出し">
      <style:text-properties officeooo:rsid="014dc17b" officeooo:paragraph-rsid="014dc17b" style:language-asian="ja" style:country-asian="JP"/>
    </style:style>
    <style:style style:name="P229" style:family="paragraph" style:parent-style-name="_33_.小見出し">
      <style:text-properties officeooo:rsid="014a1081" officeooo:paragraph-rsid="014a1081"/>
    </style:style>
    <style:style style:name="P230" style:family="paragraph" style:parent-style-name="_33_.小見出し">
      <style:text-properties officeooo:rsid="01566461" officeooo:paragraph-rsid="01566461"/>
    </style:style>
    <style:style style:name="P231" style:family="paragraph" style:parent-style-name="_33_.小見出し">
      <style:text-properties officeooo:rsid="01518fbb" officeooo:paragraph-rsid="01518fbb"/>
    </style:style>
    <style:style style:name="P232" style:family="paragraph" style:parent-style-name="Contents_20_1">
      <style:paragraph-properties>
        <style:tab-stops>
          <style:tab-stop style:position="17cm" style:type="right" style:leader-style="dotted" style:leader-text="."/>
        </style:tab-stops>
      </style:paragraph-properties>
    </style:style>
    <style:style style:name="P233" style:family="paragraph" style:parent-style-name="_31_.大見出し">
      <style:text-properties officeooo:rsid="0131b386" officeooo:paragraph-rsid="012fe360" style:language-asian="ja" style:country-asian="JP"/>
    </style:style>
    <style:style style:name="P234" style:family="paragraph" style:parent-style-name="_31_.大見出し" style:list-style-name="">
      <style:text-properties style:language-asian="ja" style:country-asian="JP"/>
    </style:style>
    <style:style style:name="P235" style:family="paragraph" style:parent-style-name="_31_.大見出し">
      <style:paragraph-properties fo:break-before="page"/>
      <style:text-properties style:language-asian="ja" style:country-asian="JP"/>
    </style:style>
    <style:style style:name="P236" style:family="paragraph" style:parent-style-name="_31_.大見出し">
      <style:paragraph-properties fo:break-before="page"/>
      <style:text-properties officeooo:rsid="00e8a48c" officeooo:paragraph-rsid="00e8a48c" style:language-asian="ja" style:country-asian="JP"/>
    </style:style>
    <style:style style:name="P237" style:family="paragraph" style:parent-style-name="_31_.大見出し">
      <style:paragraph-properties fo:break-before="page"/>
      <style:text-properties officeooo:rsid="011bf581" officeooo:paragraph-rsid="011bf581" style:language-asian="ja" style:country-asian="JP"/>
    </style:style>
    <style:style style:name="P238" style:family="paragraph" style:parent-style-name="Footnote">
      <style:text-properties officeooo:paragraph-rsid="016a8b51"/>
    </style:style>
    <style:style style:name="P239" style:family="paragraph" style:parent-style-name="Footnote">
      <style:text-properties style:language-asian="ja" style:country-asian="JP"/>
    </style:style>
    <style:style style:name="P240" style:family="paragraph" style:parent-style-name="Contents_20_Heading">
      <style:paragraph-properties fo:break-before="page"/>
    </style:style>
    <style:style style:name="P241" style:family="paragraph" style:parent-style-name="_32_.中見出し">
      <style:text-properties officeooo:paragraph-rsid="01360b27"/>
    </style:style>
    <style:style style:name="P242" style:family="paragraph" style:parent-style-name="_32_.中見出し">
      <style:text-properties style:language-asian="ja" style:country-asian="JP"/>
    </style:style>
    <style:style style:name="P243" style:family="paragraph" style:parent-style-name="_32_.中見出し">
      <style:text-properties officeooo:rsid="01343f55" style:language-asian="ja" style:country-asian="JP"/>
    </style:style>
    <style:style style:name="P244" style:family="paragraph" style:parent-style-name="_32_.中見出し">
      <style:text-properties officeooo:rsid="014dc17b" officeooo:paragraph-rsid="014dc17b" style:language-asian="ja" style:country-asian="JP"/>
    </style:style>
    <style:style style:name="P245" style:family="paragraph" style:parent-style-name="_32_.中見出し">
      <style:text-properties officeooo:rsid="015122ff" officeooo:paragraph-rsid="015122ff" style:language-asian="ja" style:country-asian="JP"/>
    </style:style>
    <style:style style:name="P246" style:family="paragraph" style:parent-style-name="Contents_20_2">
      <style:paragraph-properties>
        <style:tab-stops>
          <style:tab-stop style:position="16.683cm" style:type="right" style:leader-style="dotted" style:leader-text="."/>
        </style:tab-stops>
      </style:paragraph-properties>
    </style:style>
    <style:style style:name="P247" style:family="paragraph" style:parent-style-name="Table_20_Contents">
      <style:paragraph-properties fo:text-align="start" style:justify-single-word="false"/>
      <style:text-properties officeooo:rsid="015e271b" officeooo:paragraph-rsid="015e271b"/>
    </style:style>
    <style:style style:name="P248" style:family="paragraph" style:parent-style-name="Table_20_Contents">
      <style:paragraph-properties fo:text-align="start" style:justify-single-word="false"/>
      <style:text-properties style:font-name="IPAゴシック" officeooo:rsid="00f8def8" officeooo:paragraph-rsid="01639801" style:font-name-asian="IPAゴシック"/>
    </style:style>
    <style:style style:name="P249" style:family="paragraph" style:parent-style-name="Table_20_Contents">
      <style:paragraph-properties fo:text-align="start" style:justify-single-word="false"/>
      <style:text-properties style:font-name="IPAゴシック" officeooo:rsid="00f8def8" officeooo:paragraph-rsid="01656cf2" style:font-name-asian="IPAゴシック"/>
    </style:style>
    <style:style style:name="P250" style:family="paragraph" style:parent-style-name="Table_20_Contents">
      <style:paragraph-properties fo:text-align="start" style:justify-single-word="false"/>
      <style:text-properties style:font-name="IPAゴシック" officeooo:rsid="00f8def8" officeooo:paragraph-rsid="0167363f" style:font-name-asian="IPAゴシック"/>
    </style:style>
    <style:style style:name="P251" style:family="paragraph" style:parent-style-name="Table_20_Contents">
      <style:paragraph-properties fo:text-align="start" style:justify-single-word="false"/>
      <style:text-properties style:font-name="IPAゴシック" officeooo:rsid="00f8def8" officeooo:paragraph-rsid="01639801" style:font-name-asian="IPAゴシック" style:language-asian="ja" style:country-asian="JP"/>
    </style:style>
    <style:style style:name="P252" style:family="paragraph" style:parent-style-name="Table_20_Contents">
      <style:paragraph-properties fo:text-align="start" style:justify-single-word="false"/>
      <style:text-properties style:font-name="IPAゴシック" officeooo:rsid="00f8def8" officeooo:paragraph-rsid="01656cf2" style:font-name-asian="IPAゴシック" style:language-asian="ja" style:country-asian="JP"/>
    </style:style>
    <style:style style:name="P253" style:family="paragraph" style:parent-style-name="Table_20_Contents">
      <style:paragraph-properties fo:text-align="start" style:justify-single-word="false"/>
      <style:text-properties style:font-name="IPAゴシック" officeooo:rsid="0141018a" officeooo:paragraph-rsid="0167363f" style:font-name-asian="IPAゴシック"/>
    </style:style>
    <style:style style:name="P254" style:family="paragraph" style:parent-style-name="Table_20_Contents">
      <style:paragraph-properties fo:text-align="start" style:justify-single-word="false"/>
      <style:text-properties style:font-name="IPAゴシック" officeooo:rsid="013defcd" officeooo:paragraph-rsid="0167363f" style:font-name-asian="IPAゴシック"/>
    </style:style>
    <style:style style:name="P255" style:family="paragraph">
      <style:paragraph-properties fo:text-align="center"/>
    </style:style>
    <style:style style:name="P256" style:family="paragraph">
      <style:text-properties style:font-name="IPAゴシック" fo:font-size="6pt" style:font-size-asian="6pt" style:font-size-complex="6pt"/>
    </style:style>
    <style:style style:name="P257" style:family="paragraph">
      <style:text-properties style:font-name="ＭＳ ゴシック2" fo:font-size="6pt" style:font-size-asian="6pt" style:font-size-complex="6pt"/>
    </style:style>
    <style:style style:name="T1" style:family="text">
      <style:text-properties style:language-asian="ja" style:country-asian="JP"/>
    </style:style>
    <style:style style:name="T2" style:family="text">
      <style:text-properties officeooo:rsid="001a731c" style:language-asian="ja" style:country-asian="JP"/>
    </style:style>
    <style:style style:name="T3" style:family="text">
      <style:text-properties officeooo:rsid="002d1f98" style:language-asian="ja" style:country-asian="JP"/>
    </style:style>
    <style:style style:name="T4" style:family="text">
      <style:text-properties officeooo:rsid="005c66da" style:language-asian="ja" style:country-asian="JP"/>
    </style:style>
    <style:style style:name="T5" style:family="text">
      <style:text-properties officeooo:rsid="003c80e8" style:language-asian="ja" style:country-asian="JP"/>
    </style:style>
    <style:style style:name="T6" style:family="text">
      <style:text-properties officeooo:rsid="00e8a48c" style:language-asian="ja" style:country-asian="JP"/>
    </style:style>
    <style:style style:name="T7" style:family="text">
      <style:text-properties officeooo:rsid="00eab99c" style:language-asian="ja" style:country-asian="JP"/>
    </style:style>
    <style:style style:name="T8" style:family="text">
      <style:text-properties officeooo:rsid="00f0421e" style:language-asian="ja" style:country-asian="JP"/>
    </style:style>
    <style:style style:name="T9" style:family="text">
      <style:text-properties officeooo:rsid="012fe360" style:language-asian="ja" style:country-asian="JP"/>
    </style:style>
    <style:style style:name="T10" style:family="text">
      <style:text-properties officeooo:rsid="0131b386" style:language-asian="ja" style:country-asian="JP"/>
    </style:style>
    <style:style style:name="T11" style:family="text">
      <style:text-properties officeooo:rsid="01360b27" style:language-asian="ja" style:country-asian="JP"/>
    </style:style>
    <style:style style:name="T12" style:family="text">
      <style:text-properties officeooo:rsid="013de8af" style:language-asian="ja" style:country-asian="JP"/>
    </style:style>
    <style:style style:name="T13" style:family="text">
      <style:text-properties officeooo:rsid="013defcd" style:language-asian="ja" style:country-asian="JP"/>
    </style:style>
    <style:style style:name="T14" style:family="text">
      <style:text-properties officeooo:rsid="013f45ae" style:language-asian="ja" style:country-asian="JP"/>
    </style:style>
    <style:style style:name="T15" style:family="text">
      <style:text-properties officeooo:rsid="01403c85" style:language-asian="ja" style:country-asian="JP"/>
    </style:style>
    <style:style style:name="T16" style:family="text">
      <style:text-properties officeooo:rsid="0140ae3e" style:language-asian="ja" style:country-asian="JP"/>
    </style:style>
    <style:style style:name="T17" style:family="text">
      <style:text-properties officeooo:rsid="0141018a" style:language-asian="ja" style:country-asian="JP"/>
    </style:style>
    <style:style style:name="T18" style:family="text">
      <style:text-properties officeooo:rsid="0141784a" style:language-asian="ja" style:country-asian="JP"/>
    </style:style>
    <style:style style:name="T19" style:family="text">
      <style:text-properties officeooo:rsid="01429066" style:language-asian="ja" style:country-asian="JP"/>
    </style:style>
    <style:style style:name="T20" style:family="text">
      <style:text-properties officeooo:rsid="01440c1a" style:language-asian="ja" style:country-asian="JP"/>
    </style:style>
    <style:style style:name="T21" style:family="text">
      <style:text-properties officeooo:rsid="014622b6" style:language-asian="ja" style:country-asian="JP"/>
    </style:style>
    <style:style style:name="T22" style:family="text">
      <style:text-properties officeooo:rsid="014653dd" style:language-asian="ja" style:country-asian="JP"/>
    </style:style>
    <style:style style:name="T23" style:family="text">
      <style:text-properties officeooo:rsid="01490a87" style:language-asian="ja" style:country-asian="JP"/>
    </style:style>
    <style:style style:name="T24" style:family="text">
      <style:text-properties officeooo:rsid="0149238f" style:language-asian="ja" style:country-asian="JP"/>
    </style:style>
    <style:style style:name="T25" style:family="text">
      <style:text-properties officeooo:rsid="014962fa" style:language-asian="ja" style:country-asian="JP"/>
    </style:style>
    <style:style style:name="T26" style:family="text">
      <style:text-properties officeooo:rsid="014a1081" style:language-asian="ja" style:country-asian="JP"/>
    </style:style>
    <style:style style:name="T27" style:family="text">
      <style:text-properties officeooo:rsid="014dc17b" style:language-asian="ja" style:country-asian="JP"/>
    </style:style>
    <style:style style:name="T28" style:family="text">
      <style:text-properties officeooo:rsid="01518fbb" style:language-asian="ja" style:country-asian="JP"/>
    </style:style>
    <style:style style:name="T29" style:family="text">
      <style:text-properties officeooo:rsid="01566461" style:language-asian="ja" style:country-asian="JP"/>
    </style:style>
    <style:style style:name="T30" style:family="text">
      <style:text-properties officeooo:rsid="01597e02" style:language-asian="ja" style:country-asian="JP"/>
    </style:style>
    <style:style style:name="T31" style:family="text">
      <style:text-properties officeooo:rsid="00eb10aa" style:language-asian="ja" style:country-asian="JP"/>
    </style:style>
    <style:style style:name="T32" style:family="text">
      <style:text-properties officeooo:rsid="015ccad4" style:language-asian="ja" style:country-asian="JP"/>
    </style:style>
    <style:style style:name="T33" style:family="text">
      <style:text-properties officeooo:rsid="016026d6" style:language-asian="ja" style:country-asian="JP"/>
    </style:style>
    <style:style style:name="T34" style:family="text">
      <style:text-properties officeooo:rsid="01630f85" style:language-asian="ja" style:country-asian="JP"/>
    </style:style>
    <style:style style:name="T35" style:family="text">
      <style:text-properties officeooo:rsid="01639801" style:language-asian="ja" style:country-asian="JP"/>
    </style:style>
    <style:style style:name="T36" style:family="text">
      <style:text-properties officeooo:rsid="01656cf2" style:language-asian="ja" style:country-asian="JP"/>
    </style:style>
    <style:style style:name="T37" style:family="text">
      <style:text-properties officeooo:rsid="016a8b51" style:language-asian="ja" style:country-asian="JP"/>
    </style:style>
    <style:style style:name="T38" style:family="text">
      <style:text-properties style:font-name="IPAゴシック" officeooo:rsid="01566461" style:font-name-asian="IPAゴシック" style:language-asian="ja" style:country-asian="JP"/>
    </style:style>
    <style:style style:name="T39" style:family="text">
      <style:text-properties officeooo:rsid="001a731c"/>
    </style:style>
    <style:style style:name="T40" style:family="text">
      <style:text-properties officeooo:rsid="00e80d19"/>
    </style:style>
    <style:style style:name="T41" style:family="text">
      <style:text-properties officeooo:rsid="00e8a48c"/>
    </style:style>
    <style:style style:name="T42" style:family="text">
      <style:text-properties officeooo:rsid="00eab99c"/>
    </style:style>
    <style:style style:name="T43" style:family="text">
      <style:text-properties fo:font-size="9pt" style:font-size-asian="9pt" style:font-size-complex="9pt"/>
    </style:style>
    <style:style style:name="T44" style:family="text">
      <style:text-properties fo:font-size="9pt" style:font-size-asian="9pt" style:language-asian="ja" style:country-asian="JP" style:font-size-complex="9pt"/>
    </style:style>
    <style:style style:name="T45" style:family="text">
      <style:text-properties officeooo:rsid="011a4d83"/>
    </style:style>
    <style:style style:name="T46" style:family="text">
      <style:text-properties officeooo:rsid="012e36f9"/>
    </style:style>
    <style:style style:name="T47" style:family="text">
      <style:text-properties officeooo:rsid="0131b386"/>
    </style:style>
    <style:style style:name="T48" style:family="text">
      <style:text-properties officeooo:rsid="01360b27"/>
    </style:style>
    <style:style style:name="T49" style:family="text">
      <style:text-properties officeooo:rsid="01390375"/>
    </style:style>
    <style:style style:name="T50" style:family="text">
      <style:text-properties officeooo:rsid="0139ee7f"/>
    </style:style>
    <style:style style:name="T51" style:family="text">
      <style:text-properties officeooo:rsid="013a7408"/>
    </style:style>
    <style:style style:name="T52" style:family="text">
      <style:text-properties officeooo:rsid="013de8af"/>
    </style:style>
    <style:style style:name="T53" style:family="text">
      <style:text-properties officeooo:rsid="013defcd"/>
    </style:style>
    <style:style style:name="T54" style:family="text">
      <style:text-properties officeooo:rsid="0141018a"/>
    </style:style>
    <style:style style:name="T55" style:family="text">
      <style:text-properties officeooo:rsid="0141784a"/>
    </style:style>
    <style:style style:name="T56" style:family="text">
      <style:text-properties officeooo:rsid="01429066"/>
    </style:style>
    <style:style style:name="T57" style:family="text">
      <style:text-properties officeooo:rsid="0142b51c"/>
    </style:style>
    <style:style style:name="T58" style:family="text">
      <style:text-properties officeooo:rsid="01440c1a"/>
    </style:style>
    <style:style style:name="T59" style:family="text">
      <style:text-properties officeooo:rsid="0145c491"/>
    </style:style>
    <style:style style:name="T60" style:family="text">
      <style:text-properties officeooo:rsid="014622b6"/>
    </style:style>
    <style:style style:name="T61" style:family="text">
      <style:text-properties officeooo:rsid="014653dd"/>
    </style:style>
    <style:style style:name="T62" style:family="text">
      <style:text-properties officeooo:rsid="0147d2fb"/>
    </style:style>
    <style:style style:name="T63" style:family="text">
      <style:text-properties officeooo:rsid="01490a87"/>
    </style:style>
    <style:style style:name="T64" style:family="text">
      <style:text-properties officeooo:rsid="0149238f"/>
    </style:style>
    <style:style style:name="T65" style:family="text">
      <style:text-properties officeooo:rsid="014a1081"/>
    </style:style>
    <style:style style:name="T66" style:family="text">
      <style:text-properties style:text-outline="false" style:text-line-through-style="none" style:font-name="ＭＳ ゴシック3" fo:font-size="8pt" fo:font-style="normal" fo:text-shadow="none" style:text-underline-style="none" fo:font-weight="normal" officeooo:rsid="014a1081" style:font-name-asian="ＭＳ ゴシック3" style:font-size-asian="8pt" style:language-asian="ja" style:country-asian="JP" style:font-style-asian="normal" style:font-weight-asian="normal" style:font-name-complex="ＭＳ ゴシック3" style:font-size-complex="8pt" style:font-style-complex="normal" style:font-weight-complex="normal" style:text-emphasize="none" style:text-overline-style="none" style:text-overline-color="font-color"/>
    </style:style>
    <style:style style:name="T67" style:family="text">
      <style:text-properties style:text-outline="false" style:text-line-through-style="none" style:font-name="IPA Pゴシック1" fo:font-size="9pt" fo:font-style="normal" fo:text-shadow="none" style:text-underline-style="none" fo:font-weight="normal" officeooo:rsid="014a1081" style:font-name-asian="ＭＳ ゴシック3" style:font-size-asian="9pt" style:language-asian="ja" style:country-asian="JP" style:font-style-asian="normal" style:font-weight-asian="normal" style:font-name-complex="ＭＳ ゴシック3" style:font-size-complex="9pt" style:font-style-complex="normal" style:font-weight-complex="normal" style:text-emphasize="none" style:text-overline-style="none" style:text-overline-color="font-color"/>
    </style:style>
    <style:style style:name="T68" style:family="text">
      <style:text-properties style:text-outline="false" style:text-line-through-style="none" style:font-name="Arial" fo:font-size="10pt" fo:font-style="normal" fo:text-shadow="none" style:text-underline-style="none" fo:font-weight="normal" officeooo:rsid="013de8af"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69" style:family="text">
      <style:text-properties style:text-outline="false" style:text-line-through-style="none" style:font-name="ＭＳ Ｐゴシック" fo:font-size="10pt" fo:font-style="normal" fo:text-shadow="none" style:text-underline-style="none" fo:font-weight="normal" officeooo:rsid="013de8af" style:font-name-asian="ＭＳ Ｐゴシック" style:font-size-asian="10pt" style:font-style-asian="normal" style:font-weight-asian="normal" style:font-name-complex="ＭＳ Ｐゴシック" style:font-size-complex="10pt" style:font-style-complex="normal" style:font-weight-complex="normal" style:text-emphasize="none" style:text-overline-style="none" style:text-overline-color="font-color"/>
    </style:style>
    <style:style style:name="T70" style:family="text">
      <style:text-properties officeooo:rsid="014c5157"/>
    </style:style>
    <style:style style:name="T71" style:family="text">
      <style:text-properties officeooo:rsid="014dc17b"/>
    </style:style>
    <style:style style:name="T72" style:family="text">
      <style:text-properties officeooo:rsid="014f7b7c"/>
    </style:style>
    <style:style style:name="T73" style:family="text">
      <style:text-properties officeooo:rsid="00f0421e"/>
    </style:style>
    <style:style style:name="T74" style:family="text">
      <style:text-properties officeooo:rsid="01518fbb"/>
    </style:style>
    <style:style style:name="T75" style:family="text">
      <style:text-properties officeooo:rsid="01538887"/>
    </style:style>
    <style:style style:name="T76" style:family="text">
      <style:text-properties officeooo:rsid="01566461"/>
    </style:style>
    <style:style style:name="T77" style:family="text">
      <style:text-properties fo:font-variant="normal" fo:text-transform="none" fo:color="#000000" style:font-name="IPAゴシック" fo:font-size="8pt" fo:letter-spacing="normal" fo:font-style="normal" fo:font-weight="normal" officeooo:rsid="01566461" style:font-size-asian="8pt" style:font-size-complex="8pt"/>
    </style:style>
    <style:style style:name="T78" style:family="text">
      <style:text-properties officeooo:rsid="015703a7"/>
    </style:style>
    <style:style style:name="T79" style:family="text">
      <style:text-properties officeooo:rsid="01597e02"/>
    </style:style>
    <style:style style:name="T80" style:family="text">
      <style:text-properties officeooo:rsid="015a6901"/>
    </style:style>
    <style:style style:name="T81" style:family="text">
      <style:text-properties officeooo:rsid="015ccad4"/>
    </style:style>
    <style:style style:name="T82" style:family="text">
      <style:text-properties officeooo:rsid="00eb10aa"/>
    </style:style>
    <style:style style:name="T83" style:family="text">
      <style:text-properties officeooo:rsid="016296a5"/>
    </style:style>
    <style:style style:name="T84" style:family="text">
      <style:text-properties officeooo:rsid="01639801"/>
    </style:style>
    <style:style style:name="T85" style:family="text">
      <style:text-properties officeooo:rsid="01656cf2"/>
    </style:style>
    <style:style style:name="T86" style:family="text">
      <style:text-properties officeooo:rsid="0167363f"/>
    </style:style>
    <style:style style:name="T87" style:family="text">
      <style:text-properties officeooo:rsid="01676b6b"/>
    </style:style>
    <style:style style:name="T88" style:family="text">
      <style:text-properties officeooo:rsid="016a8b51"/>
    </style:style>
    <style:style style:name="T89" style:family="text">
      <style:text-properties officeooo:rsid="016ba94e"/>
    </style:style>
    <style:style style:name="T90" style:family="text">
      <style:text-properties officeooo:rsid="016d8216"/>
    </style:style>
    <style:style style:name="T91" style:family="text">
      <style:text-properties style:font-name="IPAゴシック" fo:font-size="6pt" style:font-size-asian="6pt" style:font-size-complex="6pt"/>
    </style:style>
    <style:style style:name="T92" style:family="text">
      <style:text-properties style:font-name="ＭＳ ゴシック2" fo:font-size="6pt" style:font-size-asian="6pt" style:font-size-complex="6pt"/>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protect="none"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37cm" fo:text-indent="-0.635cm" fo:margin-left="1.9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2cm" fo:text-indent="-0.635cm" fo:margin-left="5.1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7cm" fo:text-indent="-0.635cm" fo:margin-left="5.7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2cm" fo:text-indent="-0.635cm" fo:margin-left="6.3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7cm" fo:text-indent="-0.635cm" fo:margin-left="7.0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2cm" fo:text-indent="-0.635cm" fo:margin-left="7.652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枠1" text:anchor-type="page" text:anchor-page-number="1" svg:x="12.158cm" svg:y="24.642cm" svg:width="7.04cm" svg:height="1.824cm" draw:z-index="0">
        <draw:text-box>
          <text:p text:style-name="P23"><text:bookmark-start text:name="__RefHeading__802_178903962"/><text:span text:style-name="T1">製作</text:span><text:span text:style-name="T3">者</text:span><text:bookmark-end text:name="__RefHeading__802_178903962"/></text:p>
          <text:p text:style-name="P24"><text:bookmark-start text:name="__RefHeading__804_178903962"/><text:span text:style-name="T81">担当企業名　</text:span><text:span text:style-name="T40">TIS株式会社</text:span><text:bookmark-end text:name="__RefHeading__804_178903962"/></text:p>
        </draw:text-box>
      </draw:frame>
      <draw:frame draw:style-name="fr3" draw:name="グラフィックス7" text:anchor-type="page" text:anchor-page-number="2" svg:x="2.18cm" svg:y="19.572cm" svg:width="2.268cm" style:rel-width="13%" svg:height="0.771cm" style:rel-height="3%" draw:z-index="32">
        <draw:image xlink:href="Pictures/10000201000000580000001FED1EC38A.png" xlink:type="simple" xlink:show="embed" xlink:actuate="onLoad"/>
      </draw:frame>
      <text:p text:style-name="P214"><text:span text:style-name="T39">PostgreSQL</text:span><text:span text:style-name="T2">エンタープライズ・コンソーシアム 技術部会 WG#2</text:span></text:p>
      <text:p text:style-name="P22"/>
      <text:p text:style-name="P3"/>
      <text:p text:style-name="P21"/>
      <text:p text:style-name="P2"/>
      <text:p text:style-name="P2"/>
      <text:p text:style-name="P2"/>
      <text:p text:style-name="P2"/>
      <text:p text:style-name="P2"/>
      <text:p text:style-name="P2"/>
      <text:p text:style-name="P2"/>
      <text:p text:style-name="P2"/>
      <text:p text:style-name="P2"/>
      <text:p text:style-name="P134">組み込み関数移行調査編</text:p>
      <text:p text:style-name="P61"/>
      <text:p text:style-name="P5"/>
      <text:p text:style-name="_39_92.サブタイトル"/>
      <text:p text:style-name="P7">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16">版</text:p>
          </table:table-cell>
          <table:table-cell table:style-name="表2.A1" office:value-type="string">
            <text:p text:style-name="P16">改訂日</text:p>
          </table:table-cell>
          <table:table-cell table:style-name="表2.C1" office:value-type="string">
            <text:p text:style-name="P17">変更内容</text:p>
          </table:table-cell>
        </table:table-row>
        <table:table-row table:style-name="表2.1">
          <table:table-cell table:style-name="表2.A5" office:value-type="string">
            <text:p text:style-name="P16">1.0</text:p>
          </table:table-cell>
          <table:table-cell table:style-name="表2.B2" office:value-type="string">
            <text:p text:style-name="P18"><text:span text:style-name="T40">2013</text:span>/<text:span text:style-name="T40">0</text:span><text:span text:style-name="T46">4/22</text:span></text:p>
          </table:table-cell>
          <table:table-cell table:style-name="表2.C2" office:value-type="string">
            <text:p text:style-name="P20">新規作成</text:p>
          </table:table-cell>
        </table:table-row>
        <table:table-row table:style-name="表2.1">
          <table:table-cell table:style-name="表2.A5" office:value-type="string">
            <text:p text:style-name="P16"/>
          </table:table-cell>
          <table:table-cell table:style-name="表2.B3" office:value-type="string">
            <text:p text:style-name="P19"/>
          </table:table-cell>
          <table:table-cell table:style-name="表2.C3" office:value-type="string">
            <text:p text:style-name="P16"/>
          </table:table-cell>
        </table:table-row>
        <table:table-row table:style-name="表2.1">
          <table:table-cell table:style-name="表2.A5" office:value-type="string">
            <text:p text:style-name="P16"/>
          </table:table-cell>
          <table:table-cell table:style-name="表2.B4" office:value-type="string">
            <text:p text:style-name="P16"/>
          </table:table-cell>
          <table:table-cell table:style-name="表2.C4" office:value-type="string">
            <text:p text:style-name="P16"/>
          </table:table-cell>
        </table:table-row>
        <table:table-row table:style-name="表2.1">
          <table:table-cell table:style-name="表2.A5" office:value-type="string">
            <text:p text:style-name="P16"/>
          </table:table-cell>
          <table:table-cell table:style-name="表2.B5" office:value-type="string">
            <text:p text:style-name="P16"/>
          </table:table-cell>
          <table:table-cell table:style-name="表2.C5" office:value-type="string">
            <text:p text:style-name="P1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ライセンス" table:style-name="ライセンス">
        <table:table-column table:style-name="ライセンス.A"/>
        <table:table-row table:style-name="ライセンス.1">
          <table:table-cell table:style-name="ライセンス.A1" office:value-type="string">
            <text:p text:style-name="P122">ライセンス</text:p>
            <text:p text:style-name="P122">本作品はCC-BYライセンスによって許諾されています。</text:p>
            <text:p text:style-name="P122">ライセンスの内容を知りたい方はhttp://creativecommons.org/licenses/by/2.1/jp/でご確認ください。</text:p>
            <text:p text:style-name="P122">文書の内容、表記に関する誤り、ご要望、感想等につきましては、PGEConsのサイトを通じてお寄せいただきますようお願いいたします。</text:p>
            <text:p text:style-name="P123"><text:span text:style-name="T82">サイトURL <text:s/></text:span><text:a xlink:type="simple" xlink:href="https://www.pgecons.org/contact/"><text:span text:style-name="T82">https://www.pgecons.org/contact/</text:span></text:a></text:p>
            <text:p text:style-name="P122"/>
            <text:p text:style-name="P124">Oracleは、Oracle Corporation 及びその子会社、関連会社の米国及びその他の国における登録商標です。文中の社名、商品名等は各社の商標または登録商標である場合があります。</text:p>
            <text:p text:style-name="P124">PostgreSQLは、PostgreSQL Community Association of Canadaのカナダにおける登録商標およびその他の国における商標です。</text:p>
            <text:p text:style-name="P125"><text:span text:style-name="T82">その他、本資料に記載されている社名及び商品名はそれぞれ各社が商標または登録商標として使用している場合があります </text:span><text:span text:style-name="T31">。</text:span></text:p>
          </table:table-cell>
        </table:table-row>
      </table:table>
      <text:p text:style-name="P8">はじめに</text:p>
      <text:p text:style-name="P14">■本資料の目的</text:p>
      <text:p text:style-name="P11">本資料は、<text:span text:style-name="T40">異種DBMSからPostgreSQLへ</text:span><text:span text:style-name="T46">組み込み関数</text:span>を移行する作業の難易度、ボリュームを事前に判断するための参考資料として利用することを想定しています。</text:p>
      <text:p text:style-name="P10"/>
      <text:p text:style-name="P139">■<text:span text:style-name="T1">本</text:span>資料<text:span text:style-name="T1">で記載する範囲</text:span></text:p>
      <text:p text:style-name="P13">本資料では、移行元の異種<text:span text:style-name="T45">DBMSとしてOracle Databaseを想定し、Oracle DatabaseからPostgreSQLへＳＱＬを移行する際に組み込み関数の対応状況や仕様の相違により書き換えが必要となる箇所について記載します。</text:span></text:p>
      <text:p text:style-name="P139"/>
      <text:p text:style-name="P140">■<text:span text:style-name="T1">本</text:span>資料<text:span text:style-name="T1">で扱う用語の定義</text:span></text:p>
      <text:p text:style-name="P10"><text:bookmark-start text:name="__RefHeading__810_178903962"/>資料で記述する用語について以下に定義します。<text:bookmark-end text:name="__RefHeading__810_178903962"/></text:p>
      <text:p text:style-name="P141"><text:span text:style-name="T43">表 </text:span><text:span text:style-name="T43"><text:sequence text:ref-name="refTable0" text:name="Table" text:formula="ooow:Table+1" style:num-format="1">1</text:sequence></text:span><text:span text:style-name="T43">: </text:span><text:span text:style-name="T44">用語定義</text:span></text:p>
      <table:table table:name="表58" table:style-name="表58">
        <table:table-column table:style-name="表58.A"/>
        <table:table-column table:style-name="表58.B"/>
        <table:table-column table:style-name="表58.C"/>
        <table:table-row>
          <table:table-cell table:style-name="表58.A1" office:value-type="string">
            <text:p text:style-name="P130">№</text:p>
          </table:table-cell>
          <table:table-cell table:style-name="表58.A1" office:value-type="string">
            <text:p text:style-name="P130">用語</text:p>
          </table:table-cell>
          <table:table-cell table:style-name="表58.C1" office:value-type="string">
            <text:p text:style-name="P130">意味</text:p>
          </table:table-cell>
        </table:table-row>
        <table:table-row>
          <table:table-cell table:style-name="表58.A3" office:value-type="string">
            <text:p text:style-name="P67">1</text:p>
          </table:table-cell>
          <table:table-cell table:style-name="表58.B3" office:value-type="string">
            <text:p text:style-name="P62">DBMS</text:p>
          </table:table-cell>
          <table:table-cell table:style-name="表58.C3" office:value-type="string">
            <text:p text:style-name="P63">データベース管理システムを指します。ここでは、PostgreSQLおよび異種DBMSの総称として利用します。</text:p>
          </table:table-cell>
        </table:table-row>
        <table:table-row>
          <table:table-cell table:style-name="表58.A3" office:value-type="string">
            <text:p text:style-name="P67">2</text:p>
          </table:table-cell>
          <table:table-cell table:style-name="表58.B3" office:value-type="string">
            <text:p text:style-name="P62">異種DBMS</text:p>
          </table:table-cell>
          <table:table-cell table:style-name="表58.C3" office:value-type="string">
            <text:p text:style-name="P63">PostgreSQLではない、データベース管理システムを指します。</text:p>
            <text:p text:style-name="P63">本資料では、Oracle Databaseが該当します。</text:p>
          </table:table-cell>
        </table:table-row>
        <table:table-row>
          <table:table-cell table:style-name="表58.A4" office:value-type="string">
            <text:p text:style-name="P67">3</text:p>
          </table:table-cell>
          <table:table-cell table:style-name="表58.B4" office:value-type="string">
            <text:p text:style-name="P62">Oracle</text:p>
          </table:table-cell>
          <table:table-cell table:style-name="表58.C4" office:value-type="string">
            <text:p text:style-name="P63">データベース管理システムのOracle Database を指します。</text:p>
          </table:table-cell>
        </table:table-row>
      </table:table>
      <text:p text:style-name="P25"/>
      <text:p text:style-name="P15">■<text:span text:style-name="T41">本資料で扱う DBMSおよびツール</text:span></text:p>
      <text:p text:style-name="P12">本書では以下のDBMSを前提にした調査結果を記載します。</text:p>
      <text:p text:style-name="P132">表 <text:sequence text:ref-name="refTable1" text:name="Table" text:formula="ooow:Table+1" style:num-format="1">2</text:sequence>: <text:span text:style-name="T6">本書で扱うDBMS</text:span></text:p>
      <table:table table:name="表4" table:style-name="表4">
        <table:table-column table:style-name="表4.A"/>
        <table:table-column table:style-name="表4.B"/>
        <table:table-row>
          <table:table-cell table:style-name="表4.A1" office:value-type="string">
            <text:p text:style-name="P127"><text:span text:style-name="T41">DBMS</text:span><text:span text:style-name="T6">名称</text:span></text:p>
          </table:table-cell>
          <table:table-cell table:style-name="表4.B1" office:value-type="string">
            <text:p text:style-name="P128">バージョン</text:p>
          </table:table-cell>
        </table:table-row>
        <table:table-row>
          <table:table-cell table:style-name="表4.A2" office:value-type="string">
            <text:p text:style-name="P66">PostgreSQL</text:p>
          </table:table-cell>
          <table:table-cell table:style-name="表4.B2" office:value-type="string">
            <text:p text:style-name="P66">9.2.0</text:p>
          </table:table-cell>
        </table:table-row>
        <table:table-row>
          <table:table-cell table:style-name="表4.A4" office:value-type="string">
            <text:p text:style-name="P66">Oracle Database</text:p>
          </table:table-cell>
          <table:table-cell table:style-name="表4.B4" office:value-type="string">
            <text:p text:style-name="P65"><text:span text:style-name="T41">11gR2</text:span><text:span text:style-name="T6"> </text:span><text:span text:style-name="T4">11.2.0.</text:span><text:span text:style-name="T5">2</text:span><text:span text:style-name="T4">.0</text:span></text:p>
          </table:table-cell>
        </table:table-row>
        <table:table-row>
          <table:table-cell table:style-name="表4.A4" office:value-type="string">
            <text:p text:style-name="P121">Orafce</text:p>
          </table:table-cell>
          <table:table-cell table:style-name="表4.B4" office:value-type="string">
            <text:p text:style-name="P247">3.0.3</text:p>
          </table:table-cell>
        </table:table-row>
      </table:table>
      <text:p text:style-name="P133"/>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40">目次</text:p>
          </text:index-title>
          <text:p text:style-name="P232"><text:a xlink:type="simple" xlink:href="#__RefHeading__1838_1643214713" text:style-name="Index_20_Link" text:visited-style-name="Index_20_Link">1.組み込み関数の対応状況<text:tab/>5</text:a></text:p>
          <text:p text:style-name="P246"><text:a xlink:type="simple" xlink:href="#__RefHeading__1840_1643214713" text:style-name="Index_20_Link" text:visited-style-name="Index_20_Link">1.1.OracleとPostgreSQLにおける対応状況の違い<text:tab/>5</text:a></text:p>
          <text:p text:style-name="P246"><text:a xlink:type="simple" xlink:href="#__RefHeading__1842_1643214713" text:style-name="Index_20_Link" text:visited-style-name="Index_20_Link">1.2.Oracle互換関数 Orafce について<text:tab/>5</text:a></text:p>
          <text:p text:style-name="P232"><text:a xlink:type="simple" xlink:href="#__RefHeading__824_178903962" text:style-name="Index_20_Link" text:visited-style-name="Index_20_Link">2.組み込み関数の移行方法<text:tab/>6</text:a></text:p>
          <text:p text:style-name="P246"><text:a xlink:type="simple" xlink:href="#__RefHeading__1844_1643214713" text:style-name="Index_20_Link" text:visited-style-name="Index_20_Link">2.1.数値ファンクション<text:tab/>6</text:a></text:p>
          <text:p text:style-name="P246"><text:a xlink:type="simple" xlink:href="#__RefHeading__2192_1663621591" text:style-name="Index_20_Link" text:visited-style-name="Index_20_Link">2.2.文字値を戻す文字ファンクション<text:tab/>7</text:a></text:p>
          <text:p text:style-name="P246"><text:a xlink:type="simple" xlink:href="#__RefHeading__1848_1643214713" text:style-name="Index_20_Link" text:visited-style-name="Index_20_Link">2.3.数値を戻す文字ファンクション<text:tab/>8</text:a></text:p>
          <text:p text:style-name="P246"><text:a xlink:type="simple" xlink:href="#__RefHeading__1850_1643214713" text:style-name="Index_20_Link" text:visited-style-name="Index_20_Link">2.4.日時ファンクション<text:tab/>8</text:a></text:p>
          <text:p text:style-name="P246"><text:a xlink:type="simple" xlink:href="#__RefHeading__1852_1643214713" text:style-name="Index_20_Link" text:visited-style-name="Index_20_Link">2.5.変換ファンクション<text:tab/>12</text:a></text:p>
          <text:p text:style-name="P246"><text:a xlink:type="simple" xlink:href="#__RefHeading__1957_1663621591" text:style-name="Index_20_Link" text:visited-style-name="Index_20_Link">2.6.エンコーディング・ファンクションおよびデコーディング・ファンクション<text:tab/>12</text:a></text:p>
          <text:p text:style-name="P246"><text:a xlink:type="simple" xlink:href="#__RefHeading__1959_1663621591" text:style-name="Index_20_Link" text:visited-style-name="Index_20_Link">2.7.NULL関連ファンクション<text:tab/>13</text:a></text:p>
          <text:p text:style-name="P232"><text:a xlink:type="simple" xlink:href="#__RefHeading__9547_691277234" text:style-name="Index_20_Link" text:visited-style-name="Index_20_Link">3.別紙一覧<text:tab/>14</text:a></text:p>
        </text:index-body>
      </text:table-of-content>
      <text:p text:style-name="Standard"/>
      <text:p text:style-name="P135"/>
      <text:h text:style-name="P236" text:outline-level="1" text:is-list-header="true"/>
      <text:h text:style-name="P233" text:outline-level="1"><text:bookmark-start text:name="__RefHeading__1838_1643214713"/>組み込み関数の対応状況<text:bookmark-end text:name="__RefHeading__1838_1643214713"/></text:h>
      <text:p text:style-name="P136"/>
      <text:h text:style-name="_32_.中見出し" text:outline-level="2"><text:bookmark-start text:name="__RefHeading__1840_1643214713"/><text:span text:style-name="T47">Oracle</text:span><text:span text:style-name="T10">とPostgreSQLにおける</text:span><text:span text:style-name="T1">対応状況の違い</text:span><text:bookmark-end text:name="__RefHeading__1840_1643214713"/></text:h>
      <text:p text:style-name="P137"/>
      <text:p text:style-name="_32_.本文_ff08_中見出し_ff09_"><text:span text:style-name="T42">Oracle</text:span><text:span text:style-name="T7">とPostgreSQLでは対応している組み込み関数に違いがあるため、移行元の</text:span><text:span text:style-name="T9">Oracleで使える組み込み関数が</text:span><text:span text:style-name="T7">移行先の</text:span><text:span text:style-name="T9">PostgreSQL</text:span><text:span text:style-name="T7">に存在しないことがあります。移行元の</text:span><text:span text:style-name="T9">組み込み関数が</text:span><text:span text:style-name="T7">移行先に存在しない場合は、同等の機能を実現する</text:span><text:span text:style-name="T9">独自</text:span><text:span text:style-name="T33">の</text:span><text:span text:style-name="T9">ファンクションを定義する等の対応が</text:span><text:span text:style-name="T7">必要となります。</text:span></text:p>
      <text:p text:style-name="_32_.本文_ff08_中見出し_ff09_">OracleとPostgreSQLにおける組み込み<text:span text:style-name="T1">関数</text:span>の<text:span text:style-name="T1">対応状況</text:span>は、別紙「組み込み<text:span text:style-name="T1">関数</text:span>対応表（Oracle-PostgreSQL）」を参照してください。</text:p>
      <text:p text:style-name="_32_.本文_ff08_中見出し_ff09_"/>
      <text:h text:style-name="P241" text:outline-level="2"><text:bookmark-start text:name="__RefHeading__1842_1643214713"/><text:span text:style-name="T48">Oracle</text:span><text:span text:style-name="T11">互換関数 Orafce について</text:span><text:bookmark-end text:name="__RefHeading__1842_1643214713"/></text:h>
      <text:p text:style-name="P32"/>
      <text:p text:style-name="P31"><text:span text:style-name="T49">Orafce</text:span><text:span text:style-name="T49"><text:note text:id="ftn1" text:note-class="footnote"><text:note-citation>1</text:note-citation><text:note-body><text:p text:style-name="Footnote"><text:a xlink:type="simple" xlink:href="http://orafce.projects.pgfoundry.org/index-ja.html">http://orafce.projects.pgfoundry.org/index-ja.html</text:a></text:p></text:note-body></text:note></text:span><text:span text:style-name="T49">はOracleと互換性のある関数を PostgreSQL に実装することを目的としたプロジェクトです。</text:span><text:span text:style-name="T50">Orafceを導入してPostgreSQLで対応する組み込み関数を追加することで、Oracleからの移行の省力化が期待できます。別紙「組み込み関数対応表（Oracle-PostgreSQL）」において、</text:span><text:span text:style-name="T51">Orafceを導入することで追加される組み込み関数には「orafce列」に「○」を付与しています。</text:span></text:p>
      <text:p text:style-name="P217"><text:span text:style-name="T84">Orafceは一般的な</text:span><text:span text:style-name="T50">PostgreSQLのcontrib モジュールと同様にインストールすることができます。</text:span></text:p>
      <text:p text:style-name="P215"/>
      <text:p text:style-name="P215">【Ora<text:span text:style-name="T84">fce</text:span>の<text:span text:style-name="T84">インストール手順</text:span>】</text:p>
      <table:table table:name="表17" table:style-name="表17">
        <table:table-column table:style-name="表17.A"/>
        <table:table-row>
          <table:table-cell table:style-name="表17.A1" office:value-type="string">
            <text:p text:style-name="P251"><text:span text:style-name="T84">※Orafceプロジェクトからダウンロードしたソースコードを展開</text:span></text:p>
            <text:p text:style-name="P248"><text:span text:style-name="T36"># </text:span><text:span text:style-name="T35">cp orafce-3.0.4.tar.gz /usr/local/</text:span><text:span text:style-name="T36">src/pgsql/contrib</text:span></text:p>
            <text:p text:style-name="P248"><text:span text:style-name="T36"># </text:span><text:span text:style-name="T35">cd /usr/local/</text:span><text:span text:style-name="T36">src/</text:span><text:span text:style-name="T35">pgsql/contrib</text:span></text:p>
            <text:p text:style-name="P248"><text:span text:style-name="T36"># </text:span><text:span text:style-name="T35">tar xvf orafce-3.0.4.tar.gz</text:span></text:p>
            <text:p text:style-name="P248"><text:span text:style-name="T36"># </text:span><text:span text:style-name="T35">cd orafce</text:span></text:p>
            <text:p text:style-name="P252"><text:span text:style-name="T85">※make, make install を実行し、ライブラリをインストール</text:span></text:p>
            <text:p text:style-name="P248"><text:span text:style-name="T36"># </text:span><text:span text:style-name="T35">make</text:span></text:p>
            <text:p text:style-name="P248"><text:span text:style-name="T36"># </text:span><text:span text:style-name="T35">make install</text:span></text:p>
            <text:p text:style-name="P252"><text:span text:style-name="T85">※データベースに関数を登録するSQLスクリプトを実行</text:span></text:p>
            <text:p text:style-name="P249"><text:span text:style-name="T36"># su – postgres</text:span></text:p>
            <text:p text:style-name="P249"><text:span text:style-name="T36">$ psql -d postgres -f ./orafunc.sql</text:span></text:p>
            <text:p text:style-name="P252"><text:span text:style-name="T85">※next_day関数の実行例</text:span></text:p>
            <text:p text:style-name="P249"><text:span text:style-name="T36">$ psql -d postgres</text:span></text:p>
            <text:p text:style-name="P249"><text:span text:style-name="T36">psql (9.1.3)</text:span></text:p>
            <text:p text:style-name="P249"><text:span text:style-name="T36">Type "help" for help.</text:span></text:p>
            <text:p text:style-name="P249"><text:span text:style-name="T36"/></text:p>
            <text:p text:style-name="P249"><text:span text:style-name="T36">postgres=# SELECT next_day(current_date,'saturday');</text:span></text:p>
            <text:p text:style-name="P249"><text:span text:style-name="T36"><text:s text:c="2"/>next_day</text:span></text:p>
            <text:p text:style-name="P249"><text:span text:style-name="T36">------------</text:span></text:p>
            <text:p text:style-name="P249"><text:span text:style-name="T36"><text:s/>2012-09-29</text:span></text:p>
            <text:p text:style-name="P249"><text:span text:style-name="T36">(1 row)</text:span></text:p>
          </table:table-cell>
        </table:table-row>
      </table:table>
      <text:p text:style-name="P205"/>
      <text:h text:style-name="P234" text:outline-level="1"/>
      <text:h text:style-name="P235" text:outline-level="1"><text:bookmark-start text:name="__RefHeading__824_178903962"/>組み込み関数の移行方法<text:bookmark-end text:name="__RefHeading__824_178903962"/></text:h>
      <text:p text:style-name="P30"/>
      <text:p text:style-name="P138">本章ではOracleとPostgreSQLの対応状況の違いから、そのままでは移行できない組み込み関数への対応方法を紹介します。なお、ここで紹介するのは代表的な関数のみで、全ての対応パターンは網羅していません。</text:p>
      <text:p text:style-name="P138"/>
      <text:h text:style-name="P243" text:outline-level="2"><text:bookmark-start text:name="__RefHeading__1844_1643214713"/>数値ファンクション<text:bookmark-end text:name="__RefHeading__1844_1643214713"/></text:h>
      <text:p text:style-name="P46"/>
      <text:h text:style-name="P219" text:outline-level="3">BITAND</text:h>
      <text:p text:style-name="P195"><text:span text:style-name="T17">Oracleの</text:span><text:span text:style-name="T23">BITAND</text:span><text:span text:style-name="T17">は２つの引数を</text:span><text:span text:style-name="T23">ビット単位でAND計算する</text:span><text:span text:style-name="T17">関数で</text:span><text:span text:style-name="T23">す</text:span><text:span text:style-name="T17">。</text:span></text:p>
      <text:p text:style-name="P41">【Oracleの<text:span text:style-name="T63">BITAND</text:span><text:span text:style-name="T52">の使用例</text:span>】</text:p>
      <table:table table:name="表1" table:style-name="表1">
        <table:table-column table:style-name="表1.A"/>
        <table:table-row>
          <table:table-cell table:style-name="表1.A1" office:value-type="string">
            <text:p text:style-name="P76"><text:span text:style-name="T52">SQL&gt; </text:span><text:span text:style-name="T63">SELECT BITAND(6,3) FROM DUAL;</text:span></text:p>
            <text:p text:style-name="P85"/>
            <text:p text:style-name="P85">BITAND(6,3)</text:p>
            <text:p text:style-name="P85">-----------</text:p>
            <text:p text:style-name="P76"><text:span text:style-name="T63"><text:s text:c="10"/>2</text:span><text:span text:style-name="T23">　　※数値6(バイナリ1,1,0)と数値3(バイナリ0,1,1)のANDは数値2（0,1,0）</text:span></text:p>
          </table:table-cell>
        </table:table-row>
      </table:table>
      <text:p text:style-name="P150"/>
      <text:p text:style-name="P148"><text:span text:style-name="T54">PostgreSQLには</text:span><text:span text:style-name="T63">BITAND</text:span><text:span text:style-name="T54">関数が存在しませ</text:span><text:span text:style-name="T63">んが、＆演算子で同様の演算が可能です。</text:span></text:p>
      <text:p text:style-name="P41">【<text:span text:style-name="T52">PostgreSQLで</text:span>の<text:span text:style-name="T54">＆演算子</text:span><text:span text:style-name="T52">の使用例</text:span>】</text:p>
      <table:table table:name="表5" table:style-name="表5">
        <table:table-column table:style-name="表5.A"/>
        <table:table-row>
          <table:table-cell table:style-name="表5.A1" office:value-type="string">
            <text:p text:style-name="P84"><text:span text:style-name="T79">postgres=#</text:span><text:span text:style-name="T30"> </text:span><text:span text:style-name="T54">SELECT </text:span><text:span text:style-name="T63">integer '6' &amp; integer '3'</text:span><text:span text:style-name="T54">;</text:span></text:p>
            <text:p text:style-name="P85">6 &amp; 3</text:p>
            <text:p text:style-name="P86">-----</text:p>
            <text:p text:style-name="P76"><text:span text:style-name="T53"><text:s text:c="4"/></text:span><text:span text:style-name="T63">2</text:span></text:p>
            <text:p text:style-name="P86">(1 行)</text:p>
          </table:table-cell>
        </table:table-row>
      </table:table>
      <text:p text:style-name="P155"/>
      <text:p text:style-name="P148"><text:span text:style-name="T54">なお、Orafceには</text:span><text:span text:style-name="T63">BITAND</text:span><text:span text:style-name="T54">関数が実装されていますので、Orafceを導入したPostgreSQLでは関数を変更せずに移行することができます。</text:span></text:p>
      <text:p text:style-name="P150"/>
      <text:h text:style-name="P219" text:outline-level="3"><text:bookmark-start text:name="__RefHeading__1772_1643214713"/>COSH<text:bookmark-end text:name="__RefHeading__1772_1643214713"/></text:h>
      <text:p text:style-name="P196"><text:span text:style-name="T17">Oracleの</text:span><text:span text:style-name="T24">COSH</text:span><text:span text:style-name="T17">は</text:span><text:span text:style-name="T24">引数の双曲線コサインを計算する</text:span><text:span text:style-name="T17">関数で</text:span><text:span text:style-name="T23">す</text:span><text:span text:style-name="T17">。</text:span></text:p>
      <text:p text:style-name="P42">【Oracleの<text:span text:style-name="T64">COSH</text:span><text:span text:style-name="T52">の使用例</text:span>】</text:p>
      <table:table table:name="表3" table:style-name="表3">
        <table:table-column table:style-name="表3.A"/>
        <table:table-row>
          <table:table-cell table:style-name="表3.A1" office:value-type="string">
            <text:p text:style-name="P77"><text:span text:style-name="T52">SQL&gt; </text:span><text:span text:style-name="T24">SELECT COSH(0) "Hyperbolic cosine of 0" FROM DUAL;</text:span></text:p>
            <text:p text:style-name="P95"/>
            <text:p text:style-name="P95">Hyperbolic cosine of 0</text:p>
            <text:p text:style-name="P95">----------------------</text:p>
            <text:p text:style-name="P95"><text:s text:c="21"/>1 </text:p>
          </table:table-cell>
        </table:table-row>
      </table:table>
      <text:p text:style-name="P151"/>
      <text:p text:style-name="P149"><text:span text:style-name="T54">PostgreSQLには</text:span><text:span text:style-name="T64">COSH</text:span><text:span text:style-name="T54">関数が存在しませ</text:span><text:span text:style-name="T63">んが、</text:span><text:span text:style-name="T64">EXP関数を使って、「(exp(n) + exp(-n)) / 2」という式に置き換えることで</text:span><text:span text:style-name="T63">同様の演算が可能です。</text:span></text:p>
      <text:p text:style-name="P149"><text:span text:style-name="T54">なお、Orafceには</text:span><text:span text:style-name="T64">COSH</text:span><text:span text:style-name="T54">関数が実装されていますので、Orafceを導入したPostgreSQLでは関数を変更せずに移行することができます。</text:span></text:p>
      <text:p text:style-name="P151"/>
      <text:h text:style-name="P229" text:outline-level="3">SINH</text:h>
      <text:p text:style-name="P198"><text:span text:style-name="T65">Oracle</text:span><text:span text:style-name="T26">のSINHは引数の双曲線サインを計算する関数です。PostgreSQLにはＳＩＮＨ関数が存在しませんが、</text:span><text:span text:style-name="T26"><text:bookmark-ref text:reference-format="chapter" text:ref-name="__RefHeading__1772_1643214713">2.1.2</text:bookmark-ref></text:span><text:span text:style-name="T26">と同様にEXP関数を使って、「</text:span><text:span text:style-name="T66">(exp(n)-exp(-n))/2</text:span><text:span text:style-name="T26">」という式に置き換えることで同様の演算が可能です。</text:span></text:p>
      <text:p text:style-name="P179">また、OrafceにはSINH関数が実装されていますので、Orafceを導入したPostgreSQLでは関数を変更せずに移行することができます。</text:p>
      <text:p text:style-name="P201"/>
      <text:h text:style-name="P229" text:outline-level="3">TANH</text:h>
      <text:p text:style-name="P198"><text:span text:style-name="T65">Oracle</text:span><text:span text:style-name="T26">のTANHは引数の双曲線タンジェントを計算する関数です。PostgreSQLにはTANH関数が存在しませんが、</text:span><text:span text:style-name="T26"><text:bookmark-ref text:reference-format="chapter" text:ref-name="__RefHeading__1772_1643214713">2.1.2</text:bookmark-ref></text:span><text:span text:style-name="T26">と同様にEXP関数を使って、「</text:span><text:span text:style-name="T67">(exp(n)-exp(-n))/(exp(n)+exp(-n))</text:span><text:span text:style-name="T26">」という式に置き換えることで同様の演算が可能です。</text:span></text:p>
      <text:p text:style-name="P179"><text:soft-page-break/>また、OrafceにはTANH関数が実装されていますので、Orafceを導入したPostgreSQLでは関数を変更せずに移行することができます。</text:p>
      <text:p text:style-name="P151"/>
      <text:h text:style-name="P219" text:outline-level="3">NANVL</text:h>
      <text:p text:style-name="P197"><text:span text:style-name="T17">Oracleの</text:span><text:span text:style-name="T25">NANVL</text:span><text:span text:style-name="T17">は</text:span><text:span text:style-name="T24">引数として</text:span><text:span text:style-name="T25">n1,n2をとり、n2が非数値の場合は代替値n1を、数値の場合はn2を戻す</text:span><text:span text:style-name="T17">関数で</text:span><text:span text:style-name="T23">す</text:span><text:span text:style-name="T17">。</text:span><text:span text:style-name="T25">一方、PostgreSQLにはNANVL関数が存在しませんが、OrafceにNANVL関数が実装されていますので、Orafceを導入したPostgreSQLでは関数を変更せずに移行することができます。</text:span></text:p>
      <text:p text:style-name="P180"/>
      <text:h text:style-name="P220" text:outline-level="3">REMAINDER</text:h>
      <text:p text:style-name="P181">OracleのREMAINDERは引数としてn1,n2をとり、n1をn2で割った余りを求める関数です。</text:p>
      <text:p text:style-name="P211">PostgreSQL、OrafceともにREMAINDER関数が存在しません。また、余りを求める点では<text:span text:style-name="T88">MODと類似した関数ですが、内部の計算方法が異なる</text:span><text:span text:style-name="T88"><text:note text:id="ftn0" text:note-class="footnote"><text:note-citation>2</text:note-citation><text:note-body><text:p text:style-name="P238"><text:span text:style-name="T88">Oracle</text:span><text:span text:style-name="T37">のMOD関数の計算式： </text:span><text:span text:style-name="T88">n1 - n2 * TRUNC ( n1 / n2 )</text:span><text:span text:style-name="T37">、</text:span></text:p><text:p text:style-name="P238"><text:span text:style-name="T37"><text:tab/>OracleのREMAINDER関数の計算式： n1 - n2 * ROUND ( n1 / n2 ) </text:span></text:p></text:note-body></text:note></text:span><text:span text:style-name="T88">ため、REMAINDERをMODで置換することはできません。</text:span>同様の演算を実現するには「n1 - n2 * ROUND ( n1 / n2 ) 」という式に置き換える必要があります。</text:p>
      <text:p text:style-name="P202"/>
      <text:h text:style-name="P243" text:outline-level="2"><text:bookmark-start text:name="__RefHeading__2192_1663621591"/>文字値を戻す文字ファンクション<text:bookmark-end text:name="__RefHeading__2192_1663621591"/></text:h>
      <text:p text:style-name="P46"/>
      <text:h text:style-name="P221" text:outline-level="3">SUBSTR</text:h>
      <text:p text:style-name="P187">OracleのSUBSTRは引数としてchar, position, substring_lengthを取り、charのposition番目からsubstring_length文字分の文字列を抜き出して戻す関数です。PostgreSQLにもSUBSTR関数が存在するため、特に変更するなく利用できます。ただし、第2引数のpositionが負値の場合の挙動が異なる点に注意が必要です。</text:p>
      <text:p text:style-name="P45">【Oracleの<text:span text:style-name="T79">SUBSTR</text:span><text:span text:style-name="T52">の使用例</text:span> 】</text:p>
      <table:table table:name="表14" table:style-name="表14">
        <table:table-column table:style-name="表14.A"/>
        <table:table-row>
          <table:table-cell table:style-name="表14.A1" office:value-type="string">
            <text:p text:style-name="P83"><text:span text:style-name="T52">SQL&gt; </text:span><text:span text:style-name="T79">SELECT SUBSTR('ABCDEFG',3,4) "Substring" FROM DUAL;</text:span></text:p>
            <text:p text:style-name="P119"/>
            <text:p text:style-name="P119">Substring</text:p>
            <text:p text:style-name="P119">---------</text:p>
            <text:p text:style-name="P119">CDEF</text:p>
            <text:p text:style-name="P119"/>
            <text:p text:style-name="P96">※ Oracleでは第2引数が負値の場合、文字列の後ろから開始位置をカウントする。</text:p>
            <text:p text:style-name="P119">SQL&gt; SELECT SUBSTR('ABCDEFG',-5,4) "Substring" FROM DUAL;</text:p>
            <text:p text:style-name="P119"/>
            <text:p text:style-name="P119">Substring</text:p>
            <text:p text:style-name="P119">---------</text:p>
            <text:p text:style-name="P119">CDEF</text:p>
          </table:table-cell>
        </table:table-row>
      </table:table>
      <text:p text:style-name="P187"/>
      <text:p text:style-name="P45">【<text:span text:style-name="T52">PostgreSQL</text:span>の<text:span text:style-name="T79">SUBSTR</text:span><text:span text:style-name="T52">の使用例</text:span> 】</text:p>
      <table:table table:name="表15" table:style-name="表15">
        <table:table-column table:style-name="表15.A"/>
        <table:table-row>
          <table:table-cell table:style-name="表15.A1" office:value-type="string">
            <text:p text:style-name="P119">postgres=# select substr('ABCDEFG',3,4) "Substring";</text:p>
            <text:p text:style-name="P119"><text:s/>Substring </text:p>
            <text:p text:style-name="P119">-----------</text:p>
            <text:p text:style-name="P119"><text:s/>CDEF</text:p>
            <text:p text:style-name="P119">(1 行)</text:p>
            <text:p text:style-name="P119"/>
            <text:p text:style-name="P96">※PostgreSQLでは第2引数が負値の場合の挙動がOracleと異なる。</text:p>
            <text:p text:style-name="P119">postgres=# select substr('ABCDEFG',-5,4) "Substring";</text:p>
            <text:p text:style-name="P119"><text:s/>Substring </text:p>
            <text:p text:style-name="P119">-----------</text:p>
            <text:p text:style-name="P119"><text:s/></text:p>
            <text:p text:style-name="P119">(1 行)</text:p>
          </table:table-cell>
        </table:table-row>
      </table:table>
      <text:p text:style-name="P187"/>
      <text:p text:style-name="P184"><text:span text:style-name="T54">なお、Orafceでは上記の点について互換性を向上させた</text:span><text:span text:style-name="T80">SUBSTR関数</text:span><text:span text:style-name="T54">が実装されていますので、Orafceを導入したPostgreSQLではそのまま移行することができます。</text:span></text:p>
      <text:p text:style-name="P187"><text:soft-page-break/></text:p>
      <text:h text:style-name="P243" text:outline-level="2"><text:bookmark-start text:name="__RefHeading__1848_1643214713"/>数値を戻す文字ファンクション<text:bookmark-end text:name="__RefHeading__1848_1643214713"/></text:h>
      <text:p text:style-name="P46"/>
      <text:h text:style-name="P222" text:outline-level="3">INSTR</text:h>
      <text:p text:style-name="P182">OracleのINSTRは引数stringのsubstringを検索する関数で、見つかったsubstringの位置を返します。</text:p>
      <text:p text:style-name="P43">【Oracleの<text:span text:style-name="T70">INSTR</text:span><text:span text:style-name="T52">の使用例</text:span>】</text:p>
      <table:table table:name="表6" table:style-name="表6">
        <table:table-column table:style-name="表6.A"/>
        <table:table-row>
          <table:table-cell table:style-name="表6.A1" office:value-type="string">
            <text:p text:style-name="P79"><text:span text:style-name="T52">SQL&gt; </text:span><text:span text:style-name="T70">SELECT INSTR('</text:span><text:span text:style-name="T71">abcdefg</text:span><text:span text:style-name="T70">','</text:span><text:span text:style-name="T71">b</text:span><text:span text:style-name="T70">') FROM DUAL;</text:span></text:p>
            <text:p text:style-name="P114"/>
            <text:p text:style-name="P78"><text:span text:style-name="T70">INSTR('</text:span><text:span text:style-name="T71">abcdefg</text:span><text:span text:style-name="T70">','</text:span><text:span text:style-name="T71">b</text:span><text:span text:style-name="T70">')</text:span></text:p>
            <text:p text:style-name="P114">--------------------</text:p>
            <text:p text:style-name="P78"><text:span text:style-name="T70"><text:s text:c="19"/></text:span><text:span text:style-name="T71">2</text:span></text:p>
          </table:table-cell>
        </table:table-row>
      </table:table>
      <text:p text:style-name="P153"/>
      <text:p text:style-name="P153"><text:span text:style-name="T70">一方、PostgreSQLにはINSTR関数が存在しませんが、strpos関数に置き換えることで同等の機能を実現できます。また、OrafceにはINSTR関数が実装されていますので、Orafceを導入したPostgreSQLでは関数を変更せず</text:span><text:span text:style-name="T70">に移行することができます。</text:span></text:p>
      <text:p text:style-name="P218"><text:span text:style-name="T8">【</text:span><text:span text:style-name="T68">PostgreSQL</text:span><text:span text:style-name="T69">の</text:span><text:span text:style-name="T68">strpos</text:span><text:span text:style-name="T69">関数で置き換えた例</text:span><text:span text:style-name="T8">】</text:span></text:p>
      <table:table table:name="表7" table:style-name="表7">
        <table:table-column table:style-name="表7.A"/>
        <table:table-row>
          <table:table-cell table:style-name="表7.A1" office:value-type="string">
            <text:p text:style-name="P117"><text:span text:style-name="T79">postgres=#</text:span><text:span text:style-name="T30"> </text:span>select strpos('abcdefg','b');</text:p>
            <text:p text:style-name="P115"><text:s/>strpos</text:p>
            <text:p text:style-name="P115">--------</text:p>
            <text:p text:style-name="P115"><text:s text:c="6"/>2</text:p>
            <text:p text:style-name="P115">(1 row)</text:p>
          </table:table-cell>
        </table:table-row>
      </table:table>
      <text:p text:style-name="P183"/>
      <text:h text:style-name="P242" text:outline-level="2"><text:bookmark-start text:name="__RefHeading__1850_1643214713"/>日時ファンクション<text:bookmark-end text:name="__RefHeading__1850_1643214713"/></text:h>
      <text:p text:style-name="P28"/>
      <text:h text:style-name="P223" text:outline-level="3">ADD_MONTHS</text:h>
      <text:p text:style-name="P152">OracleのADD_MONTHSは月を演算する関数で、引数の日付に月数を加えて戻します。</text:p>
      <text:p text:style-name="P35">【Oracleの<text:span text:style-name="T54">ADD</text:span><text:span text:style-name="T52">_</text:span><text:span text:style-name="T54">MONTHS</text:span><text:span text:style-name="T52">の使用例</text:span> 】</text:p>
      <table:table table:name="表64" table:style-name="表64">
        <table:table-column table:style-name="表64.A"/>
        <table:table-row>
          <table:table-cell table:style-name="表64.A1" office:value-type="string">
            <text:p text:style-name="P68"><text:span text:style-name="T52">SQL&gt; </text:span><text:span text:style-name="T54">SELECT ADD_MONTHS('2013/3/22',1) FROM DUAL;</text:span></text:p>
            <text:p text:style-name="P98"><text:s/></text:p>
            <text:p text:style-name="P101">ADD_MONT</text:p>
            <text:p text:style-name="P101">--------</text:p>
            <text:p text:style-name="P101">13-04-22</text:p>
          </table:table-cell>
        </table:table-row>
      </table:table>
      <text:p text:style-name="P152"/>
      <text:p text:style-name="P152">一方、PostgreSQLにはADD_MONTHS関数が存在しないため<text:span text:style-name="T86">、算術演算子を使った書き換えが必要です</text:span>。</text:p>
      <text:p text:style-name="P216">【<text:span text:style-name="T52">PostgreSQLで </text:span><text:span text:style-name="T86">2013/3/22 の1か月後の日付を求める例</text:span>】</text:p>
      <table:table table:name="表18" table:style-name="表18">
        <table:table-column table:style-name="表18.A"/>
        <table:table-row>
          <table:table-cell table:style-name="表18.A1" office:value-type="string">
            <text:p text:style-name="P253"><text:span text:style-name="T79">postgres=#</text:span><text:span text:style-name="T30"> </text:span>SELECT date '2013-03-22' <text:span text:style-name="T86">+ interval '</text:span>1 <text:span text:style-name="T86">months'</text:span>;</text:p>
            <text:p text:style-name="P250"><text:span text:style-name="T54"><text:s text:c="2"/>?</text:span><text:span text:style-name="T86">column?</text:span></text:p>
            <text:p text:style-name="P254">------------<text:span text:style-name="T86">---------</text:span></text:p>
            <text:p text:style-name="P254"><text:s/>2013-04-22 <text:span text:style-name="T86">00:00:00</text:span></text:p>
            <text:p text:style-name="P254">(1 行)</text:p>
          </table:table-cell>
        </table:table-row>
      </table:table>
      <text:p text:style-name="P208"/>
      <text:p text:style-name="P152">なお、OrafceにはADD_MONTHS関数が実装されていますので、Orafceを導入したPostgreSQLではSQLを書き換えずに移行することができます。</text:p>
      <text:p text:style-name="P35">【<text:span text:style-name="T54">Orafce導入済の</text:span><text:span text:style-name="T52">PostgreSQLで</text:span>の<text:span text:style-name="T54">ADD_MONTHS</text:span><text:span text:style-name="T52">の使用例</text:span>】</text:p>
      <table:table table:name="表65" table:style-name="表65">
        <table:table-column table:style-name="表65.A"/>
        <table:table-row>
          <table:table-cell table:style-name="表65.A1" office:value-type="string">
            <text:p text:style-name="P102"><text:span text:style-name="T79">postgres=#</text:span><text:span text:style-name="T30"> </text:span>SELECT add_months(date '2013-03-22',1);</text:p>
            <text:p text:style-name="P68"><text:span text:style-name="T54">add</text:span><text:span text:style-name="T53">_</text:span><text:span text:style-name="T54">months</text:span></text:p>
            <text:p text:style-name="P87">------------</text:p>
            <text:p text:style-name="P87"><text:s/>2013-04-22</text:p>
            <text:p text:style-name="P87">(1 行)</text:p>
          </table:table-cell>
        </table:table-row>
      </table:table>
      <text:p text:style-name="P156"/>
      <text:h text:style-name="P224" text:outline-level="3">CURRENT_DATE</text:h>
      <text:p text:style-name="P170">OracleのCURRENT_DATEは 、データベースサーバー の OS のシステムコールで取得した日付をセッションタ<text:soft-page-break/>イムゾーンに変換した現在日付と時刻（年～秒）をDATE型で戻します。</text:p>
      <text:p text:style-name="P170"/>
      <text:p text:style-name="P33">【Oracleの<text:span text:style-name="T52">CURRENT_DATEの使用例</text:span> 】</text:p>
      <table:table table:name="表59" table:style-name="表59">
        <table:table-column table:style-name="表59.A"/>
        <table:table-row>
          <table:table-cell table:style-name="表59.A1" office:value-type="string">
            <text:p text:style-name="P99">SQL&gt; select CURRENT_DATE from dual;</text:p>
            <text:p text:style-name="P99"><text:s/></text:p>
            <text:p text:style-name="P99">CURRENT_DATE</text:p>
            <text:p text:style-name="P99">-------------------</text:p>
            <text:p text:style-name="P99">2013-04-22 16:28:54</text:p>
          </table:table-cell>
        </table:table-row>
      </table:table>
      <text:p text:style-name="P157"/>
      <text:p text:style-name="P170">一方、PostgreSQLにも現在日付を戻す同名の関数が存在します。ただし、PostgreSQLのCURRENT_DATEで戻される DATE 型は日付までのデータしか保有しない点に注意が必要です。時分秒までのデータが必要な場合は、CURRENT_TIMESTAMPに置き換えてください。</text:p>
      <text:p text:style-name="P33"/>
      <text:p text:style-name="P33">【<text:span text:style-name="T52">PostgreSQL</text:span>の<text:span text:style-name="T52">CURRENT_DATEの使用例</text:span> 】</text:p>
      <table:table table:name="表60" table:style-name="表60">
        <table:table-column table:style-name="表60.A"/>
        <table:table-row>
          <table:table-cell table:style-name="表60.A1" office:value-type="string">
            <text:p text:style-name="P100"><text:span text:style-name="T79">postgres=#</text:span><text:span text:style-name="T30"> </text:span>SELECT CURRENT_DATE;</text:p>
            <text:p text:style-name="P88">CURRENT_DATE</text:p>
            <text:p text:style-name="P88">------------</text:p>
            <text:p text:style-name="P88"><text:s/>2013-04-22</text:p>
            <text:p text:style-name="P88">(1 行)</text:p>
          </table:table-cell>
        </table:table-row>
      </table:table>
      <text:p text:style-name="P157"/>
      <text:h text:style-name="P224" text:outline-level="3">CURRENT_TIMESTAMP</text:h>
      <text:p text:style-name="P190"><text:span text:style-name="T12">OracleのCURRENT_</text:span><text:span text:style-name="T13">TIMESTAMP</text:span><text:span text:style-name="T12">は 、データベースサーバー の OS のシステムコールで取得した日付をセッションタイムゾーンに変換した現在日付と時刻（年～秒）を</text:span><text:span text:style-name="T14">TIMESTAMP WITH TIME ZONEデータ型の値で戻します</text:span><text:span text:style-name="T12">。</text:span></text:p>
      <text:p text:style-name="P51"><text:span text:style-name="T8">【Oracleの</text:span><text:span text:style-name="T12">CURRENT_</text:span><text:span text:style-name="T13">TIMESTAMP</text:span><text:span text:style-name="T12">の使用例</text:span><text:span text:style-name="T8"> 】</text:span></text:p>
      <table:table table:name="表61" table:style-name="表61">
        <table:table-column table:style-name="表61.A"/>
        <table:table-row>
          <table:table-cell table:style-name="表61.A1" office:value-type="string">
            <text:p text:style-name="P88">SQL&gt; select CURRENT_TIMESTAMP from dual;</text:p>
            <text:p text:style-name="P88"><text:s/></text:p>
            <text:p text:style-name="P88">CURRENT_TIMESTAMP</text:p>
            <text:p text:style-name="P88">--------------------------------</text:p>
            <text:p text:style-name="P88">13-04-22 16:37:04.281000 +09:00</text:p>
          </table:table-cell>
        </table:table-row>
      </table:table>
      <text:p text:style-name="P158"/>
      <text:p text:style-name="P171">PostgreSQLのCURRENT_TIMESTAMPもOracleと同じTIMESTAMP WITH TIMEZONE 型を戻すので、そのまま移行することができます。</text:p>
      <text:p text:style-name="P51"><text:span text:style-name="T8">【</text:span><text:span text:style-name="T12">PostgreSQL</text:span><text:span text:style-name="T8">の</text:span><text:span text:style-name="T12">CURRENT_</text:span><text:span text:style-name="T13">TIMESTAMP</text:span><text:span text:style-name="T12">の使用例</text:span><text:span text:style-name="T8"> 】</text:span></text:p>
      <table:table table:name="表62" table:style-name="表62">
        <table:table-column table:style-name="表62.A"/>
        <table:table-row>
          <table:table-cell table:style-name="表62.A1" office:value-type="string">
            <text:p text:style-name="P94"><text:span text:style-name="T79">postgres=#</text:span><text:span text:style-name="T30"> </text:span>SELECT CURRENT_TIMESTAMP;</text:p>
            <text:p text:style-name="P88">CURRENT_TIMESTAMP</text:p>
            <text:p text:style-name="P88">------------</text:p>
            <text:p text:style-name="P88">2013-04-22 14:39:53.662522+09</text:p>
            <text:p text:style-name="P88">(1 行)</text:p>
          </table:table-cell>
        </table:table-row>
      </table:table>
      <text:p text:style-name="P158"/>
      <text:p text:style-name="P171">ただし、OracleとPostgreSQLでデフォルトの出力フォーマットは異なるため、to_char() 関数等を使って出力フォーマットは揃える必要があります。</text:p>
      <text:p text:style-name="P159"/>
      <text:h text:style-name="P224" text:outline-level="3">SYSDATE</text:h>
      <text:p text:style-name="P172">OracleのSYSDATEは、データベースサーバーが稼動する OS のシステムコールから取得した日付と時刻（年～秒）を元に現在日付をDATE型で戻します。</text:p>
      <text:p text:style-name="P50"><text:span text:style-name="T8">【Oracleの</text:span><text:span text:style-name="T15">SYSDATE</text:span><text:span text:style-name="T12">の使用例</text:span><text:span text:style-name="T8"> 】</text:span></text:p>
      <table:table table:name="表63" table:style-name="表63">
        <table:table-column table:style-name="表63.A"/>
        <table:table-row>
          <table:table-cell table:style-name="表63.A1" office:value-type="string">
            <text:p text:style-name="P103">SQL&gt; select SYSDATE from dual;</text:p>
            <text:p text:style-name="P103"><text:s/></text:p>
            <text:p text:style-name="P103">SYSDATE</text:p>
            <text:p text:style-name="P103">-------------------</text:p>
            <text:p text:style-name="P103">2013-04-22 16:07:15</text:p>
          </table:table-cell>
        </table:table-row>
      </table:table>
      <text:p text:style-name="P34"/>
      <text:p text:style-name="P172"><text:soft-page-break/>一方、PostgreSQLにはSYSDATE関数が存在しないため、前述のCURRENT_DATE、 CURRENT_TIMESTAMPとして置き換えることを検討します。</text:p>
      <text:p text:style-name="P172">なお、PostgreSQLのCURRENT_DATE、 CURRENT_TIMESTAMPは「現在のトランザクションの開始時刻に基づいた値」を返す仕様のため、実際の現在時刻を取得したい場合はCLOCK_TIMESTAMPを利用します。</text:p>
      <text:p text:style-name="P160"/>
      <text:h text:style-name="P224" text:outline-level="3">SYSTIMESTAMP</text:h>
      <text:p text:style-name="P191"><text:span text:style-name="T16">OracleのSYSTIMESTAMPは、</text:span><text:span text:style-name="T15">データベースサーバーが稼動する OS のシステムコールから取得した</text:span><text:span text:style-name="T16">秒の小数部（ミリ秒～ナノ秒）と「タイムゾーンを含む」日付と時間を戻します。</text:span></text:p>
      <text:p text:style-name="P173">PostgreSQLにはSYSTIMESTAMP関数が存在しないため、SYSDATEと同様にCURRENT_TIMESTAMPもしくはCLOCK_TIMESTAMPを利用します。</text:p>
      <text:p text:style-name="P173"/>
      <text:h text:style-name="P225" text:outline-level="3">LAST_DAY</text:h>
      <text:p text:style-name="P174">OracleのLAST_DAYは、引数の日付の月末を求める関数です。</text:p>
      <text:p text:style-name="P52"><text:span text:style-name="T8">【Oracleの</text:span><text:span text:style-name="T18">LAST</text:span><text:span text:style-name="T12">_</text:span><text:span text:style-name="T18">DAY</text:span><text:span text:style-name="T12">の使用例</text:span><text:span text:style-name="T8"> 】</text:span></text:p>
      <table:table table:name="表66" table:style-name="表66">
        <table:table-column table:style-name="表66.A"/>
        <table:table-row>
          <table:table-cell table:style-name="表66.A1" office:value-type="string">
            <text:p text:style-name="P69"><text:span text:style-name="T53">SQL&gt; </text:span><text:span text:style-name="T55">SELECT LAST_DAY('2013/4/22') FROM DUAL;</text:span></text:p>
            <text:p text:style-name="P89"><text:s/></text:p>
            <text:p text:style-name="P69"><text:span text:style-name="T55">LAST</text:span><text:span text:style-name="T53">_</text:span><text:span text:style-name="T55">DAY</text:span></text:p>
            <text:p text:style-name="P89">--------</text:p>
            <text:p text:style-name="P69"><text:span text:style-name="T53">13-04-</text:span><text:span text:style-name="T55">30</text:span></text:p>
          </table:table-cell>
        </table:table-row>
      </table:table>
      <text:p text:style-name="P161"/>
      <text:p text:style-name="P143"><text:span text:style-name="T54">一方、PostgreSQLには</text:span><text:span text:style-name="T55">LAST_DAY</text:span><text:span text:style-name="T54">関数が存在しません。</text:span><text:span text:style-name="T55">LAST_DAY</text:span><text:span text:style-name="T54">関数を呼び出すSQLを書き換えずに移行するためには、同様の計算を行うファンクションを作成する方法があります。</text:span></text:p>
      <text:p text:style-name="P143"><text:span text:style-name="T54">なお、Orafceには</text:span><text:span text:style-name="T55">LAST_DAY</text:span><text:span text:style-name="T54">関数が実装されていますので、Orafceを導入したPostgreSQLではSQLを書き換えずに移行することができます。</text:span></text:p>
      <text:p text:style-name="P142"/>
      <text:p text:style-name="P36">【<text:span text:style-name="T54">Orafce導入済の</text:span><text:span text:style-name="T52">PostgreSQLで</text:span>の<text:span text:style-name="T55">LAST_DAY</text:span><text:span text:style-name="T52">の使用例</text:span>】</text:p>
      <table:table table:name="表67" table:style-name="表67">
        <table:table-column table:style-name="表67.A"/>
        <table:table-row>
          <table:table-cell table:style-name="表67.A1" office:value-type="string">
            <text:p text:style-name="P84"><text:span text:style-name="T79">postgres=#</text:span><text:span text:style-name="T30"> </text:span><text:span text:style-name="T55">SELECT last_day(</text:span><text:span text:style-name="T61">date </text:span><text:span text:style-name="T55">'2013-04-22'); </text:span></text:p>
            <text:p text:style-name="P104">last_day</text:p>
            <text:p text:style-name="P89">------------</text:p>
            <text:p text:style-name="P69"><text:span text:style-name="T53"><text:s/>2013-04-</text:span><text:span text:style-name="T55">30</text:span></text:p>
            <text:p text:style-name="P89">(1 行)</text:p>
          </table:table-cell>
        </table:table-row>
      </table:table>
      <text:p text:style-name="P161"/>
      <text:h text:style-name="P226" text:outline-level="3">NEXT_DAY</text:h>
      <text:p text:style-name="P175">OracleのNEXT_DAYは、指定した曜日で引数の日付より後の最初の日付を求める関数です。</text:p>
      <text:p text:style-name="P53"><text:span text:style-name="T8">【Oracleの</text:span><text:span text:style-name="T19">NEXT</text:span><text:span text:style-name="T12">_</text:span><text:span text:style-name="T18">DAY</text:span><text:span text:style-name="T12">の使用例</text:span><text:span text:style-name="T8"> 】</text:span></text:p>
      <table:table table:name="表68" table:style-name="表68">
        <table:table-column table:style-name="表68.A"/>
        <table:table-row>
          <table:table-cell table:style-name="表68.A1" office:value-type="string">
            <text:p text:style-name="P70"><text:span text:style-name="T53">SQL&gt; </text:span><text:span text:style-name="T56">SELECT NEXT_DAY('2013/4/22','SUNDAY') FROM DUAL;</text:span></text:p>
            <text:p text:style-name="P105"/>
            <text:p text:style-name="P105">NEXT DAY</text:p>
            <text:p text:style-name="P105">----------</text:p>
            <text:p text:style-name="P105">2013-04-28</text:p>
          </table:table-cell>
        </table:table-row>
      </table:table>
      <text:p text:style-name="P162"/>
      <text:p text:style-name="P144"><text:span text:style-name="T54">一方、PostgreSQLには</text:span><text:span text:style-name="T57">NEXT</text:span><text:span text:style-name="T55">_DAY</text:span><text:span text:style-name="T54">関数が存在しません。</text:span><text:span text:style-name="T57">NEXT</text:span><text:span text:style-name="T55">_DAY</text:span><text:span text:style-name="T54">関数を呼び出すSQLを書き換えずに移行するためには、同様の計算を行うファンクションを作成する方法があります。</text:span></text:p>
      <text:p text:style-name="P144"><text:span text:style-name="T54">なお、Orafceには</text:span><text:span text:style-name="T87">NEXT</text:span><text:span text:style-name="T55">_DAY</text:span><text:span text:style-name="T54">関数が実装されていますので、Orafceを導入したPostgreSQLではSQLを書き換えずに移行することができます。</text:span></text:p>
      <text:p text:style-name="P37">【<text:span text:style-name="T54">Orafce導入済の</text:span><text:span text:style-name="T52">PostgreSQLで</text:span>の<text:span text:style-name="T57">NEXT</text:span><text:span text:style-name="T55">_DAY</text:span><text:span text:style-name="T52">の使用例</text:span>】</text:p>
      <table:table table:name="表69" table:style-name="表69">
        <table:table-column table:style-name="表69.A"/>
        <table:table-row>
          <table:table-cell table:style-name="表69.A1" office:value-type="string">
            <text:p text:style-name="P84"><text:span text:style-name="T79">postgres=#</text:span><text:span text:style-name="T30"> </text:span><text:span text:style-name="T57">SELECT next_day(</text:span><text:span text:style-name="T61">date </text:span><text:span text:style-name="T57">'2013-04-22', 'sunday');</text:span></text:p>
            <text:p text:style-name="P71"><text:span text:style-name="T57">next</text:span><text:span text:style-name="T55">_day</text:span></text:p>
            <text:p text:style-name="P90">------------</text:p>
            <text:p text:style-name="P71"><text:span text:style-name="T53"><text:s/>2013-04-</text:span><text:span text:style-name="T57">28</text:span></text:p>
            <text:p text:style-name="P90">(1 行)</text:p>
          </table:table-cell>
        </table:table-row>
      </table:table>
      <text:p text:style-name="P163"/>
      <text:h text:style-name="P227" text:outline-level="3"><text:soft-page-break/>MONTHS_BETWEEN</text:h>
      <text:p text:style-name="P192"><text:span text:style-name="T19">Oracleの</text:span><text:span text:style-name="T20">MONTHS</text:span><text:span text:style-name="T19">_</text:span><text:span text:style-name="T20">BETWEEN</text:span><text:span text:style-name="T19">は、</text:span><text:span text:style-name="T34">2</text:span><text:span text:style-name="T20">番目の引数から</text:span><text:span text:style-name="T34">1</text:span><text:span text:style-name="T20">番目の引数までの月数を求める関数です</text:span><text:span text:style-name="T19">。</text:span></text:p>
      <text:p text:style-name="P54"><text:span text:style-name="T8">【Oracleの</text:span><text:span text:style-name="T20">MONTHS_BETWEEN</text:span><text:span text:style-name="T12">の使用例</text:span><text:span text:style-name="T8"> 】</text:span></text:p>
      <table:table table:name="表70" table:style-name="表70">
        <table:table-column table:style-name="表70.A"/>
        <table:table-row>
          <table:table-cell table:style-name="表70.A1" office:value-type="string">
            <text:p text:style-name="P72"><text:span text:style-name="T53">SQL&gt; </text:span><text:span text:style-name="T58">SELECT MONTHS_BETWEEN('2013/03/15','2012/02/20') FROM DUAL;</text:span></text:p>
            <text:p text:style-name="P106"/>
            <text:p text:style-name="P106">MONTHS_BETWEEN('2013/03/15','2012/02/20')</text:p>
            <text:p text:style-name="P106">-----------------------------------------</text:p>
            <text:p text:style-name="P106"><text:s text:c="31"/>12.8387097</text:p>
          </table:table-cell>
        </table:table-row>
      </table:table>
      <text:p text:style-name="P192"/>
      <text:p text:style-name="P145"><text:span text:style-name="T54">一方、PostgreSQLには</text:span><text:span text:style-name="T59">MONTHS_BETWEEN</text:span><text:span text:style-name="T54">関数が存在しません。</text:span><text:span text:style-name="T59">MONTHS</text:span><text:span text:style-name="T55">_</text:span><text:span text:style-name="T59">BETWEEN</text:span><text:span text:style-name="T54">関数を呼び出すSQLを書き換えずに移行するためには、同様の計算を行うファンクションを作成する方法があります。</text:span></text:p>
      <text:p text:style-name="P145"><text:span text:style-name="T54">なお、Orafceには</text:span><text:span text:style-name="T59">MONTHS_BETWEEN</text:span><text:span text:style-name="T54">関数が実装されていますので、Orafceを導入したPostgreSQLではSQLを書き換えずに移行することができます。</text:span></text:p>
      <text:p text:style-name="P38">【<text:span text:style-name="T54">Orafce導入済の</text:span><text:span text:style-name="T52">PostgreSQLで</text:span>の<text:span text:style-name="T59">MONTHS_BETWEEN</text:span><text:span text:style-name="T52">の使用例</text:span>】</text:p>
      <table:table table:name="表71" table:style-name="表71">
        <table:table-column table:style-name="表71.A"/>
        <table:table-row>
          <table:table-cell table:style-name="表71.A1" office:value-type="string">
            <text:p text:style-name="P84"><text:span text:style-name="T79">postgres=#</text:span><text:span text:style-name="T30"> </text:span><text:span text:style-name="T59">SELECT months_between(</text:span><text:span text:style-name="T61">date </text:span><text:span text:style-name="T59">'2013-03-15', '2012-02-20');</text:span></text:p>
            <text:p text:style-name="P107">months_between</text:p>
            <text:p text:style-name="P91">------------</text:p>
            <text:p text:style-name="P73"><text:span text:style-name="T53"><text:s/></text:span><text:span text:style-name="T58">12.8387097</text:span></text:p>
            <text:p text:style-name="P91">(1 行)</text:p>
          </table:table-cell>
        </table:table-row>
      </table:table>
      <text:p text:style-name="P164"/>
      <text:h text:style-name="P227" text:outline-level="3">ROUND</text:h>
      <text:p text:style-name="P193"><text:span text:style-name="T19">Oracleの</text:span><text:span text:style-name="T21">ROUND</text:span><text:span text:style-name="T19">は、引数の日付</text:span><text:span text:style-name="T21">を書式モデルで指定した単位に丸めた結果を求める</text:span><text:span text:style-name="T20">関数です</text:span><text:span text:style-name="T19">、</text:span></text:p>
      <text:p text:style-name="P55"><text:span text:style-name="T8">【Oracleの</text:span><text:span text:style-name="T21">ROUND</text:span><text:span text:style-name="T12">の使用例</text:span><text:span text:style-name="T8"> 】</text:span></text:p>
      <table:table table:name="表72" table:style-name="表72">
        <table:table-column table:style-name="表72.A"/>
        <table:table-row>
          <table:table-cell table:style-name="表72.A1" office:value-type="string">
            <text:p text:style-name="P74"><text:span text:style-name="T53">SQL&gt; </text:span><text:span text:style-name="T60">SELECT ROUND (TO_DATE ('27-OCT-12'),'YEAR') "New Year" FROM DUAL;</text:span></text:p>
            <text:p text:style-name="P108"/>
            <text:p text:style-name="P108">New Year</text:p>
            <text:p text:style-name="P108">---------</text:p>
            <text:p text:style-name="P108">01-JAN-13</text:p>
          </table:table-cell>
        </table:table-row>
      </table:table>
      <text:p text:style-name="P176"/>
      <text:p text:style-name="P146"><text:span text:style-name="T54">一方、PostgreSQLには日付を引数に取る</text:span><text:span text:style-name="T60">ROUND</text:span><text:span text:style-name="T54">関数は存在しません</text:span><text:span text:style-name="T54"><text:note text:id="ftn4" text:note-class="footnote"><text:note-citation>3</text:note-citation><text:note-body><text:p text:style-name="P239">引数に数値を取り、指定した小数点位置で丸める<text:span text:style-name="T89">ROUND関数は存在します。</text:span></text:p></text:note-body></text:note></text:span><text:span text:style-name="T54">。</text:span><text:span text:style-name="T60">ROUND</text:span><text:span text:style-name="T54">関数を呼び出すSQLを書き換えずに移行するためには、同様の計算を行うファンクションを作成する方法があります。</text:span></text:p>
      <text:p text:style-name="P146"><text:span text:style-name="T54">なお、Orafceには</text:span><text:span text:style-name="T60">ROUND</text:span><text:span text:style-name="T54">関数が実装されていますので、Orafceを導入したPostgreSQLではSQLを書き換えずに移行することができます。</text:span></text:p>
      <text:p text:style-name="P39">【<text:span text:style-name="T54">Orafce導入済の</text:span><text:span text:style-name="T52">PostgreSQLで</text:span>の<text:span text:style-name="T60">ROUND</text:span><text:span text:style-name="T52">の使用例</text:span>】</text:p>
      <table:table table:name="表73" table:style-name="表73">
        <table:table-column table:style-name="表73.A"/>
        <table:table-row>
          <table:table-cell table:style-name="表73.A1" office:value-type="string">
            <text:p text:style-name="P110"><text:span text:style-name="T79">postgres=#</text:span><text:span text:style-name="T30"> </text:span>SELECT round(date '2012-07-12', 'yyyy');</text:p>
            <text:p text:style-name="P108">round</text:p>
            <text:p text:style-name="P92">----------</text:p>
            <text:p text:style-name="P108">2013-01-01</text:p>
            <text:p text:style-name="P92">(1 行)</text:p>
          </table:table-cell>
        </table:table-row>
      </table:table>
      <text:p text:style-name="P165"/>
      <text:p text:style-name="P165"/>
      <text:h text:style-name="P227" text:outline-level="3">TRUNC</text:h>
      <text:p text:style-name="P194"><text:span text:style-name="T19">Oracleの</text:span><text:span text:style-name="T22">TRUNC</text:span><text:span text:style-name="T19">は、引数の日付</text:span><text:span text:style-name="T21">を書式モデルで指定した単位まで切り捨てた結果を求める</text:span><text:span text:style-name="T20">関数です</text:span><text:span text:style-name="T19">。</text:span></text:p>
      <text:p text:style-name="P56"><text:span text:style-name="T8">【Oracleの</text:span><text:span text:style-name="T21">ＴＲＵＮＣ</text:span><text:span text:style-name="T12">の使用例</text:span><text:span text:style-name="T8"> 】</text:span></text:p>
      <table:table table:name="表74" table:style-name="表74">
        <table:table-column table:style-name="表74.A"/>
        <table:table-row>
          <table:table-cell table:style-name="表74.A1" office:value-type="string">
            <text:p text:style-name="P75"><text:span text:style-name="T53">SQL&gt; </text:span><text:span text:style-name="T61">SELECT TRUNC(TO_DATE('27-OCT-12','DD-MON-YY'), 'YEAR') "New Year" FROM DUAL;</text:span></text:p>
            <text:p text:style-name="P111"/>
            <text:p text:style-name="P111">New Year</text:p>
            <text:p text:style-name="P111">---------</text:p>
            <text:p text:style-name="P111">01-JAN-12 </text:p>
          </table:table-cell>
        </table:table-row>
      </table:table>
      <text:p text:style-name="P212"/>
      <text:p text:style-name="P147"><text:soft-page-break/><text:span text:style-name="T54">一方、PostgreSQLには</text:span><text:span text:style-name="T90">日付を引数に取る</text:span><text:span text:style-name="T61">TRUNC</text:span><text:span text:style-name="T54">関数は存在しません</text:span><text:span text:style-name="T54"><text:note text:id="ftn5" text:note-class="footnote"><text:note-citation>4</text:note-citation><text:note-body><text:p text:style-name="P239">引数に数値を取り、指定した小数点位置で切り捨てる<text:span text:style-name="T90">TRUNC関数は存在します。</text:span></text:p></text:note-body></text:note></text:span><text:span text:style-name="T54">。</text:span><text:span text:style-name="T61">TRUNC</text:span><text:span text:style-name="T54">関数を呼び出すSQLを書き換えずに移行するためには、同様の計算を行うファンクションを作成する方法があります。</text:span></text:p>
      <text:p text:style-name="P147"><text:span text:style-name="T54">なお、Orafceには</text:span><text:span text:style-name="T61">TRUNC</text:span><text:span text:style-name="T54">関数が実装されていますので、Orafceを導入したPostgreSQLではSQLを書き換えずに移行することができます。</text:span></text:p>
      <text:p text:style-name="P40">【<text:span text:style-name="T54">Orafce導入済の</text:span><text:span text:style-name="T52">PostgreSQLで</text:span>の<text:span text:style-name="T61">TRUNC</text:span><text:span text:style-name="T52">の使用例</text:span>】</text:p>
      <table:table table:name="表75" table:style-name="表75">
        <table:table-column table:style-name="表75.A"/>
        <table:table-row>
          <table:table-cell table:style-name="表75.A1" office:value-type="string">
            <text:p text:style-name="P113"><text:span text:style-name="T79">postgres=#</text:span><text:span text:style-name="T30"> </text:span>SELECT trunc(date '2012-07-12', 'yyyy'); </text:p>
            <text:p text:style-name="P109">round</text:p>
            <text:p text:style-name="P93">----------</text:p>
            <text:p text:style-name="P75"><text:span text:style-name="T60">201</text:span><text:span text:style-name="T61">2</text:span><text:span text:style-name="T60">-01-01</text:span></text:p>
            <text:p text:style-name="P93">(1 行)</text:p>
          </table:table-cell>
        </table:table-row>
      </table:table>
      <text:p text:style-name="P166"/>
      <text:h text:style-name="P242" text:outline-level="2"><text:bookmark-start text:name="__RefHeading__1852_1643214713"/>変換ファンクション<text:bookmark-end text:name="__RefHeading__1852_1643214713"/></text:h>
      <text:p text:style-name="P28"/>
      <text:h text:style-name="P230" text:outline-level="3">CONVERT</text:h>
      <text:p text:style-name="P203"><text:span text:style-name="T76">Oracle</text:span><text:span text:style-name="T29">のCONVERTは、引数としてchar,dest_char_set,source_char_setを取り、変換対象文字列charを変換前のキャラクタセットsource_char_setから、変換後のキャラクタセットdest_char_setに変換した文字列を戻す関数です。</text:span></text:p>
      <text:p text:style-name="P60"><text:span text:style-name="T8">【Oracleの</text:span><text:span text:style-name="T29">CONVERT</text:span><text:span text:style-name="T12">の使用例</text:span><text:span text:style-name="T8"> 】</text:span></text:p>
      <table:table table:name="表12" table:style-name="表12">
        <table:table-column table:style-name="表12.A"/>
        <table:table-row>
          <table:table-cell table:style-name="表12.A1" office:value-type="string">
            <text:p text:style-name="P120"><text:span text:style-name="T38">※Latin-1(</text:span><text:span text:style-name="T77">WE8ISO8859P1</text:span><text:span text:style-name="T38">)文字列をASCII(US7ASCII)に変換する</text:span></text:p>
            <text:p text:style-name="P82"><text:span text:style-name="T53">SQL&gt; </text:span><text:span text:style-name="T76">SELECT CONVERT('A E I O O A B C D E ', 'US7ASCII', 'WE8ISO8859P1') FROM DUAL; </text:span></text:p>
          </table:table-cell>
        </table:table-row>
      </table:table>
      <text:p text:style-name="P188"/>
      <text:p text:style-name="P188">一方、PostgreSQLにもCONVERT関数が存在しますが、変換前の符号化方式と変換後の符号化方式を引数で与える順序が逆になる点に注意が必要です。</text:p>
      <text:p text:style-name="P44">【<text:span text:style-name="T52">PostgreSQL</text:span>の<text:span text:style-name="T76">CONVERT</text:span><text:span text:style-name="T52">の使用例</text:span>】</text:p>
      <table:table table:name="表13" table:style-name="表13">
        <table:table-column table:style-name="表13.A"/>
        <table:table-row>
          <table:table-cell table:style-name="表13.A1" office:value-type="string">
            <text:p text:style-name="P97">※UTF-8で登録されているデータEUC-JPに変換して表示する</text:p>
            <text:p text:style-name="P84"><text:span text:style-name="T79">postgres=#</text:span><text:span text:style-name="T30"> </text:span><text:span text:style-name="T76">SELECT convert(kanjiitem,'UTF-8','EUC-JP') FROM abctbl;</text:span></text:p>
          </table:table-cell>
        </table:table-row>
      </table:table>
      <text:p text:style-name="P188"/>
      <text:p text:style-name="P169"><text:span text:style-name="T76">また、</text:span><text:span text:style-name="T78">Oracleで指定できるキャラクタセットとPostgreSQLで指定できる符号化方式は名称が異なるため、引数の書き換えが必要となります。詳細は『Oracle Database グローバリゼーション・サポート・ガイド</text:span><text:span text:style-name="T78"><text:note text:id="ftn2" text:note-class="footnote"><text:note-citation>5</text:note-citation><text:note-body><text:p text:style-name="P204">http://docs.oracle.com/cd/E16338_01/server.112/b56307/applocaledata.htm#i635016</text:p></text:note-body></text:note></text:span><text:span text:style-name="T78">』および</text:span><text:span text:style-name="T78">『PostgreSQL 9.2.0文書</text:span><text:span text:style-name="T78"><text:note text:id="ftn3" text:note-class="footnote"><text:note-citation>6</text:note-citation><text:note-body><text:p text:style-name="P204">http://www.postgresql.jp/document/9.2/html/functions-string.html#CONVERSION-NAMES</text:p></text:note-body></text:note></text:span><text:span text:style-name="T78">』を参照してください。</text:span></text:p>
      <text:p text:style-name="P188"/>
      <text:h text:style-name="P244" text:outline-level="2"><text:bookmark-start text:name="__RefHeading__1957_1663621591"/>エンコーディング・ファンクションおよびデコーディング・ファンクション<text:bookmark-end text:name="__RefHeading__1957_1663621591"/></text:h>
      <text:p text:style-name="P49"/>
      <text:h text:style-name="P228" text:outline-level="3">DECODE</text:h>
      <text:p text:style-name="P199"><text:span text:style-name="T19">Oracleの</text:span><text:span text:style-name="T27">DECODE</text:span><text:span text:style-name="T19">は、</text:span><text:span text:style-name="T27">引数としてexpr,search,resultを取り、exprがsearchと等しい場合に対応するresultを返す</text:span><text:span text:style-name="T20">関数です</text:span><text:span text:style-name="T19">。</text:span></text:p>
      <text:p text:style-name="P58"><text:span text:style-name="T8">【Oracleの</text:span><text:span text:style-name="T27">DECODE</text:span><text:span text:style-name="T12">の使用例</text:span><text:span text:style-name="T8"> 】</text:span></text:p>
      <table:table table:name="表8" table:style-name="表8">
        <table:table-column table:style-name="表8.A"/>
        <table:table-row>
          <table:table-cell table:style-name="表8.A1" office:value-type="string">
            <text:p text:style-name="P79"><text:span text:style-name="T27">※ </text:span><text:span text:style-name="T71">warehouse_idが1の場合「Southlake」、2の場合「San Francisco」</text:span><text:span text:style-name="T27">、3の場合「New Jersey」、</text:span></text:p>
            <text:p text:style-name="P79"><text:span text:style-name="T27">　 4の場合「Seattle」、</text:span><text:span text:style-name="T71">1、2、3、4のいずれでもない場合、「Non domestic」を戻す。</text:span></text:p>
            <text:p text:style-name="P79"><text:span text:style-name="T53">SQL&gt; </text:span><text:span text:style-name="T71">SELECT product_id,DECODE (warehouse_id, 1, 'Southlake', </text:span></text:p>
            <text:p text:style-name="P115"><text:s text:c="29"/>2, 'San Francisco', </text:p>
            <text:p text:style-name="P115"><text:s text:c="29"/>3, 'New Jersey', </text:p>
            <text:p text:style-name="P115"><text:s text:c="29"/>4, 'Seattle',</text:p>
            <text:p text:style-name="P115"><text:s text:c="32"/>'Non domestic') "Location" </text:p>
            <text:p text:style-name="P115"><text:s text:c="2"/>FROM inventories <text:s/>WHERE product_id &lt; 1775 <text:s/>ORDER BY product_id;</text:p>
          </table:table-cell>
        </table:table-row>
      </table:table>
      <text:p text:style-name="P185"/>
      <text:p text:style-name="P178"><text:span text:style-name="T54">PostgreSQLには</text:span><text:span text:style-name="T71">DECODE</text:span><text:span text:style-name="T54">関数が存在しません</text:span><text:span text:style-name="T71">が、CASE式</text:span><text:span text:style-name="T70">に置き換えることで同等の機能を実現できます。</text:span></text:p>
      <text:p text:style-name="P47"><text:span text:style-name="T73">【</text:span><text:span text:style-name="T72">OracleのDECODE使用例をCASE式で</text:span><text:span text:style-name="T52">置換えた例</text:span><text:span text:style-name="T73">】</text:span></text:p>
      <table:table table:name="表9" table:style-name="表9">
        <table:table-column table:style-name="表9.A"/>
        <text:soft-page-break/>
        <table:table-row>
          <table:table-cell table:style-name="表9.A1" office:value-type="string">
            <text:p text:style-name="P117"><text:span text:style-name="T79">postgres=#</text:span><text:span text:style-name="T30"> </text:span>SELECT product_id,</text:p>
            <text:p text:style-name="P112"><text:span text:style-name="T72"><text:s text:c="2"/>CASE</text:span><text:span text:style-name="T71"> warehouse_id</text:span></text:p>
            <text:p text:style-name="P112"><text:span text:style-name="T71"><text:s text:c="4"/></text:span><text:span text:style-name="T72">WHEN</text:span><text:span text:style-name="T71"> 1 </text:span><text:span text:style-name="T72">THEN</text:span><text:span text:style-name="T71"> 'Southlake' </text:span></text:p>
            <text:p text:style-name="P80"><text:span text:style-name="T71"><text:s text:c="4"/></text:span><text:span text:style-name="T72">WHEN </text:span><text:span text:style-name="T71">2 </text:span><text:span text:style-name="T72">THEN </text:span><text:span text:style-name="T71">'San Francisco' </text:span></text:p>
            <text:p text:style-name="P80"><text:span text:style-name="T71"><text:s text:c="4"/></text:span><text:span text:style-name="T72">WHEN</text:span><text:span text:style-name="T71"> 3 </text:span><text:span text:style-name="T72">THEN</text:span><text:span text:style-name="T71"> 'New Jersey'</text:span></text:p>
            <text:p text:style-name="P80"><text:span text:style-name="T71"><text:s text:c="4"/></text:span><text:span text:style-name="T72">WHEN </text:span><text:span text:style-name="T71">4 </text:span><text:span text:style-name="T72">THEN</text:span><text:span text:style-name="T71"> 'Seattle'</text:span></text:p>
            <text:p text:style-name="P80"><text:span text:style-name="T71"><text:s text:c="4"/></text:span><text:span text:style-name="T72">ELSE</text:span><text:span text:style-name="T71"> 'Non domestic</text:span><text:span text:style-name="T72">'</text:span><text:span text:style-name="T71"> </text:span></text:p>
            <text:p text:style-name="P116"><text:s text:c="2"/>FROM inventories <text:s/>WHERE product_id &lt; 1775 <text:s/>ORDER BY product_id;</text:p>
          </table:table-cell>
        </table:table-row>
      </table:table>
      <text:p text:style-name="P167"/>
      <text:p text:style-name="P167"><text:span text:style-name="T54">なお、Orafceには</text:span><text:span text:style-name="T71">DECODE</text:span><text:span text:style-name="T54">関数が実装されていますので、Orafceを導入したPostgreSQLではSQLを書き換えずに移行することができます。</text:span></text:p>
      <text:p text:style-name="P154"/>
      <text:h text:style-name="P245" text:outline-level="2"><text:bookmark-start text:name="__RefHeading__1959_1663621591"/>NULL関連ファンクション<text:bookmark-end text:name="__RefHeading__1959_1663621591"/></text:h>
      <text:h text:style-name="P242" text:outline-level="2" text:is-list-header="true"/>
      <text:h text:style-name="P231" text:outline-level="3">NVL</text:h>
      <text:p text:style-name="P200"><text:span text:style-name="T74">Oracle</text:span><text:span text:style-name="T28">のNVLは、</text:span><text:span text:style-name="T27">引数としてexpr</text:span><text:span text:style-name="T28">1</text:span><text:span text:style-name="T27">,</text:span><text:span text:style-name="T28">expr2</text:span><text:span text:style-name="T27">を取り、expr</text:span><text:span text:style-name="T28">1</text:span><text:span text:style-name="T27">が</text:span><text:span text:style-name="T28">NULLの</text:span><text:span text:style-name="T27">場合</text:span><text:span text:style-name="T28">expr2を、NULLでない場合expr1を</text:span><text:span text:style-name="T27">返す</text:span><text:span text:style-name="T20">関数です</text:span><text:span text:style-name="T19">。</text:span></text:p>
      <text:p text:style-name="P59"><text:span text:style-name="T8">【Oracleの</text:span><text:span text:style-name="T28">NVL</text:span><text:span text:style-name="T12">の使用例</text:span><text:span text:style-name="T8"> 】</text:span></text:p>
      <table:table table:name="表10" table:style-name="表10">
        <table:table-column table:style-name="表10.A"/>
        <table:table-row>
          <table:table-cell table:style-name="表10.A1" office:value-type="string">
            <text:p text:style-name="P81"><text:span text:style-name="T53">SQL&gt; </text:span><text:span text:style-name="T75">SELECT last_name, NVL(TO_CHAR(commission_pct), 'Not Applicable') commission FROM employees;</text:span></text:p>
          </table:table-cell>
        </table:table-row>
      </table:table>
      <text:p text:style-name="P186"/>
      <text:p text:style-name="P177"><text:span text:style-name="T54">PostgreSQLには</text:span><text:span text:style-name="T74">NVL</text:span><text:span text:style-name="T54">関数が存在しません</text:span><text:span text:style-name="T71">が、</text:span><text:span text:style-name="T74">COALESCE関数</text:span><text:span text:style-name="T70">に置き換えることで同等の機能を実現できます。</text:span></text:p>
      <text:p text:style-name="P48"><text:span text:style-name="T73">【</text:span><text:span text:style-name="T72">Oracleの</text:span><text:span text:style-name="T74">NVL</text:span><text:span text:style-name="T72">使用例を</text:span><text:span text:style-name="T74">COALESCE関数</text:span><text:span text:style-name="T72">で</text:span><text:span text:style-name="T52">置換えた例</text:span><text:span text:style-name="T73">】</text:span></text:p>
      <table:table table:name="表11" table:style-name="表11">
        <table:table-column table:style-name="表11.A"/>
        <table:table-row>
          <table:table-cell table:style-name="表11.A1" office:value-type="string">
            <text:p text:style-name="P4"><text:span text:style-name="T79">postgres=#</text:span><text:span text:style-name="T30"> </text:span>SELECT last_name, COALESCE(TO_CHAR(commission_pct), 'Not Applicable') commission</text:p>
            <text:p text:style-name="P118"><text:s text:c="2"/>FROM employees;</text:p>
          </table:table-cell>
        </table:table-row>
      </table:table>
      <text:p text:style-name="P168"/>
      <text:p text:style-name="P189"><text:span text:style-name="T54">なお、Orafceには</text:span><text:span text:style-name="T74">NVL</text:span><text:span text:style-name="T54">関数が実装されていますので、Orafceを導入したPostgreSQLではSQLを書き換えずに移行することができます。</text:span></text:p>
      <text:p text:style-name="P57"/>
      <text:h text:style-name="P237" text:outline-level="1"><text:bookmark-start text:name="__RefHeading__9547_691277234"/>別紙一覧<text:bookmark-end text:name="__RefHeading__9547_691277234"/></text:h>
      <text:list xml:id="list33441368" text:style-name="L1">
        <text:list-item>
          <text:p text:style-name="P213">別紙： 組み込み<text:span text:style-name="T62">関数</text:span>対応表（Oracle-PostgreSQL）</text:p>
        </text:list-item>
      </text:list>
      <text:p text:style-name="P29"/>
      <text:p text:style-name="P26"/>
      <text:p text:style-name="P9">著者</text:p>
      <table:table table:name="表16" table:style-name="表16">
        <table:table-column table:style-name="表16.A" table:number-columns-repeated="3"/>
        <table:table-column table:style-name="表16.D"/>
        <table:table-row>
          <table:table-cell table:style-name="表16.A1" office:value-type="string">
            <text:p text:style-name="P131">版</text:p>
          </table:table-cell>
          <table:table-cell table:style-name="表16.A1" office:value-type="string">
            <text:p text:style-name="P129">所属企業・団体名</text:p>
          </table:table-cell>
          <table:table-cell table:style-name="表16.A1" office:value-type="string">
            <text:p text:style-name="P131">部署名</text:p>
          </table:table-cell>
          <table:table-cell table:style-name="表16.D1" office:value-type="string">
            <text:p text:style-name="P131">氏名</text:p>
          </table:table-cell>
        </table:table-row>
        <table:table-row>
          <table:table-cell table:style-name="表16.A3" table:number-rows-spanned="2" office:value-type="string">
            <text:p text:style-name="P64"><text:span text:style-name="T81">組み込み関数移行調査編</text:span> <text:span text:style-name="T81">1.</text:span><text:span text:style-name="T83">0</text:span></text:p>
            <text:p text:style-name="P64">（<text:span text:style-name="T81">2012</text:span>年度 WG<text:span text:style-name="T81">2</text:span>）</text:p>
          </table:table-cell>
          <table:table-cell table:style-name="表16.C2" office:value-type="string">
            <text:p text:style-name="P126"><text:span text:style-name="T81">TIS</text:span><text:span text:style-name="T32">株式会社</text:span></text:p>
          </table:table-cell>
          <table:table-cell table:style-name="表16.C2" office:value-type="string">
            <text:p text:style-name="P64">戦略技術センター</text:p>
          </table:table-cell>
          <table:table-cell table:style-name="表16.D2" office:value-type="string">
            <text:p text:style-name="P64">中西 剛紀</text:p>
          </table:table-cell>
        </table:table-row>
        <table:table-row>
          <table:covered-table-cell/>
          <table:table-cell table:style-name="表16.C3" office:value-type="string">
            <text:p text:style-name="P126"/>
          </table:table-cell>
          <table:table-cell table:style-name="表16.C3" office:value-type="string">
            <text:p text:style-name="P126"/>
          </table:table-cell>
          <table:table-cell table:style-name="表16.D3" office:value-type="string">
            <text:p text:style-name="P126"/>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2" svg:font-family="Mangal"/>
    <style:font-face style:name="OpenSymbol" svg:font-family="OpenSymbol"/>
    <style:font-face style:name="courier" svg:font-family="courier, sans-serif"/>
    <style:font-face style:name="ＭＳ ゴシック3" svg:font-family="'ＭＳ ゴシック'" style:font-family-generic="modern"/>
    <style:font-face style:name="ＭＳ 明朝" svg:font-family="'ＭＳ 明朝', 'MS Mincho'" style:font-family-generic="roman"/>
    <style:font-face style:name="ＭＳ....." svg:font-family="ＭＳ....., ＭＳt..." style:font-family-generic="swiss"/>
    <style:font-face style:name="Courier New" svg:font-family="'Courier New'" style:font-family-generic="modern" style:font-pitch="fixed"/>
    <style:font-face style:name="IPAゴシック"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5"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1" svg:font-family="IPAゴシック" style:font-family-generic="modern" style:font-pitch="variable"/>
    <style:font-face style:name="Times New Roman1" svg:font-family="'Times New Roman'" style:font-family-generic="modern" style:font-pitch="variable"/>
    <style:font-face style:name="ＭＳ ゴシック4"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1"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ＭＳ ゴシック" fo:font-size="24pt" fo:font-weight="bold" style:font-name-asian="ＭＳ ゴシック5"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ＭＳ ゴシック1" fo:font-size="16pt" style:font-name-asian="ＭＳ ゴシック1" style:font-size-asian="16pt"/>
    </style:style>
    <style:style style:name="Object_20_index_20_heading" style:display-name="Object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100%"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100%"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100%"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100%"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paragraph-properties fo:margin="100%" fo:margin-left="0.667cm" fo:margin-right="0cm" fo:margin-top="0cm" fo:margin-bottom="0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100%"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100%" fo:margin-left="1.334cm" fo:margin-right="0cm" fo:margin-top="0cm" fo:margin-bottom="0cm" style: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100%"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100%"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100%"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100%"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100%" fo:margin-left="1.058cm" fo:margin-right="0cm" fo:margin-top="0cm" fo:margin-bottom="0cm" style:contextual-spacing="false" fo:line-height="0.423cm"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ＭＳ Ｐゴシック2"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xample" style:family="text">
      <style:text-properties style:font-name="Courier New" style:font-name-asian="ＭＳ Ｐゴシック2" style:font-name-complex="Courier New"/>
    </style:style>
    <style:style style:name="Source_20_Text" style:display-name="Source Text" style:family="text">
      <style:text-properties style:font-name="Courier New" style:font-name-asian="ＭＳ Ｐゴシック2" style:font-name-complex="Courier New"/>
    </style:style>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2" fo:font-size="6pt" style:font-size-asian="6pt" style:font-size-complex="6pt"/>
    </style:style>
    <style:style style:name="MP4" style:family="paragraph">
      <style:text-properties style:font-name="IPAゴシック" fo:font-size="6pt" style:font-size-asian="6pt" style:font-size-complex="6pt"/>
    </style:style>
    <style:style style:name="MT1" style:family="text">
      <style:text-properties style:font-name="ＭＳ ゴシック2" fo:font-size="6pt" style:font-size-asian="6pt" style:font-size-complex="6pt"/>
    </style:style>
    <style:style style:name="MT2" style:family="text">
      <style:text-properties style:language-asian="ja" style:country-asian="JP"/>
    </style:style>
    <style:style style:name="MT3" style:family="text">
      <style:text-properties style:font-name="IPAゴシック"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2"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15</text:page-number><text:span text:style-name="MT2">/</text:span><text:span text:style-name="MT2"><text:page-count>15</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31"><draw:image xlink:href="Pictures/100000000000049D0000015E34831C08.jpg" xlink:type="simple" xlink:show="embed" xlink:actuate="onLoad"/></draw:frame></text:p>
      </style:header>
      <style:footer>
        <text:p text:style-name="Footer"><draw:frame text:anchor-type="paragraph" draw:z-index="1" draw:style-name="Mgr1" draw:text-style-name="MP4" svg:width="4.516cm" svg:height="0.458cm" svg:x="12.541cm" svg:y="0.071cm"><draw:text-box><text:p text:style-name="MP2"><text:span text:style-name="MT3">© 2013 PostgreSQL Enterprise Consortium</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29"><draw:image xlink:href="Pictures/100000000000049D0000015E34831C08.jpg" xlink:type="simple" xlink:show="embed" xlink:actuate="onLoad"/></draw:frame></text:p>
      </style:header>
      <style:footer>
        <text:p text:style-name="MP1"><draw:frame text:anchor-type="paragraph" draw:z-index="16" draw:style-name="Mgr1" draw:text-style-name="MP4" svg:width="4.691cm" svg:height="0.458cm" svg:x="12.367cm" svg:y="0.071cm"><draw:text-box><text:p text:style-name="MP2"><text:span text:style-name="MT3">© 2013 PostgreSQL Enterprise Consortium</text:span></text:p></draw:text-box></draw:frame><text:page-number text:select-page="current">15</text:page-number><text:span text:style-name="MT2">/</text:span><text:span text:style-name="MT2"><text:page-count>15</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23"><draw:image xlink:href="Pictures/100000000000049D0000015E34831C08.jpg" xlink:type="simple" xlink:show="embed" xlink:actuate="onLoad"/></draw:frame></text:p>
      </style:header>
      <style:footer>
        <text:p text:style-name="MP1"><draw:frame text:anchor-type="paragraph" draw:z-index="9" draw:style-name="Mgr1" draw:text-style-name="MP4" svg:width="4.795cm" svg:height="0.458cm" svg:x="12.263cm" svg:y="0.071cm"><draw:text-box><text:p text:style-name="MP2"><text:span text:style-name="MT3">© 2013 PostgreSQL Enterprise Consortium</text:span></text:p></draw:text-box></draw:frame><text:page-number text:select-page="current">14</text:page-number><text:span text:style-name="MT2">/</text:span><text:span text:style-name="MT2"><text:page-count>15</text:page-count></text:span></text:p>
      </style:footer>
    </style:master-page>
    <style:master-page style:name="HTML" style:page-layout-name="Mpm6"/>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1DT11H38M37S</meta:editing-duration>
    <meta:editing-cycles>115</meta:editing-cycles>
    <meta:generator>LibreOffice/3.6$Windows_x86 LibreOffice_project/2ef5aff-a6fb0ff-166bdff-cf087ad-0f1389</meta:generator>
    <dc:date>2013-03-28T17:48:50.76</dc:date>
    <dc:title>PGECons技術ドキュメントテンプレート Ver.3</dc:title>
    <meta:print-date>2013-03-13T11:07:36.59</meta:print-date>
    <meta:document-statistic meta:table-count="37" meta:image-count="6" meta:object-count="0" meta:page-count="15" meta:paragraph-count="380" meta:word-count="5827" meta:character-count="12602" meta:non-whitespace-character-count="11926"/>
  </office:meta>
</office:document-meta>
</file>